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Yu Gothic" svg:font-family="'Yu Gothi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6.1cm"/>
    </style:style>
    <style:style style:name="co4" style:family="table-column">
      <style:table-column-properties fo:break-before="auto" style:column-width="5.445cm"/>
    </style:style>
    <style:style style:name="co5" style:family="table-column">
      <style:table-column-properties fo:break-before="auto" style:column-width="2.623cm"/>
    </style:style>
    <style:style style:name="ro1" style:family="table-row">
      <style:table-row-properties style:row-height="1.236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7bc65"/>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data-style-name="N0">
      <style:table-cell-properties fo:background-color="#77bc65"/>
    </style:style>
    <style:style style:name="ce4" style:family="table-cell" style:parent-style-name="Default">
      <style:table-cell-properties fo:background-color="#ff0000"/>
    </style:style>
    <style:style style:name="ce5" style:family="table-cell" style:parent-style-name="Default">
      <style:table-cell-properties fo:wrap-option="wrap"/>
    </style:style>
    <style:style style:name="ce6" style:family="table-cell" style:parent-style-name="Default">
      <style:table-cell-properties fo:background-color="#ff0000" fo:wrap-option="wrap"/>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ce5"/>
        <table:table-column table:style-name="co1" table:number-columns-repeated="2" table:default-cell-style-name="Default"/>
        <table:table-column table:style-name="co4" table:default-cell-style-name="ce5"/>
        <table:table-column table:style-name="co5" table:default-cell-style-name="Default"/>
        <table:table-column table:style-name="co1" table:number-columns-repeated="2" table:default-cell-style-name="Default"/>
        <table:table-row table:style-name="ro1">
          <table:table-cell office:value-type="string" calcext:value-type="string">
            <text:p>Search term</text:p>
          </table:table-cell>
          <table:table-cell table:style-name="ce2" office:value-type="string" calcext:value-type="string">
            <text:p>it</text:p>
          </table:table-cell>
          <table:table-cell table:style-name="ce4" office:value-type="string" calcext:value-type="string">
            <text:p>← Parameters</text:p>
          </table:table-cell>
          <table:table-cell office:value-type="string" calcext:value-type="string">
            <text:p>Used by filter condition. Any mix of parameters can be used, the formula decides what to do with them.</text:p>
          </table:table-cell>
          <table:table-cell table:number-columns-repeated="2"/>
          <table:table-cell table:style-name="ce4" office:value-type="string" calcext:value-type="string">
            <text:p>Input →</text:p>
          </table:table-cell>
          <table:table-cell office:value-type="string" calcext:value-type="string">
            <text:p>Filter condition</text:p>
          </table:table-cell>
          <table:table-cell office:value-type="string" calcext:value-type="string">
            <text:p>Code</text:p>
          </table:table-cell>
          <table:table-cell office:value-type="string" calcext:value-type="string">
            <text:p>Name</text:p>
          </table:table-cell>
        </table:table-row>
        <table:table-row table:style-name="ro2">
          <table:table-cell table:number-columns-repeated="6"/>
          <table:table-cell office:value-type="string" calcext:value-type="string">
            <text:p>The condition is the main backbone of our filter technique; it should return 1 for valid and 0 for invalid records. Here, it checks whether the search term appears anywhere in the name. Complex logic can be implemented using AND, OR and other standard formulae.</text:p>
          </table:table-cell>
          <table:table-cell table:formula="of:=IF(ISERROR(FIND([.$B$1];[.J2]));0;1)" office:value-type="float" office:value="0" calcext:value-type="float">
            <text:p>0</text:p>
          </table:table-cell>
          <table:table-cell table:formula="of:=ROW([.I2])" office:value-type="float" office:value="2" calcext:value-type="float">
            <text:p>2</text:p>
          </table:table-cell>
          <table:table-cell office:value-type="string" calcext:value-type="string">
            <text:p>twilight</text:p>
          </table:table-cell>
        </table:table-row>
        <table:table-row table:style-name="ro3">
          <table:table-cell office:value-type="string" calcext:value-type="string">
            <text:p>F Code</text:p>
          </table:table-cell>
          <table:table-cell office:value-type="string" calcext:value-type="string">
            <text:p>Name (index)</text:p>
          </table:table-cell>
          <table:table-cell office:value-type="string" calcext:value-type="string">
            <text:p>Name (vlookup)</text:p>
          </table:table-cell>
          <table:table-cell table:style-name="ce6" office:value-type="string" calcext:value-type="string">
            <text:p>← Output</text:p>
          </table:table-cell>
          <table:table-cell table:number-columns-repeated="2"/>
          <table:table-cell table:style-name="Default"/>
          <table:table-cell table:formula="of:=IF(ISERROR(FIND([.$B$1];[.J3]));0;1)" office:value-type="float" office:value="0" calcext:value-type="float">
            <text:p>0</text:p>
          </table:table-cell>
          <table:table-cell table:formula="of:=ROW([.I3])" office:value-type="float" office:value="3" calcext:value-type="float">
            <text:p>3</text:p>
          </table:table-cell>
          <table:table-cell office:value-type="string" calcext:value-type="string">
            <text:p>brain</text:p>
          </table:table-cell>
        </table:table-row>
        <table:table-row table:style-name="ro4">
          <table:table-cell table:style-name="ce1" table:formula="of:=COM.MICROSOFT.MINIFS([.I$1:.I$1048576];[.H$1:.H$1048576];1)" office:value-type="float" office:value="13" calcext:value-type="float">
            <text:p>13</text:p>
          </table:table-cell>
          <table:table-cell table:style-name="ce3" table:formula="of:=IF([.$A4]=&quot;&quot;;&quot;&quot;;INDEX([.$I$1:.$J$1048576];[.$A4];2))" office:value-type="string" office:string-value="trait" calcext:value-type="string">
            <text:p>trait</text:p>
          </table:table-cell>
          <table:table-cell table:style-name="ce3" table:formula="of:=IF([.$A4]=&quot;&quot;;&quot;&quot;;VLOOKUP([.$A4];[.$I$1:.$J$1048576];2;0))" office:value-type="string" office:string-value="trait" calcext:value-type="string">
            <text:p>trait</text:p>
          </table:table-cell>
          <table:table-cell office:value-type="string" calcext:value-type="string">
            <text:p>Records are picked up by finding all those which fulfill the filter condition, autosorter to have each appear only once, then using either vlookup or match index to grab the rest of the row. My preference is to set code to row(self), so that the index lookup is simple &amp; efficient.</text:p>
          </table:table-cell>
          <table:table-cell table:number-columns-repeated="2"/>
          <table:table-cell office:value-type="string" calcext:value-type="string">
            <text:p>Additionally, there must be a unique code column (can be hidden) – we use it to grab each records in the autosorter formula. Naturally, sort order will be according to the code.</text:p>
          </table:table-cell>
          <table:table-cell table:formula="of:=IF(ISERROR(FIND([.$B$1];[.J4]));0;1)" office:value-type="float" office:value="0" calcext:value-type="float">
            <text:p>0</text:p>
          </table:table-cell>
          <table:table-cell table:formula="of:=ROW([.I4])" office:value-type="float" office:value="4" calcext:value-type="float">
            <text:p>4</text:p>
          </table:table-cell>
          <table:table-cell office:value-type="string" calcext:value-type="string">
            <text:p>house</text:p>
          </table:table-cell>
        </table:table-row>
        <table:table-row table:style-name="ro3">
          <table:table-cell table:style-name="ce1" table:formula="of:=IF(COM.MICROSOFT.MINIFS([.I$1:.I$1048576];[.I$1:.I$1048576];&quot;&gt;&quot;&amp;[.A4];[.H$1:.H$1048576];1)&gt;[.A4];COM.MICROSOFT.MINIFS([.I$1:.I$1048576];[.I$1:.I$1048576];&quot;&gt;&quot;&amp;[.A4];[.H$1:.H$1048576];1);&quot;&quot;)" office:value-type="float" office:value="19" calcext:value-type="float">
            <text:p>19</text:p>
          </table:table-cell>
          <table:table-cell table:style-name="ce3" table:formula="of:=IF([.$A5]=&quot;&quot;;&quot;&quot;;INDEX([.$I$1:.$J$1048576];[.$A5];2))" office:value-type="string" office:string-value="unit" calcext:value-type="string">
            <text:p>unit</text:p>
          </table:table-cell>
          <table:table-cell table:style-name="ce3" table:formula="of:=IF([.$A5]=&quot;&quot;;&quot;&quot;;VLOOKUP([.$A5];[.$I$1:.$J$1048576];2;0))" office:value-type="string" office:string-value="unit" calcext:value-type="string">
            <text:p>unit</text:p>
          </table:table-cell>
          <table:table-cell table:number-columns-repeated="4"/>
          <table:table-cell table:formula="of:=IF(ISERROR(FIND([.$B$1];[.J5]));0;1)" office:value-type="float" office:value="0" calcext:value-type="float">
            <text:p>0</text:p>
          </table:table-cell>
          <table:table-cell table:formula="of:=ROW([.I5])" office:value-type="float" office:value="5" calcext:value-type="float">
            <text:p>5</text:p>
          </table:table-cell>
          <table:table-cell office:value-type="string" calcext:value-type="string">
            <text:p>cat</text:p>
          </table:table-cell>
        </table:table-row>
        <table:table-row table:style-name="ro3">
          <table:table-cell table:style-name="ce1" table:formula="of:=IF(COM.MICROSOFT.MINIFS([.I$1:.I$1048576];[.I$1:.I$1048576];&quot;&gt;&quot;&amp;[.A5];[.H$1:.H$1048576];1)&gt;[.A5];COM.MICROSOFT.MINIFS([.I$1:.I$1048576];[.I$1:.I$1048576];&quot;&gt;&quot;&amp;[.A5];[.H$1:.H$1048576];1);&quot;&quot;)" office:value-type="float" office:value="20" calcext:value-type="float">
            <text:p>20</text:p>
          </table:table-cell>
          <table:table-cell table:style-name="ce3" table:formula="of:=IF([.$A6]=&quot;&quot;;&quot;&quot;;INDEX([.$I$1:.$J$1048576];[.$A6];2))" office:value-type="string" office:string-value="elite" calcext:value-type="string">
            <text:p>elite</text:p>
          </table:table-cell>
          <table:table-cell table:style-name="ce3" table:formula="of:=IF([.$A6]=&quot;&quot;;&quot;&quot;;VLOOKUP([.$A6];[.$I$1:.$J$1048576];2;0))" office:value-type="string" office:string-value="elite" calcext:value-type="string">
            <text:p>elite</text:p>
          </table:table-cell>
          <table:table-cell table:number-columns-repeated="4"/>
          <table:table-cell table:formula="of:=IF(ISERROR(FIND([.$B$1];[.J6]));0;1)" office:value-type="float" office:value="0" calcext:value-type="float">
            <text:p>0</text:p>
          </table:table-cell>
          <table:table-cell table:formula="of:=ROW([.I6])" office:value-type="float" office:value="6" calcext:value-type="float">
            <text:p>6</text:p>
          </table:table-cell>
          <table:table-cell office:value-type="string" calcext:value-type="string">
            <text:p>disclose</text:p>
          </table:table-cell>
        </table:table-row>
        <table:table-row table:style-name="ro3">
          <table:table-cell table:style-name="ce1" table:formula="of:=IF(COM.MICROSOFT.MINIFS([.I$1:.I$1048576];[.I$1:.I$1048576];&quot;&gt;&quot;&amp;[.A6];[.H$1:.H$1048576];1)&gt;[.A6];COM.MICROSOFT.MINIFS([.I$1:.I$1048576];[.I$1:.I$1048576];&quot;&gt;&quot;&amp;[.A6];[.H$1:.H$1048576];1);&quot;&quot;)" office:value-type="float" office:value="27" calcext:value-type="float">
            <text:p>27</text:p>
          </table:table-cell>
          <table:table-cell table:style-name="ce3" table:formula="of:=IF([.$A7]=&quot;&quot;;&quot;&quot;;INDEX([.$I$1:.$J$1048576];[.$A7];2))" office:value-type="string" office:string-value="orbit" calcext:value-type="string">
            <text:p>orbit</text:p>
          </table:table-cell>
          <table:table-cell table:style-name="ce3" table:formula="of:=IF([.$A7]=&quot;&quot;;&quot;&quot;;VLOOKUP([.$A7];[.$I$1:.$J$1048576];2;0))" office:value-type="string" office:string-value="orbit" calcext:value-type="string">
            <text:p>orbit</text:p>
          </table:table-cell>
          <table:table-cell table:number-columns-repeated="4"/>
          <table:table-cell table:formula="of:=IF(ISERROR(FIND([.$B$1];[.J7]));0;1)" office:value-type="float" office:value="0" calcext:value-type="float">
            <text:p>0</text:p>
          </table:table-cell>
          <table:table-cell table:formula="of:=ROW([.I7])" office:value-type="float" office:value="7" calcext:value-type="float">
            <text:p>7</text:p>
          </table:table-cell>
          <table:table-cell office:value-type="string" calcext:value-type="string">
            <text:p>confuse</text:p>
          </table:table-cell>
        </table:table-row>
        <table:table-row table:style-name="ro3">
          <table:table-cell table:style-name="ce1" table:formula="of:=IF(COM.MICROSOFT.MINIFS([.I$1:.I$1048576];[.I$1:.I$1048576];&quot;&gt;&quot;&amp;[.A7];[.H$1:.H$1048576];1)&gt;[.A7];COM.MICROSOFT.MINIFS([.I$1:.I$1048576];[.I$1:.I$1048576];&quot;&gt;&quot;&amp;[.A7];[.H$1:.H$1048576];1);&quot;&quot;)" office:value-type="float" office:value="29" calcext:value-type="float">
            <text:p>29</text:p>
          </table:table-cell>
          <table:table-cell table:style-name="ce3" table:formula="of:=IF([.$A8]=&quot;&quot;;&quot;&quot;;INDEX([.$I$1:.$J$1048576];[.$A8];2))" office:value-type="string" office:string-value="outfit" calcext:value-type="string">
            <text:p>outfit</text:p>
          </table:table-cell>
          <table:table-cell table:style-name="ce3" table:formula="of:=IF([.$A8]=&quot;&quot;;&quot;&quot;;VLOOKUP([.$A8];[.$I$1:.$J$1048576];2;0))" office:value-type="string" office:string-value="outfit" calcext:value-type="string">
            <text:p>outfit</text:p>
          </table:table-cell>
          <table:table-cell table:number-columns-repeated="4"/>
          <table:table-cell table:formula="of:=IF(ISERROR(FIND([.$B$1];[.J8]));0;1)" office:value-type="float" office:value="0" calcext:value-type="float">
            <text:p>0</text:p>
          </table:table-cell>
          <table:table-cell table:formula="of:=ROW([.I8])" office:value-type="float" office:value="8" calcext:value-type="float">
            <text:p>8</text:p>
          </table:table-cell>
          <table:table-cell office:value-type="string" calcext:value-type="string">
            <text:p>carrot</text:p>
          </table:table-cell>
        </table:table-row>
        <table:table-row table:style-name="ro3">
          <table:table-cell table:style-name="ce1" table:formula="of:=IF(COM.MICROSOFT.MINIFS([.I$1:.I$1048576];[.I$1:.I$1048576];&quot;&gt;&quot;&amp;[.A8];[.H$1:.H$1048576];1)&gt;[.A8];COM.MICROSOFT.MINIFS([.I$1:.I$1048576];[.I$1:.I$1048576];&quot;&gt;&quot;&amp;[.A8];[.H$1:.H$1048576];1);&quot;&quot;)" office:value-type="float" office:value="32" calcext:value-type="float">
            <text:p>32</text:p>
          </table:table-cell>
          <table:table-cell table:style-name="ce3" table:formula="of:=IF([.$A9]=&quot;&quot;;&quot;&quot;;INDEX([.$I$1:.$J$1048576];[.$A9];2))" office:value-type="string" office:string-value="minority" calcext:value-type="string">
            <text:p>minority</text:p>
          </table:table-cell>
          <table:table-cell table:style-name="ce3" table:formula="of:=IF([.$A9]=&quot;&quot;;&quot;&quot;;VLOOKUP([.$A9];[.$I$1:.$J$1048576];2;0))" office:value-type="string" office:string-value="minority" calcext:value-type="string">
            <text:p>minority</text:p>
          </table:table-cell>
          <table:table-cell table:number-columns-repeated="4"/>
          <table:table-cell table:formula="of:=IF(ISERROR(FIND([.$B$1];[.J9]));0;1)" office:value-type="float" office:value="0" calcext:value-type="float">
            <text:p>0</text:p>
          </table:table-cell>
          <table:table-cell table:formula="of:=ROW([.I9])" office:value-type="float" office:value="9" calcext:value-type="float">
            <text:p>9</text:p>
          </table:table-cell>
          <table:table-cell office:value-type="string" calcext:value-type="string">
            <text:p>officer</text:p>
          </table:table-cell>
        </table:table-row>
        <table:table-row table:style-name="ro3">
          <table:table-cell table:style-name="ce1" table:formula="of:=IF(COM.MICROSOFT.MINIFS([.I$1:.I$1048576];[.I$1:.I$1048576];&quot;&gt;&quot;&amp;[.A9];[.H$1:.H$1048576];1)&gt;[.A9];COM.MICROSOFT.MINIFS([.I$1:.I$1048576];[.I$1:.I$1048576];&quot;&gt;&quot;&amp;[.A9];[.H$1:.H$1048576];1);&quot;&quot;)" office:value-type="float" office:value="38" calcext:value-type="float">
            <text:p>38</text:p>
          </table:table-cell>
          <table:table-cell table:style-name="ce3" table:formula="of:=IF([.$A10]=&quot;&quot;;&quot;&quot;;INDEX([.$I$1:.$J$1048576];[.$A10];2))" office:value-type="string" office:string-value="stitch" calcext:value-type="string">
            <text:p>stitch</text:p>
          </table:table-cell>
          <table:table-cell table:style-name="ce3" table:formula="of:=IF([.$A10]=&quot;&quot;;&quot;&quot;;VLOOKUP([.$A10];[.$I$1:.$J$1048576];2;0))" office:value-type="string" office:string-value="stitch" calcext:value-type="string">
            <text:p>stitch</text:p>
          </table:table-cell>
          <table:table-cell table:number-columns-repeated="4"/>
          <table:table-cell table:formula="of:=IF(ISERROR(FIND([.$B$1];[.J10]));0;1)" office:value-type="float" office:value="0" calcext:value-type="float">
            <text:p>0</text:p>
          </table:table-cell>
          <table:table-cell table:formula="of:=ROW([.I10])" office:value-type="float" office:value="10" calcext:value-type="float">
            <text:p>10</text:p>
          </table:table-cell>
          <table:table-cell office:value-type="string" calcext:value-type="string">
            <text:p>cage</text:p>
          </table:table-cell>
        </table:table-row>
        <table:table-row table:style-name="ro3">
          <table:table-cell table:style-name="ce1" table:formula="of:=IF(COM.MICROSOFT.MINIFS([.I$1:.I$1048576];[.I$1:.I$1048576];&quot;&gt;&quot;&amp;[.A10];[.H$1:.H$1048576];1)&gt;[.A10];COM.MICROSOFT.MINIFS([.I$1:.I$1048576];[.I$1:.I$1048576];&quot;&gt;&quot;&amp;[.A10];[.H$1:.H$1048576];1);&quot;&quot;)" office:value-type="float" office:value="99" calcext:value-type="float">
            <text:p>99</text:p>
          </table:table-cell>
          <table:table-cell table:style-name="ce3" table:formula="of:=IF([.$A11]=&quot;&quot;;&quot;&quot;;INDEX([.$I$1:.$J$1048576];[.$A11];2))" office:value-type="string" office:string-value="auditor" calcext:value-type="string">
            <text:p>auditor</text:p>
          </table:table-cell>
          <table:table-cell table:style-name="ce3" table:formula="of:=IF([.$A11]=&quot;&quot;;&quot;&quot;;VLOOKUP([.$A11];[.$I$1:.$J$1048576];2;0))" office:value-type="string" office:string-value="auditor" calcext:value-type="string">
            <text:p>auditor</text:p>
          </table:table-cell>
          <table:table-cell table:number-columns-repeated="4"/>
          <table:table-cell table:formula="of:=IF(ISERROR(FIND([.$B$1];[.J11]));0;1)" office:value-type="float" office:value="0" calcext:value-type="float">
            <text:p>0</text:p>
          </table:table-cell>
          <table:table-cell table:formula="of:=ROW([.I11])" office:value-type="float" office:value="11" calcext:value-type="float">
            <text:p>11</text:p>
          </table:table-cell>
          <table:table-cell office:value-type="string" calcext:value-type="string">
            <text:p>collect</text:p>
          </table:table-cell>
        </table:table-row>
        <table:table-row table:style-name="ro3">
          <table:table-cell table:style-name="ce1" table:formula="of:=IF(COM.MICROSOFT.MINIFS([.I$1:.I$1048576];[.I$1:.I$1048576];&quot;&gt;&quot;&amp;[.A11];[.H$1:.H$1048576];1)&gt;[.A11];COM.MICROSOFT.MINIFS([.I$1:.I$1048576];[.I$1:.I$1048576];&quot;&gt;&quot;&amp;[.A11];[.H$1:.H$1048576];1);&quot;&quot;)">
            <text:p/>
          </table:table-cell>
          <table:table-cell table:style-name="ce3" table:formula="of:=IF([.$A12]=&quot;&quot;;&quot;&quot;;INDEX([.$I$1:.$J$1048576];[.$A12];2))">
            <text:p/>
          </table:table-cell>
          <table:table-cell table:style-name="ce3" table:formula="of:=IF([.$A12]=&quot;&quot;;&quot;&quot;;VLOOKUP([.$A12];[.$I$1:.$J$1048576];2;0))">
            <text:p/>
          </table:table-cell>
          <table:table-cell table:number-columns-repeated="4"/>
          <table:table-cell table:formula="of:=IF(ISERROR(FIND([.$B$1];[.J12]));0;1)" office:value-type="float" office:value="0" calcext:value-type="float">
            <text:p>0</text:p>
          </table:table-cell>
          <table:table-cell table:formula="of:=ROW([.I12])" office:value-type="float" office:value="12" calcext:value-type="float">
            <text:p>12</text:p>
          </table:table-cell>
          <table:table-cell office:value-type="string" calcext:value-type="string">
            <text:p>tropical</text:p>
          </table:table-cell>
        </table:table-row>
        <table:table-row table:style-name="ro3">
          <table:table-cell table:style-name="ce1" table:formula="of:=IF(COM.MICROSOFT.MINIFS([.I$1:.I$1048576];[.I$1:.I$1048576];&quot;&gt;&quot;&amp;[.A12];[.H$1:.H$1048576];1)&gt;[.A12];COM.MICROSOFT.MINIFS([.I$1:.I$1048576];[.I$1:.I$1048576];&quot;&gt;&quot;&amp;[.A12];[.H$1:.H$1048576];1);&quot;&quot;)">
            <text:p/>
          </table:table-cell>
          <table:table-cell table:style-name="ce3" table:formula="of:=IF([.$A13]=&quot;&quot;;&quot;&quot;;INDEX([.$I$1:.$J$1048576];[.$A13];2))">
            <text:p/>
          </table:table-cell>
          <table:table-cell table:style-name="ce3" table:formula="of:=IF([.$A13]=&quot;&quot;;&quot;&quot;;VLOOKUP([.$A13];[.$I$1:.$J$1048576];2;0))">
            <text:p/>
          </table:table-cell>
          <table:table-cell table:number-columns-repeated="4"/>
          <table:table-cell table:formula="of:=IF(ISERROR(FIND([.$B$1];[.J13]));0;1)" office:value-type="float" office:value="1" calcext:value-type="float">
            <text:p>1</text:p>
          </table:table-cell>
          <table:table-cell table:formula="of:=ROW([.I13])" office:value-type="float" office:value="13" calcext:value-type="float">
            <text:p>13</text:p>
          </table:table-cell>
          <table:table-cell office:value-type="string" calcext:value-type="string">
            <text:p>trait</text:p>
          </table:table-cell>
        </table:table-row>
        <table:table-row table:style-name="ro3">
          <table:table-cell table:style-name="ce1" table:formula="of:=IF(COM.MICROSOFT.MINIFS([.I$1:.I$1048576];[.I$1:.I$1048576];&quot;&gt;&quot;&amp;[.A13];[.H$1:.H$1048576];1)&gt;[.A13];COM.MICROSOFT.MINIFS([.I$1:.I$1048576];[.I$1:.I$1048576];&quot;&gt;&quot;&amp;[.A13];[.H$1:.H$1048576];1);&quot;&quot;)">
            <text:p/>
          </table:table-cell>
          <table:table-cell table:style-name="ce3" table:formula="of:=IF([.$A14]=&quot;&quot;;&quot;&quot;;INDEX([.$I$1:.$J$1048576];[.$A14];2))">
            <text:p/>
          </table:table-cell>
          <table:table-cell table:style-name="ce3" table:formula="of:=IF([.$A14]=&quot;&quot;;&quot;&quot;;VLOOKUP([.$A14];[.$I$1:.$J$1048576];2;0))">
            <text:p/>
          </table:table-cell>
          <table:table-cell table:number-columns-repeated="4"/>
          <table:table-cell table:formula="of:=IF(ISERROR(FIND([.$B$1];[.J14]));0;1)" office:value-type="float" office:value="0" calcext:value-type="float">
            <text:p>0</text:p>
          </table:table-cell>
          <table:table-cell table:formula="of:=ROW([.I14])" office:value-type="float" office:value="14" calcext:value-type="float">
            <text:p>14</text:p>
          </table:table-cell>
          <table:table-cell office:value-type="string" calcext:value-type="string">
            <text:p>kidnap</text:p>
          </table:table-cell>
        </table:table-row>
        <table:table-row table:style-name="ro3">
          <table:table-cell table:style-name="ce1" table:formula="of:=IF(COM.MICROSOFT.MINIFS([.I$1:.I$1048576];[.I$1:.I$1048576];&quot;&gt;&quot;&amp;[.A14];[.H$1:.H$1048576];1)&gt;[.A14];COM.MICROSOFT.MINIFS([.I$1:.I$1048576];[.I$1:.I$1048576];&quot;&gt;&quot;&amp;[.A14];[.H$1:.H$1048576];1);&quot;&quot;)">
            <text:p/>
          </table:table-cell>
          <table:table-cell table:style-name="ce3" table:formula="of:=IF([.$A15]=&quot;&quot;;&quot;&quot;;INDEX([.$I$1:.$J$1048576];[.$A15];2))">
            <text:p/>
          </table:table-cell>
          <table:table-cell table:style-name="ce3" table:formula="of:=IF([.$A15]=&quot;&quot;;&quot;&quot;;VLOOKUP([.$A15];[.$I$1:.$J$1048576];2;0))">
            <text:p/>
          </table:table-cell>
          <table:table-cell table:number-columns-repeated="4"/>
          <table:table-cell table:formula="of:=IF(ISERROR(FIND([.$B$1];[.J15]));0;1)" office:value-type="float" office:value="0" calcext:value-type="float">
            <text:p>0</text:p>
          </table:table-cell>
          <table:table-cell table:formula="of:=ROW([.I15])" office:value-type="float" office:value="15" calcext:value-type="float">
            <text:p>15</text:p>
          </table:table-cell>
          <table:table-cell office:value-type="string" calcext:value-type="string">
            <text:p>see</text:p>
          </table:table-cell>
        </table:table-row>
        <table:table-row table:style-name="ro3">
          <table:table-cell table:style-name="ce1" table:formula="of:=IF(COM.MICROSOFT.MINIFS([.I$1:.I$1048576];[.I$1:.I$1048576];&quot;&gt;&quot;&amp;[.A15];[.H$1:.H$1048576];1)&gt;[.A15];COM.MICROSOFT.MINIFS([.I$1:.I$1048576];[.I$1:.I$1048576];&quot;&gt;&quot;&amp;[.A15];[.H$1:.H$1048576];1);&quot;&quot;)">
            <text:p/>
          </table:table-cell>
          <table:table-cell table:style-name="ce3" table:formula="of:=IF([.$A16]=&quot;&quot;;&quot;&quot;;INDEX([.$I$1:.$J$1048576];[.$A16];2))">
            <text:p/>
          </table:table-cell>
          <table:table-cell table:style-name="ce3" table:formula="of:=IF([.$A16]=&quot;&quot;;&quot;&quot;;VLOOKUP([.$A16];[.$I$1:.$J$1048576];2;0))">
            <text:p/>
          </table:table-cell>
          <table:table-cell table:number-columns-repeated="4"/>
          <table:table-cell table:formula="of:=IF(ISERROR(FIND([.$B$1];[.J16]));0;1)" office:value-type="float" office:value="0" calcext:value-type="float">
            <text:p>0</text:p>
          </table:table-cell>
          <table:table-cell table:formula="of:=ROW([.I16])" office:value-type="float" office:value="16" calcext:value-type="float">
            <text:p>16</text:p>
          </table:table-cell>
          <table:table-cell office:value-type="string" calcext:value-type="string">
            <text:p>cycle</text:p>
          </table:table-cell>
        </table:table-row>
        <table:table-row table:style-name="ro3">
          <table:table-cell table:style-name="ce1" table:formula="of:=IF(COM.MICROSOFT.MINIFS([.I$1:.I$1048576];[.I$1:.I$1048576];&quot;&gt;&quot;&amp;[.A16];[.H$1:.H$1048576];1)&gt;[.A16];COM.MICROSOFT.MINIFS([.I$1:.I$1048576];[.I$1:.I$1048576];&quot;&gt;&quot;&amp;[.A16];[.H$1:.H$1048576];1);&quot;&quot;)">
            <text:p/>
          </table:table-cell>
          <table:table-cell table:style-name="ce3" table:formula="of:=IF([.$A17]=&quot;&quot;;&quot;&quot;;INDEX([.$I$1:.$J$1048576];[.$A17];2))">
            <text:p/>
          </table:table-cell>
          <table:table-cell table:style-name="ce3" table:formula="of:=IF([.$A17]=&quot;&quot;;&quot;&quot;;VLOOKUP([.$A17];[.$I$1:.$J$1048576];2;0))">
            <text:p/>
          </table:table-cell>
          <table:table-cell table:number-columns-repeated="4"/>
          <table:table-cell table:formula="of:=IF(ISERROR(FIND([.$B$1];[.J17]));0;1)" office:value-type="float" office:value="0" calcext:value-type="float">
            <text:p>0</text:p>
          </table:table-cell>
          <table:table-cell table:formula="of:=ROW([.I17])" office:value-type="float" office:value="17" calcext:value-type="float">
            <text:p>17</text:p>
          </table:table-cell>
          <table:table-cell office:value-type="string" calcext:value-type="string">
            <text:p>stool</text:p>
          </table:table-cell>
        </table:table-row>
        <table:table-row table:style-name="ro3">
          <table:table-cell table:style-name="ce1" table:formula="of:=IF(COM.MICROSOFT.MINIFS([.I$1:.I$1048576];[.I$1:.I$1048576];&quot;&gt;&quot;&amp;[.A17];[.H$1:.H$1048576];1)&gt;[.A17];COM.MICROSOFT.MINIFS([.I$1:.I$1048576];[.I$1:.I$1048576];&quot;&gt;&quot;&amp;[.A17];[.H$1:.H$1048576];1);&quot;&quot;)">
            <text:p/>
          </table:table-cell>
          <table:table-cell table:style-name="ce3" table:formula="of:=IF([.$A18]=&quot;&quot;;&quot;&quot;;INDEX([.$I$1:.$J$1048576];[.$A18];2))">
            <text:p/>
          </table:table-cell>
          <table:table-cell table:style-name="ce3" table:formula="of:=IF([.$A18]=&quot;&quot;;&quot;&quot;;VLOOKUP([.$A18];[.$I$1:.$J$1048576];2;0))">
            <text:p/>
          </table:table-cell>
          <table:table-cell table:number-columns-repeated="4"/>
          <table:table-cell table:formula="of:=IF(ISERROR(FIND([.$B$1];[.J18]));0;1)" office:value-type="float" office:value="0" calcext:value-type="float">
            <text:p>0</text:p>
          </table:table-cell>
          <table:table-cell table:formula="of:=ROW([.I18])" office:value-type="float" office:value="18" calcext:value-type="float">
            <text:p>18</text:p>
          </table:table-cell>
          <table:table-cell office:value-type="string" calcext:value-type="string">
            <text:p>campaign</text:p>
          </table:table-cell>
        </table:table-row>
        <table:table-row table:style-name="ro3">
          <table:table-cell table:style-name="ce1" table:formula="of:=IF(COM.MICROSOFT.MINIFS([.I$1:.I$1048576];[.I$1:.I$1048576];&quot;&gt;&quot;&amp;[.A18];[.H$1:.H$1048576];1)&gt;[.A18];COM.MICROSOFT.MINIFS([.I$1:.I$1048576];[.I$1:.I$1048576];&quot;&gt;&quot;&amp;[.A18];[.H$1:.H$1048576];1);&quot;&quot;)">
            <text:p/>
          </table:table-cell>
          <table:table-cell table:style-name="ce3" table:formula="of:=IF([.$A19]=&quot;&quot;;&quot;&quot;;INDEX([.$I$1:.$J$1048576];[.$A19];2))">
            <text:p/>
          </table:table-cell>
          <table:table-cell table:style-name="ce3" table:formula="of:=IF([.$A19]=&quot;&quot;;&quot;&quot;;VLOOKUP([.$A19];[.$I$1:.$J$1048576];2;0))">
            <text:p/>
          </table:table-cell>
          <table:table-cell table:number-columns-repeated="4"/>
          <table:table-cell table:formula="of:=IF(ISERROR(FIND([.$B$1];[.J19]));0;1)" office:value-type="float" office:value="1" calcext:value-type="float">
            <text:p>1</text:p>
          </table:table-cell>
          <table:table-cell table:formula="of:=ROW([.I19])" office:value-type="float" office:value="19" calcext:value-type="float">
            <text:p>19</text:p>
          </table:table-cell>
          <table:table-cell office:value-type="string" calcext:value-type="string">
            <text:p>unit</text:p>
          </table:table-cell>
        </table:table-row>
        <table:table-row table:style-name="ro3">
          <table:table-cell table:style-name="ce1" table:formula="of:=IF(COM.MICROSOFT.MINIFS([.I$1:.I$1048576];[.I$1:.I$1048576];&quot;&gt;&quot;&amp;[.A19];[.H$1:.H$1048576];1)&gt;[.A19];COM.MICROSOFT.MINIFS([.I$1:.I$1048576];[.I$1:.I$1048576];&quot;&gt;&quot;&amp;[.A19];[.H$1:.H$1048576];1);&quot;&quot;)">
            <text:p/>
          </table:table-cell>
          <table:table-cell table:style-name="ce3" table:formula="of:=IF([.$A20]=&quot;&quot;;&quot;&quot;;INDEX([.$I$1:.$J$1048576];[.$A20];2))">
            <text:p/>
          </table:table-cell>
          <table:table-cell table:style-name="ce3" table:formula="of:=IF([.$A20]=&quot;&quot;;&quot;&quot;;VLOOKUP([.$A20];[.$I$1:.$J$1048576];2;0))">
            <text:p/>
          </table:table-cell>
          <table:table-cell table:number-columns-repeated="4"/>
          <table:table-cell table:formula="of:=IF(ISERROR(FIND([.$B$1];[.J20]));0;1)" office:value-type="float" office:value="1" calcext:value-type="float">
            <text:p>1</text:p>
          </table:table-cell>
          <table:table-cell table:formula="of:=ROW([.I20])" office:value-type="float" office:value="20" calcext:value-type="float">
            <text:p>20</text:p>
          </table:table-cell>
          <table:table-cell office:value-type="string" calcext:value-type="string">
            <text:p>elite</text:p>
          </table:table-cell>
        </table:table-row>
        <table:table-row table:style-name="ro3">
          <table:table-cell table:style-name="ce1" table:formula="of:=IF(COM.MICROSOFT.MINIFS([.I$1:.I$1048576];[.I$1:.I$1048576];&quot;&gt;&quot;&amp;[.A20];[.H$1:.H$1048576];1)&gt;[.A20];COM.MICROSOFT.MINIFS([.I$1:.I$1048576];[.I$1:.I$1048576];&quot;&gt;&quot;&amp;[.A20];[.H$1:.H$1048576];1);&quot;&quot;)">
            <text:p/>
          </table:table-cell>
          <table:table-cell table:style-name="ce3" table:formula="of:=IF([.$A21]=&quot;&quot;;&quot;&quot;;INDEX([.$I$1:.$J$1048576];[.$A21];2))">
            <text:p/>
          </table:table-cell>
          <table:table-cell table:style-name="ce3" table:formula="of:=IF([.$A21]=&quot;&quot;;&quot;&quot;;VLOOKUP([.$A21];[.$I$1:.$J$1048576];2;0))">
            <text:p/>
          </table:table-cell>
          <table:table-cell table:number-columns-repeated="4"/>
          <table:table-cell table:formula="of:=IF(ISERROR(FIND([.$B$1];[.J21]));0;1)" office:value-type="float" office:value="0" calcext:value-type="float">
            <text:p>0</text:p>
          </table:table-cell>
          <table:table-cell table:formula="of:=ROW([.I21])" office:value-type="float" office:value="21" calcext:value-type="float">
            <text:p>21</text:p>
          </table:table-cell>
          <table:table-cell office:value-type="string" calcext:value-type="string">
            <text:p>act</text:p>
          </table:table-cell>
        </table:table-row>
        <table:table-row table:style-name="ro3">
          <table:table-cell table:style-name="ce1" table:formula="of:=IF(COM.MICROSOFT.MINIFS([.I$1:.I$1048576];[.I$1:.I$1048576];&quot;&gt;&quot;&amp;[.A21];[.H$1:.H$1048576];1)&gt;[.A21];COM.MICROSOFT.MINIFS([.I$1:.I$1048576];[.I$1:.I$1048576];&quot;&gt;&quot;&amp;[.A21];[.H$1:.H$1048576];1);&quot;&quot;)">
            <text:p/>
          </table:table-cell>
          <table:table-cell table:style-name="ce3" table:formula="of:=IF([.$A22]=&quot;&quot;;&quot;&quot;;INDEX([.$I$1:.$J$1048576];[.$A22];2))">
            <text:p/>
          </table:table-cell>
          <table:table-cell table:style-name="ce3" table:formula="of:=IF([.$A22]=&quot;&quot;;&quot;&quot;;VLOOKUP([.$A22];[.$I$1:.$J$1048576];2;0))">
            <text:p/>
          </table:table-cell>
          <table:table-cell table:number-columns-repeated="4"/>
          <table:table-cell table:formula="of:=IF(ISERROR(FIND([.$B$1];[.J22]));0;1)" office:value-type="float" office:value="0" calcext:value-type="float">
            <text:p>0</text:p>
          </table:table-cell>
          <table:table-cell table:formula="of:=ROW([.I22])" office:value-type="float" office:value="22" calcext:value-type="float">
            <text:p>22</text:p>
          </table:table-cell>
          <table:table-cell office:value-type="string" calcext:value-type="string">
            <text:p>ground</text:p>
          </table:table-cell>
        </table:table-row>
        <table:table-row table:style-name="ro3">
          <table:table-cell table:style-name="ce1" table:formula="of:=IF(COM.MICROSOFT.MINIFS([.I$1:.I$1048576];[.I$1:.I$1048576];&quot;&gt;&quot;&amp;[.A22];[.H$1:.H$1048576];1)&gt;[.A22];COM.MICROSOFT.MINIFS([.I$1:.I$1048576];[.I$1:.I$1048576];&quot;&gt;&quot;&amp;[.A22];[.H$1:.H$1048576];1);&quot;&quot;)">
            <text:p/>
          </table:table-cell>
          <table:table-cell table:style-name="ce3" table:formula="of:=IF([.$A23]=&quot;&quot;;&quot;&quot;;INDEX([.$I$1:.$J$1048576];[.$A23];2))">
            <text:p/>
          </table:table-cell>
          <table:table-cell table:style-name="ce3" table:formula="of:=IF([.$A23]=&quot;&quot;;&quot;&quot;;VLOOKUP([.$A23];[.$I$1:.$J$1048576];2;0))">
            <text:p/>
          </table:table-cell>
          <table:table-cell table:number-columns-repeated="4"/>
          <table:table-cell table:formula="of:=IF(ISERROR(FIND([.$B$1];[.J23]));0;1)" office:value-type="float" office:value="0" calcext:value-type="float">
            <text:p>0</text:p>
          </table:table-cell>
          <table:table-cell table:formula="of:=ROW([.I23])" office:value-type="float" office:value="23" calcext:value-type="float">
            <text:p>23</text:p>
          </table:table-cell>
          <table:table-cell office:value-type="string" calcext:value-type="string">
            <text:p>intention</text:p>
          </table:table-cell>
        </table:table-row>
        <table:table-row table:style-name="ro3">
          <table:table-cell table:style-name="ce1" table:formula="of:=IF(COM.MICROSOFT.MINIFS([.I$1:.I$1048576];[.I$1:.I$1048576];&quot;&gt;&quot;&amp;[.A23];[.H$1:.H$1048576];1)&gt;[.A23];COM.MICROSOFT.MINIFS([.I$1:.I$1048576];[.I$1:.I$1048576];&quot;&gt;&quot;&amp;[.A23];[.H$1:.H$1048576];1);&quot;&quot;)">
            <text:p/>
          </table:table-cell>
          <table:table-cell table:style-name="ce3" table:formula="of:=IF([.$A24]=&quot;&quot;;&quot;&quot;;INDEX([.$I$1:.$J$1048576];[.$A24];2))">
            <text:p/>
          </table:table-cell>
          <table:table-cell table:style-name="ce3" table:formula="of:=IF([.$A24]=&quot;&quot;;&quot;&quot;;VLOOKUP([.$A24];[.$I$1:.$J$1048576];2;0))">
            <text:p/>
          </table:table-cell>
          <table:table-cell table:number-columns-repeated="4"/>
          <table:table-cell table:formula="of:=IF(ISERROR(FIND([.$B$1];[.J24]));0;1)" office:value-type="float" office:value="0" calcext:value-type="float">
            <text:p>0</text:p>
          </table:table-cell>
          <table:table-cell table:formula="of:=ROW([.I24])" office:value-type="float" office:value="24" calcext:value-type="float">
            <text:p>24</text:p>
          </table:table-cell>
          <table:table-cell office:value-type="string" calcext:value-type="string">
            <text:p>sleeve</text:p>
          </table:table-cell>
        </table:table-row>
        <table:table-row table:style-name="ro3">
          <table:table-cell table:style-name="ce1" table:formula="of:=IF(COM.MICROSOFT.MINIFS([.I$1:.I$1048576];[.I$1:.I$1048576];&quot;&gt;&quot;&amp;[.A24];[.H$1:.H$1048576];1)&gt;[.A24];COM.MICROSOFT.MINIFS([.I$1:.I$1048576];[.I$1:.I$1048576];&quot;&gt;&quot;&amp;[.A24];[.H$1:.H$1048576];1);&quot;&quot;)">
            <text:p/>
          </table:table-cell>
          <table:table-cell table:style-name="ce3" table:formula="of:=IF([.$A25]=&quot;&quot;;&quot;&quot;;INDEX([.$I$1:.$J$1048576];[.$A25];2))">
            <text:p/>
          </table:table-cell>
          <table:table-cell table:style-name="ce3" table:formula="of:=IF([.$A25]=&quot;&quot;;&quot;&quot;;VLOOKUP([.$A25];[.$I$1:.$J$1048576];2;0))">
            <text:p/>
          </table:table-cell>
          <table:table-cell table:number-columns-repeated="4"/>
          <table:table-cell table:formula="of:=IF(ISERROR(FIND([.$B$1];[.J25]));0;1)" office:value-type="float" office:value="0" calcext:value-type="float">
            <text:p>0</text:p>
          </table:table-cell>
          <table:table-cell table:formula="of:=ROW([.I25])" office:value-type="float" office:value="25" calcext:value-type="float">
            <text:p>25</text:p>
          </table:table-cell>
          <table:table-cell office:value-type="string" calcext:value-type="string">
            <text:p>mechanism</text:p>
          </table:table-cell>
        </table:table-row>
        <table:table-row table:style-name="ro3">
          <table:table-cell table:style-name="ce1" table:formula="of:=IF(COM.MICROSOFT.MINIFS([.I$1:.I$1048576];[.I$1:.I$1048576];&quot;&gt;&quot;&amp;[.A25];[.H$1:.H$1048576];1)&gt;[.A25];COM.MICROSOFT.MINIFS([.I$1:.I$1048576];[.I$1:.I$1048576];&quot;&gt;&quot;&amp;[.A25];[.H$1:.H$1048576];1);&quot;&quot;)">
            <text:p/>
          </table:table-cell>
          <table:table-cell table:style-name="ce3" table:formula="of:=IF([.$A26]=&quot;&quot;;&quot;&quot;;INDEX([.$I$1:.$J$1048576];[.$A26];2))">
            <text:p/>
          </table:table-cell>
          <table:table-cell table:style-name="ce3" table:formula="of:=IF([.$A26]=&quot;&quot;;&quot;&quot;;VLOOKUP([.$A26];[.$I$1:.$J$1048576];2;0))">
            <text:p/>
          </table:table-cell>
          <table:table-cell table:number-columns-repeated="4"/>
          <table:table-cell table:formula="of:=IF(ISERROR(FIND([.$B$1];[.J26]));0;1)" office:value-type="float" office:value="0" calcext:value-type="float">
            <text:p>0</text:p>
          </table:table-cell>
          <table:table-cell table:formula="of:=ROW([.I26])" office:value-type="float" office:value="26" calcext:value-type="float">
            <text:p>26</text:p>
          </table:table-cell>
          <table:table-cell office:value-type="string" calcext:value-type="string">
            <text:p>number</text:p>
          </table:table-cell>
        </table:table-row>
        <table:table-row table:style-name="ro3">
          <table:table-cell table:style-name="ce1" table:formula="of:=IF(COM.MICROSOFT.MINIFS([.I$1:.I$1048576];[.I$1:.I$1048576];&quot;&gt;&quot;&amp;[.A26];[.H$1:.H$1048576];1)&gt;[.A26];COM.MICROSOFT.MINIFS([.I$1:.I$1048576];[.I$1:.I$1048576];&quot;&gt;&quot;&amp;[.A26];[.H$1:.H$1048576];1);&quot;&quot;)">
            <text:p/>
          </table:table-cell>
          <table:table-cell table:style-name="ce3" table:formula="of:=IF([.$A27]=&quot;&quot;;&quot;&quot;;INDEX([.$I$1:.$J$1048576];[.$A27];2))">
            <text:p/>
          </table:table-cell>
          <table:table-cell table:style-name="ce3" table:formula="of:=IF([.$A27]=&quot;&quot;;&quot;&quot;;VLOOKUP([.$A27];[.$I$1:.$J$1048576];2;0))">
            <text:p/>
          </table:table-cell>
          <table:table-cell table:number-columns-repeated="4"/>
          <table:table-cell table:formula="of:=IF(ISERROR(FIND([.$B$1];[.J27]));0;1)" office:value-type="float" office:value="1" calcext:value-type="float">
            <text:p>1</text:p>
          </table:table-cell>
          <table:table-cell table:formula="of:=ROW([.I27])" office:value-type="float" office:value="27" calcext:value-type="float">
            <text:p>27</text:p>
          </table:table-cell>
          <table:table-cell office:value-type="string" calcext:value-type="string">
            <text:p>orbit</text:p>
          </table:table-cell>
        </table:table-row>
        <table:table-row table:style-name="ro3">
          <table:table-cell table:style-name="ce1" table:formula="of:=IF(COM.MICROSOFT.MINIFS([.I$1:.I$1048576];[.I$1:.I$1048576];&quot;&gt;&quot;&amp;[.A27];[.H$1:.H$1048576];1)&gt;[.A27];COM.MICROSOFT.MINIFS([.I$1:.I$1048576];[.I$1:.I$1048576];&quot;&gt;&quot;&amp;[.A27];[.H$1:.H$1048576];1);&quot;&quot;)">
            <text:p/>
          </table:table-cell>
          <table:table-cell table:style-name="ce3" table:formula="of:=IF([.$A28]=&quot;&quot;;&quot;&quot;;INDEX([.$I$1:.$J$1048576];[.$A28];2))">
            <text:p/>
          </table:table-cell>
          <table:table-cell table:style-name="ce3" table:formula="of:=IF([.$A28]=&quot;&quot;;&quot;&quot;;VLOOKUP([.$A28];[.$I$1:.$J$1048576];2;0))">
            <text:p/>
          </table:table-cell>
          <table:table-cell table:number-columns-repeated="4"/>
          <table:table-cell table:formula="of:=IF(ISERROR(FIND([.$B$1];[.J28]));0;1)" office:value-type="float" office:value="0" calcext:value-type="float">
            <text:p>0</text:p>
          </table:table-cell>
          <table:table-cell table:formula="of:=ROW([.I28])" office:value-type="float" office:value="28" calcext:value-type="float">
            <text:p>28</text:p>
          </table:table-cell>
          <table:table-cell office:value-type="string" calcext:value-type="string">
            <text:p>prevent</text:p>
          </table:table-cell>
        </table:table-row>
        <table:table-row table:style-name="ro3">
          <table:table-cell table:style-name="ce1" table:formula="of:=IF(COM.MICROSOFT.MINIFS([.I$1:.I$1048576];[.I$1:.I$1048576];&quot;&gt;&quot;&amp;[.A28];[.H$1:.H$1048576];1)&gt;[.A28];COM.MICROSOFT.MINIFS([.I$1:.I$1048576];[.I$1:.I$1048576];&quot;&gt;&quot;&amp;[.A28];[.H$1:.H$1048576];1);&quot;&quot;)">
            <text:p/>
          </table:table-cell>
          <table:table-cell table:style-name="ce3" table:formula="of:=IF([.$A29]=&quot;&quot;;&quot;&quot;;INDEX([.$I$1:.$J$1048576];[.$A29];2))">
            <text:p/>
          </table:table-cell>
          <table:table-cell table:style-name="ce3" table:formula="of:=IF([.$A29]=&quot;&quot;;&quot;&quot;;VLOOKUP([.$A29];[.$I$1:.$J$1048576];2;0))">
            <text:p/>
          </table:table-cell>
          <table:table-cell table:number-columns-repeated="4"/>
          <table:table-cell table:formula="of:=IF(ISERROR(FIND([.$B$1];[.J29]));0;1)" office:value-type="float" office:value="1" calcext:value-type="float">
            <text:p>1</text:p>
          </table:table-cell>
          <table:table-cell table:formula="of:=ROW([.I29])" office:value-type="float" office:value="29" calcext:value-type="float">
            <text:p>29</text:p>
          </table:table-cell>
          <table:table-cell office:value-type="string" calcext:value-type="string">
            <text:p>outfit</text:p>
          </table:table-cell>
        </table:table-row>
        <table:table-row table:style-name="ro3">
          <table:table-cell table:style-name="ce1" table:formula="of:=IF(COM.MICROSOFT.MINIFS([.I$1:.I$1048576];[.I$1:.I$1048576];&quot;&gt;&quot;&amp;[.A29];[.H$1:.H$1048576];1)&gt;[.A29];COM.MICROSOFT.MINIFS([.I$1:.I$1048576];[.I$1:.I$1048576];&quot;&gt;&quot;&amp;[.A29];[.H$1:.H$1048576];1);&quot;&quot;)">
            <text:p/>
          </table:table-cell>
          <table:table-cell table:style-name="ce3" table:formula="of:=IF([.$A30]=&quot;&quot;;&quot;&quot;;INDEX([.$I$1:.$J$1048576];[.$A30];2))">
            <text:p/>
          </table:table-cell>
          <table:table-cell table:style-name="ce3" table:formula="of:=IF([.$A30]=&quot;&quot;;&quot;&quot;;VLOOKUP([.$A30];[.$I$1:.$J$1048576];2;0))">
            <text:p/>
          </table:table-cell>
          <table:table-cell table:number-columns-repeated="4"/>
          <table:table-cell table:formula="of:=IF(ISERROR(FIND([.$B$1];[.J30]));0;1)" office:value-type="float" office:value="0" calcext:value-type="float">
            <text:p>0</text:p>
          </table:table-cell>
          <table:table-cell table:formula="of:=ROW([.I30])" office:value-type="float" office:value="30" calcext:value-type="float">
            <text:p>30</text:p>
          </table:table-cell>
          <table:table-cell office:value-type="string" calcext:value-type="string">
            <text:p>abolish</text:p>
          </table:table-cell>
        </table:table-row>
        <table:table-row table:style-name="ro3">
          <table:table-cell table:style-name="ce1" table:formula="of:=IF(COM.MICROSOFT.MINIFS([.I$1:.I$1048576];[.I$1:.I$1048576];&quot;&gt;&quot;&amp;[.A30];[.H$1:.H$1048576];1)&gt;[.A30];COM.MICROSOFT.MINIFS([.I$1:.I$1048576];[.I$1:.I$1048576];&quot;&gt;&quot;&amp;[.A30];[.H$1:.H$1048576];1);&quot;&quot;)">
            <text:p/>
          </table:table-cell>
          <table:table-cell table:style-name="ce3" table:formula="of:=IF([.$A31]=&quot;&quot;;&quot;&quot;;INDEX([.$I$1:.$J$1048576];[.$A31];2))">
            <text:p/>
          </table:table-cell>
          <table:table-cell table:style-name="ce3" table:formula="of:=IF([.$A31]=&quot;&quot;;&quot;&quot;;VLOOKUP([.$A31];[.$I$1:.$J$1048576];2;0))">
            <text:p/>
          </table:table-cell>
          <table:table-cell table:number-columns-repeated="4"/>
          <table:table-cell table:formula="of:=IF(ISERROR(FIND([.$B$1];[.J31]));0;1)" office:value-type="float" office:value="0" calcext:value-type="float">
            <text:p>0</text:p>
          </table:table-cell>
          <table:table-cell table:formula="of:=ROW([.I31])" office:value-type="float" office:value="31" calcext:value-type="float">
            <text:p>31</text:p>
          </table:table-cell>
          <table:table-cell office:value-type="string" calcext:value-type="string">
            <text:p>berry</text:p>
          </table:table-cell>
        </table:table-row>
        <table:table-row table:style-name="ro3">
          <table:table-cell table:style-name="ce1" table:formula="of:=IF(COM.MICROSOFT.MINIFS([.I$1:.I$1048576];[.I$1:.I$1048576];&quot;&gt;&quot;&amp;[.A31];[.H$1:.H$1048576];1)&gt;[.A31];COM.MICROSOFT.MINIFS([.I$1:.I$1048576];[.I$1:.I$1048576];&quot;&gt;&quot;&amp;[.A31];[.H$1:.H$1048576];1);&quot;&quot;)">
            <text:p/>
          </table:table-cell>
          <table:table-cell table:style-name="ce3" table:formula="of:=IF([.$A32]=&quot;&quot;;&quot;&quot;;INDEX([.$I$1:.$J$1048576];[.$A32];2))">
            <text:p/>
          </table:table-cell>
          <table:table-cell table:style-name="ce3" table:formula="of:=IF([.$A32]=&quot;&quot;;&quot;&quot;;VLOOKUP([.$A32];[.$I$1:.$J$1048576];2;0))">
            <text:p/>
          </table:table-cell>
          <table:table-cell table:number-columns-repeated="4"/>
          <table:table-cell table:formula="of:=IF(ISERROR(FIND([.$B$1];[.J32]));0;1)" office:value-type="float" office:value="1" calcext:value-type="float">
            <text:p>1</text:p>
          </table:table-cell>
          <table:table-cell table:formula="of:=ROW([.I32])" office:value-type="float" office:value="32" calcext:value-type="float">
            <text:p>32</text:p>
          </table:table-cell>
          <table:table-cell office:value-type="string" calcext:value-type="string">
            <text:p>minority</text:p>
          </table:table-cell>
        </table:table-row>
        <table:table-row table:style-name="ro3">
          <table:table-cell table:style-name="ce1" table:formula="of:=IF(COM.MICROSOFT.MINIFS([.I$1:.I$1048576];[.I$1:.I$1048576];&quot;&gt;&quot;&amp;[.A32];[.H$1:.H$1048576];1)&gt;[.A32];COM.MICROSOFT.MINIFS([.I$1:.I$1048576];[.I$1:.I$1048576];&quot;&gt;&quot;&amp;[.A32];[.H$1:.H$1048576];1);&quot;&quot;)">
            <text:p/>
          </table:table-cell>
          <table:table-cell table:style-name="ce3" table:formula="of:=IF([.$A33]=&quot;&quot;;&quot;&quot;;INDEX([.$I$1:.$J$1048576];[.$A33];2))">
            <text:p/>
          </table:table-cell>
          <table:table-cell table:style-name="ce3" table:formula="of:=IF([.$A33]=&quot;&quot;;&quot;&quot;;VLOOKUP([.$A33];[.$I$1:.$J$1048576];2;0))">
            <text:p/>
          </table:table-cell>
          <table:table-cell table:number-columns-repeated="4"/>
          <table:table-cell table:formula="of:=IF(ISERROR(FIND([.$B$1];[.J33]));0;1)" office:value-type="float" office:value="0" calcext:value-type="float">
            <text:p>0</text:p>
          </table:table-cell>
          <table:table-cell table:formula="of:=ROW([.I33])" office:value-type="float" office:value="33" calcext:value-type="float">
            <text:p>33</text:p>
          </table:table-cell>
          <table:table-cell office:value-type="string" calcext:value-type="string">
            <text:p>call</text:p>
          </table:table-cell>
        </table:table-row>
        <table:table-row table:style-name="ro3">
          <table:table-cell table:style-name="ce1" table:formula="of:=IF(COM.MICROSOFT.MINIFS([.I$1:.I$1048576];[.I$1:.I$1048576];&quot;&gt;&quot;&amp;[.A33];[.H$1:.H$1048576];1)&gt;[.A33];COM.MICROSOFT.MINIFS([.I$1:.I$1048576];[.I$1:.I$1048576];&quot;&gt;&quot;&amp;[.A33];[.H$1:.H$1048576];1);&quot;&quot;)">
            <text:p/>
          </table:table-cell>
          <table:table-cell table:style-name="ce3" table:formula="of:=IF([.$A34]=&quot;&quot;;&quot;&quot;;INDEX([.$I$1:.$J$1048576];[.$A34];2))">
            <text:p/>
          </table:table-cell>
          <table:table-cell table:style-name="ce3" table:formula="of:=IF([.$A34]=&quot;&quot;;&quot;&quot;;VLOOKUP([.$A34];[.$I$1:.$J$1048576];2;0))">
            <text:p/>
          </table:table-cell>
          <table:table-cell table:number-columns-repeated="4"/>
          <table:table-cell table:formula="of:=IF(ISERROR(FIND([.$B$1];[.J34]));0;1)" office:value-type="float" office:value="0" calcext:value-type="float">
            <text:p>0</text:p>
          </table:table-cell>
          <table:table-cell table:formula="of:=ROW([.I34])" office:value-type="float" office:value="34" calcext:value-type="float">
            <text:p>34</text:p>
          </table:table-cell>
          <table:table-cell office:value-type="string" calcext:value-type="string">
            <text:p>crime</text:p>
          </table:table-cell>
        </table:table-row>
        <table:table-row table:style-name="ro3">
          <table:table-cell table:style-name="ce1" table:formula="of:=IF(COM.MICROSOFT.MINIFS([.I$1:.I$1048576];[.I$1:.I$1048576];&quot;&gt;&quot;&amp;[.A34];[.H$1:.H$1048576];1)&gt;[.A34];COM.MICROSOFT.MINIFS([.I$1:.I$1048576];[.I$1:.I$1048576];&quot;&gt;&quot;&amp;[.A34];[.H$1:.H$1048576];1);&quot;&quot;)">
            <text:p/>
          </table:table-cell>
          <table:table-cell table:style-name="ce3" table:formula="of:=IF([.$A35]=&quot;&quot;;&quot;&quot;;INDEX([.$I$1:.$J$1048576];[.$A35];2))">
            <text:p/>
          </table:table-cell>
          <table:table-cell table:style-name="ce3" table:formula="of:=IF([.$A35]=&quot;&quot;;&quot;&quot;;VLOOKUP([.$A35];[.$I$1:.$J$1048576];2;0))">
            <text:p/>
          </table:table-cell>
          <table:table-cell table:number-columns-repeated="4"/>
          <table:table-cell table:formula="of:=IF(ISERROR(FIND([.$B$1];[.J35]));0;1)" office:value-type="float" office:value="0" calcext:value-type="float">
            <text:p>0</text:p>
          </table:table-cell>
          <table:table-cell table:formula="of:=ROW([.I35])" office:value-type="float" office:value="35" calcext:value-type="float">
            <text:p>35</text:p>
          </table:table-cell>
          <table:table-cell office:value-type="string" calcext:value-type="string">
            <text:p>glimpse</text:p>
          </table:table-cell>
        </table:table-row>
        <table:table-row table:style-name="ro3">
          <table:table-cell table:style-name="ce1" table:formula="of:=IF(COM.MICROSOFT.MINIFS([.I$1:.I$1048576];[.I$1:.I$1048576];&quot;&gt;&quot;&amp;[.A35];[.H$1:.H$1048576];1)&gt;[.A35];COM.MICROSOFT.MINIFS([.I$1:.I$1048576];[.I$1:.I$1048576];&quot;&gt;&quot;&amp;[.A35];[.H$1:.H$1048576];1);&quot;&quot;)">
            <text:p/>
          </table:table-cell>
          <table:table-cell table:style-name="ce3" table:formula="of:=IF([.$A36]=&quot;&quot;;&quot;&quot;;INDEX([.$I$1:.$J$1048576];[.$A36];2))">
            <text:p/>
          </table:table-cell>
          <table:table-cell table:style-name="ce3" table:formula="of:=IF([.$A36]=&quot;&quot;;&quot;&quot;;VLOOKUP([.$A36];[.$I$1:.$J$1048576];2;0))">
            <text:p/>
          </table:table-cell>
          <table:table-cell table:number-columns-repeated="4"/>
          <table:table-cell table:formula="of:=IF(ISERROR(FIND([.$B$1];[.J36]));0;1)" office:value-type="float" office:value="0" calcext:value-type="float">
            <text:p>0</text:p>
          </table:table-cell>
          <table:table-cell table:formula="of:=ROW([.I36])" office:value-type="float" office:value="36" calcext:value-type="float">
            <text:p>36</text:p>
          </table:table-cell>
          <table:table-cell office:value-type="string" calcext:value-type="string">
            <text:p>cater</text:p>
          </table:table-cell>
        </table:table-row>
        <table:table-row table:style-name="ro3">
          <table:table-cell table:style-name="ce1" table:formula="of:=IF(COM.MICROSOFT.MINIFS([.I$1:.I$1048576];[.I$1:.I$1048576];&quot;&gt;&quot;&amp;[.A36];[.H$1:.H$1048576];1)&gt;[.A36];COM.MICROSOFT.MINIFS([.I$1:.I$1048576];[.I$1:.I$1048576];&quot;&gt;&quot;&amp;[.A36];[.H$1:.H$1048576];1);&quot;&quot;)">
            <text:p/>
          </table:table-cell>
          <table:table-cell table:style-name="ce3" table:formula="of:=IF([.$A37]=&quot;&quot;;&quot;&quot;;INDEX([.$I$1:.$J$1048576];[.$A37];2))">
            <text:p/>
          </table:table-cell>
          <table:table-cell table:style-name="ce3" table:formula="of:=IF([.$A37]=&quot;&quot;;&quot;&quot;;VLOOKUP([.$A37];[.$I$1:.$J$1048576];2;0))">
            <text:p/>
          </table:table-cell>
          <table:table-cell table:number-columns-repeated="4"/>
          <table:table-cell table:formula="of:=IF(ISERROR(FIND([.$B$1];[.J37]));0;1)" office:value-type="float" office:value="0" calcext:value-type="float">
            <text:p>0</text:p>
          </table:table-cell>
          <table:table-cell table:formula="of:=ROW([.I37])" office:value-type="float" office:value="37" calcext:value-type="float">
            <text:p>37</text:p>
          </table:table-cell>
          <table:table-cell office:value-type="string" calcext:value-type="string">
            <text:p>unpleasant</text:p>
          </table:table-cell>
        </table:table-row>
        <table:table-row table:style-name="ro3">
          <table:table-cell table:style-name="ce1" table:formula="of:=IF(COM.MICROSOFT.MINIFS([.I$1:.I$1048576];[.I$1:.I$1048576];&quot;&gt;&quot;&amp;[.A37];[.H$1:.H$1048576];1)&gt;[.A37];COM.MICROSOFT.MINIFS([.I$1:.I$1048576];[.I$1:.I$1048576];&quot;&gt;&quot;&amp;[.A37];[.H$1:.H$1048576];1);&quot;&quot;)">
            <text:p/>
          </table:table-cell>
          <table:table-cell table:style-name="ce3" table:formula="of:=IF([.$A38]=&quot;&quot;;&quot;&quot;;INDEX([.$I$1:.$J$1048576];[.$A38];2))">
            <text:p/>
          </table:table-cell>
          <table:table-cell table:style-name="ce3" table:formula="of:=IF([.$A38]=&quot;&quot;;&quot;&quot;;VLOOKUP([.$A38];[.$I$1:.$J$1048576];2;0))">
            <text:p/>
          </table:table-cell>
          <table:table-cell table:number-columns-repeated="4"/>
          <table:table-cell table:formula="of:=IF(ISERROR(FIND([.$B$1];[.J38]));0;1)" office:value-type="float" office:value="1" calcext:value-type="float">
            <text:p>1</text:p>
          </table:table-cell>
          <table:table-cell table:formula="of:=ROW([.I38])" office:value-type="float" office:value="38" calcext:value-type="float">
            <text:p>38</text:p>
          </table:table-cell>
          <table:table-cell office:value-type="string" calcext:value-type="string">
            <text:p>stitch</text:p>
          </table:table-cell>
        </table:table-row>
        <table:table-row table:style-name="ro3">
          <table:table-cell table:style-name="ce1" table:formula="of:=IF(COM.MICROSOFT.MINIFS([.I$1:.I$1048576];[.I$1:.I$1048576];&quot;&gt;&quot;&amp;[.A38];[.H$1:.H$1048576];1)&gt;[.A38];COM.MICROSOFT.MINIFS([.I$1:.I$1048576];[.I$1:.I$1048576];&quot;&gt;&quot;&amp;[.A38];[.H$1:.H$1048576];1);&quot;&quot;)">
            <text:p/>
          </table:table-cell>
          <table:table-cell table:style-name="ce3" table:formula="of:=IF([.$A39]=&quot;&quot;;&quot;&quot;;INDEX([.$I$1:.$J$1048576];[.$A39];2))">
            <text:p/>
          </table:table-cell>
          <table:table-cell table:style-name="ce3" table:formula="of:=IF([.$A39]=&quot;&quot;;&quot;&quot;;VLOOKUP([.$A39];[.$I$1:.$J$1048576];2;0))">
            <text:p/>
          </table:table-cell>
          <table:table-cell table:number-columns-repeated="4"/>
          <table:table-cell table:formula="of:=IF(ISERROR(FIND([.$B$1];[.J39]));0;1)" office:value-type="float" office:value="0" calcext:value-type="float">
            <text:p>0</text:p>
          </table:table-cell>
          <table:table-cell table:formula="of:=ROW([.I39])" office:value-type="float" office:value="39" calcext:value-type="float">
            <text:p>39</text:p>
          </table:table-cell>
          <table:table-cell office:value-type="string" calcext:value-type="string">
            <text:p>return</text:p>
          </table:table-cell>
        </table:table-row>
        <table:table-row table:style-name="ro3">
          <table:table-cell table:style-name="ce1" table:formula="of:=IF(COM.MICROSOFT.MINIFS([.I$1:.I$1048576];[.I$1:.I$1048576];&quot;&gt;&quot;&amp;[.A39];[.H$1:.H$1048576];1)&gt;[.A39];COM.MICROSOFT.MINIFS([.I$1:.I$1048576];[.I$1:.I$1048576];&quot;&gt;&quot;&amp;[.A39];[.H$1:.H$1048576];1);&quot;&quot;)">
            <text:p/>
          </table:table-cell>
          <table:table-cell table:style-name="ce3" table:formula="of:=IF([.$A40]=&quot;&quot;;&quot;&quot;;INDEX([.$I$1:.$J$1048576];[.$A40];2))">
            <text:p/>
          </table:table-cell>
          <table:table-cell table:style-name="ce3" table:formula="of:=IF([.$A40]=&quot;&quot;;&quot;&quot;;VLOOKUP([.$A40];[.$I$1:.$J$1048576];2;0))">
            <text:p/>
          </table:table-cell>
          <table:table-cell table:number-columns-repeated="4"/>
          <table:table-cell table:formula="of:=IF(ISERROR(FIND([.$B$1];[.J40]));0;1)" office:value-type="float" office:value="0" calcext:value-type="float">
            <text:p>0</text:p>
          </table:table-cell>
          <table:table-cell table:formula="of:=ROW([.I40])" office:value-type="float" office:value="40" calcext:value-type="float">
            <text:p>40</text:p>
          </table:table-cell>
          <table:table-cell office:value-type="string" calcext:value-type="string">
            <text:p>old</text:p>
          </table:table-cell>
        </table:table-row>
        <table:table-row table:style-name="ro3">
          <table:table-cell table:style-name="ce1" table:formula="of:=IF(COM.MICROSOFT.MINIFS([.I$1:.I$1048576];[.I$1:.I$1048576];&quot;&gt;&quot;&amp;[.A40];[.H$1:.H$1048576];1)&gt;[.A40];COM.MICROSOFT.MINIFS([.I$1:.I$1048576];[.I$1:.I$1048576];&quot;&gt;&quot;&amp;[.A40];[.H$1:.H$1048576];1);&quot;&quot;)">
            <text:p/>
          </table:table-cell>
          <table:table-cell table:style-name="ce3" table:formula="of:=IF([.$A41]=&quot;&quot;;&quot;&quot;;INDEX([.$I$1:.$J$1048576];[.$A41];2))">
            <text:p/>
          </table:table-cell>
          <table:table-cell table:style-name="ce3" table:formula="of:=IF([.$A41]=&quot;&quot;;&quot;&quot;;VLOOKUP([.$A41];[.$I$1:.$J$1048576];2;0))">
            <text:p/>
          </table:table-cell>
          <table:table-cell table:number-columns-repeated="4"/>
          <table:table-cell table:formula="of:=IF(ISERROR(FIND([.$B$1];[.J41]));0;1)" office:value-type="float" office:value="0" calcext:value-type="float">
            <text:p>0</text:p>
          </table:table-cell>
          <table:table-cell table:formula="of:=ROW([.I41])" office:value-type="float" office:value="41" calcext:value-type="float">
            <text:p>41</text:p>
          </table:table-cell>
          <table:table-cell office:value-type="string" calcext:value-type="string">
            <text:p>winter</text:p>
          </table:table-cell>
        </table:table-row>
        <table:table-row table:style-name="ro3">
          <table:table-cell table:style-name="ce1" table:formula="of:=IF(COM.MICROSOFT.MINIFS([.I$1:.I$1048576];[.I$1:.I$1048576];&quot;&gt;&quot;&amp;[.A41];[.H$1:.H$1048576];1)&gt;[.A41];COM.MICROSOFT.MINIFS([.I$1:.I$1048576];[.I$1:.I$1048576];&quot;&gt;&quot;&amp;[.A41];[.H$1:.H$1048576];1);&quot;&quot;)">
            <text:p/>
          </table:table-cell>
          <table:table-cell table:style-name="ce3" table:formula="of:=IF([.$A42]=&quot;&quot;;&quot;&quot;;INDEX([.$I$1:.$J$1048576];[.$A42];2))">
            <text:p/>
          </table:table-cell>
          <table:table-cell table:style-name="ce3" table:formula="of:=IF([.$A42]=&quot;&quot;;&quot;&quot;;VLOOKUP([.$A42];[.$I$1:.$J$1048576];2;0))">
            <text:p/>
          </table:table-cell>
          <table:table-cell table:number-columns-repeated="4"/>
          <table:table-cell table:formula="of:=IF(ISERROR(FIND([.$B$1];[.J42]));0;1)" office:value-type="float" office:value="0" calcext:value-type="float">
            <text:p>0</text:p>
          </table:table-cell>
          <table:table-cell table:formula="of:=ROW([.I42])" office:value-type="float" office:value="42" calcext:value-type="float">
            <text:p>42</text:p>
          </table:table-cell>
          <table:table-cell office:value-type="string" calcext:value-type="string">
            <text:p>wild</text:p>
          </table:table-cell>
        </table:table-row>
        <table:table-row table:style-name="ro3">
          <table:table-cell table:style-name="ce1" table:formula="of:=IF(COM.MICROSOFT.MINIFS([.I$1:.I$1048576];[.I$1:.I$1048576];&quot;&gt;&quot;&amp;[.A42];[.H$1:.H$1048576];1)&gt;[.A42];COM.MICROSOFT.MINIFS([.I$1:.I$1048576];[.I$1:.I$1048576];&quot;&gt;&quot;&amp;[.A42];[.H$1:.H$1048576];1);&quot;&quot;)">
            <text:p/>
          </table:table-cell>
          <table:table-cell table:style-name="ce3" table:formula="of:=IF([.$A43]=&quot;&quot;;&quot;&quot;;INDEX([.$I$1:.$J$1048576];[.$A43];2))">
            <text:p/>
          </table:table-cell>
          <table:table-cell table:style-name="ce3" table:formula="of:=IF([.$A43]=&quot;&quot;;&quot;&quot;;VLOOKUP([.$A43];[.$I$1:.$J$1048576];2;0))">
            <text:p/>
          </table:table-cell>
          <table:table-cell table:number-columns-repeated="4"/>
          <table:table-cell table:formula="of:=IF(ISERROR(FIND([.$B$1];[.J43]));0;1)" office:value-type="float" office:value="0" calcext:value-type="float">
            <text:p>0</text:p>
          </table:table-cell>
          <table:table-cell table:formula="of:=ROW([.I43])" office:value-type="float" office:value="43" calcext:value-type="float">
            <text:p>43</text:p>
          </table:table-cell>
          <table:table-cell office:value-type="string" calcext:value-type="string">
            <text:p>deficiency</text:p>
          </table:table-cell>
        </table:table-row>
        <table:table-row table:style-name="ro3">
          <table:table-cell table:style-name="ce1" table:formula="of:=IF(COM.MICROSOFT.MINIFS([.I$1:.I$1048576];[.I$1:.I$1048576];&quot;&gt;&quot;&amp;[.A43];[.H$1:.H$1048576];1)&gt;[.A43];COM.MICROSOFT.MINIFS([.I$1:.I$1048576];[.I$1:.I$1048576];&quot;&gt;&quot;&amp;[.A43];[.H$1:.H$1048576];1);&quot;&quot;)">
            <text:p/>
          </table:table-cell>
          <table:table-cell table:style-name="ce3" table:formula="of:=IF([.$A44]=&quot;&quot;;&quot;&quot;;INDEX([.$I$1:.$J$1048576];[.$A44];2))">
            <text:p/>
          </table:table-cell>
          <table:table-cell table:style-name="ce3" table:formula="of:=IF([.$A44]=&quot;&quot;;&quot;&quot;;VLOOKUP([.$A44];[.$I$1:.$J$1048576];2;0))">
            <text:p/>
          </table:table-cell>
          <table:table-cell table:number-columns-repeated="4"/>
          <table:table-cell table:formula="of:=IF(ISERROR(FIND([.$B$1];[.J44]));0;1)" office:value-type="float" office:value="0" calcext:value-type="float">
            <text:p>0</text:p>
          </table:table-cell>
          <table:table-cell table:formula="of:=ROW([.I44])" office:value-type="float" office:value="44" calcext:value-type="float">
            <text:p>44</text:p>
          </table:table-cell>
          <table:table-cell office:value-type="string" calcext:value-type="string">
            <text:p>inject</text:p>
          </table:table-cell>
        </table:table-row>
        <table:table-row table:style-name="ro3">
          <table:table-cell table:style-name="ce1" table:formula="of:=IF(COM.MICROSOFT.MINIFS([.I$1:.I$1048576];[.I$1:.I$1048576];&quot;&gt;&quot;&amp;[.A44];[.H$1:.H$1048576];1)&gt;[.A44];COM.MICROSOFT.MINIFS([.I$1:.I$1048576];[.I$1:.I$1048576];&quot;&gt;&quot;&amp;[.A44];[.H$1:.H$1048576];1);&quot;&quot;)">
            <text:p/>
          </table:table-cell>
          <table:table-cell table:style-name="ce3" table:formula="of:=IF([.$A45]=&quot;&quot;;&quot;&quot;;INDEX([.$I$1:.$J$1048576];[.$A45];2))">
            <text:p/>
          </table:table-cell>
          <table:table-cell table:style-name="ce3" table:formula="of:=IF([.$A45]=&quot;&quot;;&quot;&quot;;VLOOKUP([.$A45];[.$I$1:.$J$1048576];2;0))">
            <text:p/>
          </table:table-cell>
          <table:table-cell table:number-columns-repeated="4"/>
          <table:table-cell table:formula="of:=IF(ISERROR(FIND([.$B$1];[.J45]));0;1)" office:value-type="float" office:value="0" calcext:value-type="float">
            <text:p>0</text:p>
          </table:table-cell>
          <table:table-cell table:formula="of:=ROW([.I45])" office:value-type="float" office:value="45" calcext:value-type="float">
            <text:p>45</text:p>
          </table:table-cell>
          <table:table-cell office:value-type="string" calcext:value-type="string">
            <text:p>orgy</text:p>
          </table:table-cell>
        </table:table-row>
        <table:table-row table:style-name="ro3">
          <table:table-cell table:style-name="ce1" table:formula="of:=IF(COM.MICROSOFT.MINIFS([.I$1:.I$1048576];[.I$1:.I$1048576];&quot;&gt;&quot;&amp;[.A45];[.H$1:.H$1048576];1)&gt;[.A45];COM.MICROSOFT.MINIFS([.I$1:.I$1048576];[.I$1:.I$1048576];&quot;&gt;&quot;&amp;[.A45];[.H$1:.H$1048576];1);&quot;&quot;)">
            <text:p/>
          </table:table-cell>
          <table:table-cell table:style-name="ce3" table:formula="of:=IF([.$A46]=&quot;&quot;;&quot;&quot;;INDEX([.$I$1:.$J$1048576];[.$A46];2))">
            <text:p/>
          </table:table-cell>
          <table:table-cell table:style-name="ce3" table:formula="of:=IF([.$A46]=&quot;&quot;;&quot;&quot;;VLOOKUP([.$A46];[.$I$1:.$J$1048576];2;0))">
            <text:p/>
          </table:table-cell>
          <table:table-cell table:number-columns-repeated="4"/>
          <table:table-cell table:formula="of:=IF(ISERROR(FIND([.$B$1];[.J46]));0;1)" office:value-type="float" office:value="0" calcext:value-type="float">
            <text:p>0</text:p>
          </table:table-cell>
          <table:table-cell table:formula="of:=ROW([.I46])" office:value-type="float" office:value="46" calcext:value-type="float">
            <text:p>46</text:p>
          </table:table-cell>
          <table:table-cell office:value-type="string" calcext:value-type="string">
            <text:p>sandwich</text:p>
          </table:table-cell>
        </table:table-row>
        <table:table-row table:style-name="ro3">
          <table:table-cell table:style-name="ce1" table:formula="of:=IF(COM.MICROSOFT.MINIFS([.I$1:.I$1048576];[.I$1:.I$1048576];&quot;&gt;&quot;&amp;[.A46];[.H$1:.H$1048576];1)&gt;[.A46];COM.MICROSOFT.MINIFS([.I$1:.I$1048576];[.I$1:.I$1048576];&quot;&gt;&quot;&amp;[.A46];[.H$1:.H$1048576];1);&quot;&quot;)">
            <text:p/>
          </table:table-cell>
          <table:table-cell table:style-name="ce3" table:formula="of:=IF([.$A47]=&quot;&quot;;&quot;&quot;;INDEX([.$I$1:.$J$1048576];[.$A47];2))">
            <text:p/>
          </table:table-cell>
          <table:table-cell table:style-name="ce3" table:formula="of:=IF([.$A47]=&quot;&quot;;&quot;&quot;;VLOOKUP([.$A47];[.$I$1:.$J$1048576];2;0))">
            <text:p/>
          </table:table-cell>
          <table:table-cell table:number-columns-repeated="4"/>
          <table:table-cell table:formula="of:=IF(ISERROR(FIND([.$B$1];[.J47]));0;1)" office:value-type="float" office:value="0" calcext:value-type="float">
            <text:p>0</text:p>
          </table:table-cell>
          <table:table-cell table:formula="of:=ROW([.I47])" office:value-type="float" office:value="47" calcext:value-type="float">
            <text:p>47</text:p>
          </table:table-cell>
          <table:table-cell office:value-type="string" calcext:value-type="string">
            <text:p>tired</text:p>
          </table:table-cell>
        </table:table-row>
        <table:table-row table:style-name="ro3">
          <table:table-cell table:style-name="ce1" table:formula="of:=IF(COM.MICROSOFT.MINIFS([.I$1:.I$1048576];[.I$1:.I$1048576];&quot;&gt;&quot;&amp;[.A47];[.H$1:.H$1048576];1)&gt;[.A47];COM.MICROSOFT.MINIFS([.I$1:.I$1048576];[.I$1:.I$1048576];&quot;&gt;&quot;&amp;[.A47];[.H$1:.H$1048576];1);&quot;&quot;)">
            <text:p/>
          </table:table-cell>
          <table:table-cell table:style-name="ce3" table:formula="of:=IF([.$A48]=&quot;&quot;;&quot;&quot;;INDEX([.$I$1:.$J$1048576];[.$A48];2))">
            <text:p/>
          </table:table-cell>
          <table:table-cell table:style-name="ce3" table:formula="of:=IF([.$A48]=&quot;&quot;;&quot;&quot;;VLOOKUP([.$A48];[.$I$1:.$J$1048576];2;0))">
            <text:p/>
          </table:table-cell>
          <table:table-cell table:number-columns-repeated="4"/>
          <table:table-cell table:formula="of:=IF(ISERROR(FIND([.$B$1];[.J48]));0;1)" office:value-type="float" office:value="0" calcext:value-type="float">
            <text:p>0</text:p>
          </table:table-cell>
          <table:table-cell table:formula="of:=ROW([.I48])" office:value-type="float" office:value="48" calcext:value-type="float">
            <text:p>48</text:p>
          </table:table-cell>
          <table:table-cell office:value-type="string" calcext:value-type="string">
            <text:p>sex</text:p>
          </table:table-cell>
        </table:table-row>
        <table:table-row table:style-name="ro3">
          <table:table-cell table:style-name="ce1" table:formula="of:=IF(COM.MICROSOFT.MINIFS([.I$1:.I$1048576];[.I$1:.I$1048576];&quot;&gt;&quot;&amp;[.A48];[.H$1:.H$1048576];1)&gt;[.A48];COM.MICROSOFT.MINIFS([.I$1:.I$1048576];[.I$1:.I$1048576];&quot;&gt;&quot;&amp;[.A48];[.H$1:.H$1048576];1);&quot;&quot;)">
            <text:p/>
          </table:table-cell>
          <table:table-cell table:style-name="ce3" table:formula="of:=IF([.$A49]=&quot;&quot;;&quot;&quot;;INDEX([.$I$1:.$J$1048576];[.$A49];2))">
            <text:p/>
          </table:table-cell>
          <table:table-cell table:style-name="ce3" table:formula="of:=IF([.$A49]=&quot;&quot;;&quot;&quot;;VLOOKUP([.$A49];[.$I$1:.$J$1048576];2;0))">
            <text:p/>
          </table:table-cell>
          <table:table-cell table:number-columns-repeated="4"/>
          <table:table-cell table:formula="of:=IF(ISERROR(FIND([.$B$1];[.J49]));0;1)" office:value-type="float" office:value="0" calcext:value-type="float">
            <text:p>0</text:p>
          </table:table-cell>
          <table:table-cell table:formula="of:=ROW([.I49])" office:value-type="float" office:value="49" calcext:value-type="float">
            <text:p>49</text:p>
          </table:table-cell>
          <table:table-cell office:value-type="string" calcext:value-type="string">
            <text:p>widen</text:p>
          </table:table-cell>
        </table:table-row>
        <table:table-row table:style-name="ro3">
          <table:table-cell table:style-name="ce1" table:formula="of:=IF(COM.MICROSOFT.MINIFS([.I$1:.I$1048576];[.I$1:.I$1048576];&quot;&gt;&quot;&amp;[.A49];[.H$1:.H$1048576];1)&gt;[.A49];COM.MICROSOFT.MINIFS([.I$1:.I$1048576];[.I$1:.I$1048576];&quot;&gt;&quot;&amp;[.A49];[.H$1:.H$1048576];1);&quot;&quot;)">
            <text:p/>
          </table:table-cell>
          <table:table-cell table:style-name="ce3" table:formula="of:=IF([.$A50]=&quot;&quot;;&quot;&quot;;INDEX([.$I$1:.$J$1048576];[.$A50];2))">
            <text:p/>
          </table:table-cell>
          <table:table-cell table:style-name="ce3" table:formula="of:=IF([.$A50]=&quot;&quot;;&quot;&quot;;VLOOKUP([.$A50];[.$I$1:.$J$1048576];2;0))">
            <text:p/>
          </table:table-cell>
          <table:table-cell table:number-columns-repeated="4"/>
          <table:table-cell table:formula="of:=IF(ISERROR(FIND([.$B$1];[.J50]));0;1)" office:value-type="float" office:value="0" calcext:value-type="float">
            <text:p>0</text:p>
          </table:table-cell>
          <table:table-cell table:formula="of:=ROW([.I50])" office:value-type="float" office:value="50" calcext:value-type="float">
            <text:p>50</text:p>
          </table:table-cell>
          <table:table-cell office:value-type="string" calcext:value-type="string">
            <text:p>particular</text:p>
          </table:table-cell>
        </table:table-row>
        <table:table-row table:style-name="ro3">
          <table:table-cell table:style-name="ce1" table:formula="of:=IF(COM.MICROSOFT.MINIFS([.I$1:.I$1048576];[.I$1:.I$1048576];&quot;&gt;&quot;&amp;[.A50];[.H$1:.H$1048576];1)&gt;[.A50];COM.MICROSOFT.MINIFS([.I$1:.I$1048576];[.I$1:.I$1048576];&quot;&gt;&quot;&amp;[.A50];[.H$1:.H$1048576];1);&quot;&quot;)">
            <text:p/>
          </table:table-cell>
          <table:table-cell table:style-name="ce3" table:formula="of:=IF([.$A51]=&quot;&quot;;&quot;&quot;;INDEX([.$I$1:.$J$1048576];[.$A51];2))">
            <text:p/>
          </table:table-cell>
          <table:table-cell table:style-name="ce3" table:formula="of:=IF([.$A51]=&quot;&quot;;&quot;&quot;;VLOOKUP([.$A51];[.$I$1:.$J$1048576];2;0))">
            <text:p/>
          </table:table-cell>
          <table:table-cell table:number-columns-repeated="4"/>
          <table:table-cell table:formula="of:=IF(ISERROR(FIND([.$B$1];[.J51]));0;1)" office:value-type="float" office:value="0" calcext:value-type="float">
            <text:p>0</text:p>
          </table:table-cell>
          <table:table-cell table:formula="of:=ROW([.I51])" office:value-type="float" office:value="51" calcext:value-type="float">
            <text:p>51</text:p>
          </table:table-cell>
          <table:table-cell office:value-type="string" calcext:value-type="string">
            <text:p>timetable</text:p>
          </table:table-cell>
        </table:table-row>
        <table:table-row table:style-name="ro3">
          <table:table-cell table:style-name="ce1" table:formula="of:=IF(COM.MICROSOFT.MINIFS([.I$1:.I$1048576];[.I$1:.I$1048576];&quot;&gt;&quot;&amp;[.A51];[.H$1:.H$1048576];1)&gt;[.A51];COM.MICROSOFT.MINIFS([.I$1:.I$1048576];[.I$1:.I$1048576];&quot;&gt;&quot;&amp;[.A51];[.H$1:.H$1048576];1);&quot;&quot;)">
            <text:p/>
          </table:table-cell>
          <table:table-cell table:style-name="ce3" table:formula="of:=IF([.$A52]=&quot;&quot;;&quot;&quot;;INDEX([.$I$1:.$J$1048576];[.$A52];2))">
            <text:p/>
          </table:table-cell>
          <table:table-cell table:style-name="ce3" table:formula="of:=IF([.$A52]=&quot;&quot;;&quot;&quot;;VLOOKUP([.$A52];[.$I$1:.$J$1048576];2;0))">
            <text:p/>
          </table:table-cell>
          <table:table-cell table:number-columns-repeated="4"/>
          <table:table-cell table:formula="of:=IF(ISERROR(FIND([.$B$1];[.J52]));0;1)" office:value-type="float" office:value="0" calcext:value-type="float">
            <text:p>0</text:p>
          </table:table-cell>
          <table:table-cell table:formula="of:=ROW([.I52])" office:value-type="float" office:value="52" calcext:value-type="float">
            <text:p>52</text:p>
          </table:table-cell>
          <table:table-cell office:value-type="string" calcext:value-type="string">
            <text:p>spam</text:p>
          </table:table-cell>
        </table:table-row>
        <table:table-row table:style-name="ro3">
          <table:table-cell table:style-name="ce1" table:formula="of:=IF(COM.MICROSOFT.MINIFS([.I$1:.I$1048576];[.I$1:.I$1048576];&quot;&gt;&quot;&amp;[.A52];[.H$1:.H$1048576];1)&gt;[.A52];COM.MICROSOFT.MINIFS([.I$1:.I$1048576];[.I$1:.I$1048576];&quot;&gt;&quot;&amp;[.A52];[.H$1:.H$1048576];1);&quot;&quot;)">
            <text:p/>
          </table:table-cell>
          <table:table-cell table:style-name="ce3" table:formula="of:=IF([.$A53]=&quot;&quot;;&quot;&quot;;INDEX([.$I$1:.$J$1048576];[.$A53];2))">
            <text:p/>
          </table:table-cell>
          <table:table-cell table:style-name="ce3" table:formula="of:=IF([.$A53]=&quot;&quot;;&quot;&quot;;VLOOKUP([.$A53];[.$I$1:.$J$1048576];2;0))">
            <text:p/>
          </table:table-cell>
          <table:table-cell table:number-columns-repeated="4"/>
          <table:table-cell table:formula="of:=IF(ISERROR(FIND([.$B$1];[.J53]));0;1)" office:value-type="float" office:value="0" calcext:value-type="float">
            <text:p>0</text:p>
          </table:table-cell>
          <table:table-cell table:formula="of:=ROW([.I53])" office:value-type="float" office:value="53" calcext:value-type="float">
            <text:p>53</text:p>
          </table:table-cell>
          <table:table-cell office:value-type="string" calcext:value-type="string">
            <text:p>heroin</text:p>
          </table:table-cell>
        </table:table-row>
        <table:table-row table:style-name="ro3">
          <table:table-cell table:style-name="ce1" table:formula="of:=IF(COM.MICROSOFT.MINIFS([.I$1:.I$1048576];[.I$1:.I$1048576];&quot;&gt;&quot;&amp;[.A53];[.H$1:.H$1048576];1)&gt;[.A53];COM.MICROSOFT.MINIFS([.I$1:.I$1048576];[.I$1:.I$1048576];&quot;&gt;&quot;&amp;[.A53];[.H$1:.H$1048576];1);&quot;&quot;)">
            <text:p/>
          </table:table-cell>
          <table:table-cell table:style-name="ce3" table:formula="of:=IF([.$A54]=&quot;&quot;;&quot;&quot;;INDEX([.$I$1:.$J$1048576];[.$A54];2))">
            <text:p/>
          </table:table-cell>
          <table:table-cell table:style-name="ce3" table:formula="of:=IF([.$A54]=&quot;&quot;;&quot;&quot;;VLOOKUP([.$A54];[.$I$1:.$J$1048576];2;0))">
            <text:p/>
          </table:table-cell>
          <table:table-cell table:number-columns-repeated="4"/>
          <table:table-cell table:formula="of:=IF(ISERROR(FIND([.$B$1];[.J54]));0;1)" office:value-type="float" office:value="0" calcext:value-type="float">
            <text:p>0</text:p>
          </table:table-cell>
          <table:table-cell table:formula="of:=ROW([.I54])" office:value-type="float" office:value="54" calcext:value-type="float">
            <text:p>54</text:p>
          </table:table-cell>
          <table:table-cell office:value-type="string" calcext:value-type="string">
            <text:p>exotic</text:p>
          </table:table-cell>
        </table:table-row>
        <table:table-row table:style-name="ro3">
          <table:table-cell table:style-name="ce1" table:formula="of:=IF(COM.MICROSOFT.MINIFS([.I$1:.I$1048576];[.I$1:.I$1048576];&quot;&gt;&quot;&amp;[.A54];[.H$1:.H$1048576];1)&gt;[.A54];COM.MICROSOFT.MINIFS([.I$1:.I$1048576];[.I$1:.I$1048576];&quot;&gt;&quot;&amp;[.A54];[.H$1:.H$1048576];1);&quot;&quot;)">
            <text:p/>
          </table:table-cell>
          <table:table-cell table:style-name="ce3" table:formula="of:=IF([.$A55]=&quot;&quot;;&quot;&quot;;INDEX([.$I$1:.$J$1048576];[.$A55];2))">
            <text:p/>
          </table:table-cell>
          <table:table-cell table:style-name="ce3" table:formula="of:=IF([.$A55]=&quot;&quot;;&quot;&quot;;VLOOKUP([.$A55];[.$I$1:.$J$1048576];2;0))">
            <text:p/>
          </table:table-cell>
          <table:table-cell table:number-columns-repeated="4"/>
          <table:table-cell table:formula="of:=IF(ISERROR(FIND([.$B$1];[.J55]));0;1)" office:value-type="float" office:value="0" calcext:value-type="float">
            <text:p>0</text:p>
          </table:table-cell>
          <table:table-cell table:formula="of:=ROW([.I55])" office:value-type="float" office:value="55" calcext:value-type="float">
            <text:p>55</text:p>
          </table:table-cell>
          <table:table-cell office:value-type="string" calcext:value-type="string">
            <text:p>ribbon</text:p>
          </table:table-cell>
        </table:table-row>
        <table:table-row table:style-name="ro3">
          <table:table-cell table:style-name="ce1" table:formula="of:=IF(COM.MICROSOFT.MINIFS([.I$1:.I$1048576];[.I$1:.I$1048576];&quot;&gt;&quot;&amp;[.A55];[.H$1:.H$1048576];1)&gt;[.A55];COM.MICROSOFT.MINIFS([.I$1:.I$1048576];[.I$1:.I$1048576];&quot;&gt;&quot;&amp;[.A55];[.H$1:.H$1048576];1);&quot;&quot;)">
            <text:p/>
          </table:table-cell>
          <table:table-cell table:style-name="ce3" table:formula="of:=IF([.$A56]=&quot;&quot;;&quot;&quot;;INDEX([.$I$1:.$J$1048576];[.$A56];2))">
            <text:p/>
          </table:table-cell>
          <table:table-cell table:style-name="ce3" table:formula="of:=IF([.$A56]=&quot;&quot;;&quot;&quot;;VLOOKUP([.$A56];[.$I$1:.$J$1048576];2;0))">
            <text:p/>
          </table:table-cell>
          <table:table-cell table:number-columns-repeated="4"/>
          <table:table-cell table:formula="of:=IF(ISERROR(FIND([.$B$1];[.J56]));0;1)" office:value-type="float" office:value="0" calcext:value-type="float">
            <text:p>0</text:p>
          </table:table-cell>
          <table:table-cell table:formula="of:=ROW([.I56])" office:value-type="float" office:value="56" calcext:value-type="float">
            <text:p>56</text:p>
          </table:table-cell>
          <table:table-cell office:value-type="string" calcext:value-type="string">
            <text:p>permission</text:p>
          </table:table-cell>
        </table:table-row>
        <table:table-row table:style-name="ro3">
          <table:table-cell table:style-name="ce1" table:formula="of:=IF(COM.MICROSOFT.MINIFS([.I$1:.I$1048576];[.I$1:.I$1048576];&quot;&gt;&quot;&amp;[.A56];[.H$1:.H$1048576];1)&gt;[.A56];COM.MICROSOFT.MINIFS([.I$1:.I$1048576];[.I$1:.I$1048576];&quot;&gt;&quot;&amp;[.A56];[.H$1:.H$1048576];1);&quot;&quot;)">
            <text:p/>
          </table:table-cell>
          <table:table-cell table:style-name="ce3" table:formula="of:=IF([.$A57]=&quot;&quot;;&quot;&quot;;INDEX([.$I$1:.$J$1048576];[.$A57];2))">
            <text:p/>
          </table:table-cell>
          <table:table-cell table:style-name="ce3" table:formula="of:=IF([.$A57]=&quot;&quot;;&quot;&quot;;VLOOKUP([.$A57];[.$I$1:.$J$1048576];2;0))">
            <text:p/>
          </table:table-cell>
          <table:table-cell table:number-columns-repeated="4"/>
          <table:table-cell table:formula="of:=IF(ISERROR(FIND([.$B$1];[.J57]));0;1)" office:value-type="float" office:value="0" calcext:value-type="float">
            <text:p>0</text:p>
          </table:table-cell>
          <table:table-cell table:formula="of:=ROW([.I57])" office:value-type="float" office:value="57" calcext:value-type="float">
            <text:p>57</text:p>
          </table:table-cell>
          <table:table-cell office:value-type="string" calcext:value-type="string">
            <text:p>snatch</text:p>
          </table:table-cell>
        </table:table-row>
        <table:table-row table:style-name="ro3">
          <table:table-cell table:style-name="ce1" table:formula="of:=IF(COM.MICROSOFT.MINIFS([.I$1:.I$1048576];[.I$1:.I$1048576];&quot;&gt;&quot;&amp;[.A57];[.H$1:.H$1048576];1)&gt;[.A57];COM.MICROSOFT.MINIFS([.I$1:.I$1048576];[.I$1:.I$1048576];&quot;&gt;&quot;&amp;[.A57];[.H$1:.H$1048576];1);&quot;&quot;)">
            <text:p/>
          </table:table-cell>
          <table:table-cell table:style-name="ce3" table:formula="of:=IF([.$A58]=&quot;&quot;;&quot;&quot;;INDEX([.$I$1:.$J$1048576];[.$A58];2))">
            <text:p/>
          </table:table-cell>
          <table:table-cell table:style-name="ce3" table:formula="of:=IF([.$A58]=&quot;&quot;;&quot;&quot;;VLOOKUP([.$A58];[.$I$1:.$J$1048576];2;0))">
            <text:p/>
          </table:table-cell>
          <table:table-cell table:number-columns-repeated="4"/>
          <table:table-cell table:formula="of:=IF(ISERROR(FIND([.$B$1];[.J58]));0;1)" office:value-type="float" office:value="0" calcext:value-type="float">
            <text:p>0</text:p>
          </table:table-cell>
          <table:table-cell table:formula="of:=ROW([.I58])" office:value-type="float" office:value="58" calcext:value-type="float">
            <text:p>58</text:p>
          </table:table-cell>
          <table:table-cell office:value-type="string" calcext:value-type="string">
            <text:p>displace</text:p>
          </table:table-cell>
        </table:table-row>
        <table:table-row table:style-name="ro3">
          <table:table-cell table:style-name="ce1" table:formula="of:=IF(COM.MICROSOFT.MINIFS([.I$1:.I$1048576];[.I$1:.I$1048576];&quot;&gt;&quot;&amp;[.A58];[.H$1:.H$1048576];1)&gt;[.A58];COM.MICROSOFT.MINIFS([.I$1:.I$1048576];[.I$1:.I$1048576];&quot;&gt;&quot;&amp;[.A58];[.H$1:.H$1048576];1);&quot;&quot;)">
            <text:p/>
          </table:table-cell>
          <table:table-cell table:style-name="ce3" table:formula="of:=IF([.$A59]=&quot;&quot;;&quot;&quot;;INDEX([.$I$1:.$J$1048576];[.$A59];2))">
            <text:p/>
          </table:table-cell>
          <table:table-cell table:style-name="ce3" table:formula="of:=IF([.$A59]=&quot;&quot;;&quot;&quot;;VLOOKUP([.$A59];[.$I$1:.$J$1048576];2;0))">
            <text:p/>
          </table:table-cell>
          <table:table-cell table:number-columns-repeated="4"/>
          <table:table-cell table:formula="of:=IF(ISERROR(FIND([.$B$1];[.J59]));0;1)" office:value-type="float" office:value="0" calcext:value-type="float">
            <text:p>0</text:p>
          </table:table-cell>
          <table:table-cell table:formula="of:=ROW([.I59])" office:value-type="float" office:value="59" calcext:value-type="float">
            <text:p>59</text:p>
          </table:table-cell>
          <table:table-cell office:value-type="string" calcext:value-type="string">
            <text:p>injury</text:p>
          </table:table-cell>
        </table:table-row>
        <table:table-row table:style-name="ro3">
          <table:table-cell table:style-name="ce1" table:formula="of:=IF(COM.MICROSOFT.MINIFS([.I$1:.I$1048576];[.I$1:.I$1048576];&quot;&gt;&quot;&amp;[.A59];[.H$1:.H$1048576];1)&gt;[.A59];COM.MICROSOFT.MINIFS([.I$1:.I$1048576];[.I$1:.I$1048576];&quot;&gt;&quot;&amp;[.A59];[.H$1:.H$1048576];1);&quot;&quot;)">
            <text:p/>
          </table:table-cell>
          <table:table-cell table:style-name="ce3" table:formula="of:=IF([.$A60]=&quot;&quot;;&quot;&quot;;INDEX([.$I$1:.$J$1048576];[.$A60];2))">
            <text:p/>
          </table:table-cell>
          <table:table-cell table:style-name="ce3" table:formula="of:=IF([.$A60]=&quot;&quot;;&quot;&quot;;VLOOKUP([.$A60];[.$I$1:.$J$1048576];2;0))">
            <text:p/>
          </table:table-cell>
          <table:table-cell table:number-columns-repeated="4"/>
          <table:table-cell table:formula="of:=IF(ISERROR(FIND([.$B$1];[.J60]));0;1)" office:value-type="float" office:value="0" calcext:value-type="float">
            <text:p>0</text:p>
          </table:table-cell>
          <table:table-cell table:formula="of:=ROW([.I60])" office:value-type="float" office:value="60" calcext:value-type="float">
            <text:p>60</text:p>
          </table:table-cell>
          <table:table-cell office:value-type="string" calcext:value-type="string">
            <text:p>glass</text:p>
          </table:table-cell>
        </table:table-row>
        <table:table-row table:style-name="ro3">
          <table:table-cell table:style-name="ce1" table:formula="of:=IF(COM.MICROSOFT.MINIFS([.I$1:.I$1048576];[.I$1:.I$1048576];&quot;&gt;&quot;&amp;[.A60];[.H$1:.H$1048576];1)&gt;[.A60];COM.MICROSOFT.MINIFS([.I$1:.I$1048576];[.I$1:.I$1048576];&quot;&gt;&quot;&amp;[.A60];[.H$1:.H$1048576];1);&quot;&quot;)">
            <text:p/>
          </table:table-cell>
          <table:table-cell table:style-name="ce3" table:formula="of:=IF([.$A61]=&quot;&quot;;&quot;&quot;;INDEX([.$I$1:.$J$1048576];[.$A61];2))">
            <text:p/>
          </table:table-cell>
          <table:table-cell table:style-name="ce3" table:formula="of:=IF([.$A61]=&quot;&quot;;&quot;&quot;;VLOOKUP([.$A61];[.$I$1:.$J$1048576];2;0))">
            <text:p/>
          </table:table-cell>
          <table:table-cell table:number-columns-repeated="4"/>
          <table:table-cell table:formula="of:=IF(ISERROR(FIND([.$B$1];[.J61]));0;1)" office:value-type="float" office:value="0" calcext:value-type="float">
            <text:p>0</text:p>
          </table:table-cell>
          <table:table-cell table:formula="of:=ROW([.I61])" office:value-type="float" office:value="61" calcext:value-type="float">
            <text:p>61</text:p>
          </table:table-cell>
          <table:table-cell office:value-type="string" calcext:value-type="string">
            <text:p>quarrel</text:p>
          </table:table-cell>
        </table:table-row>
        <table:table-row table:style-name="ro3">
          <table:table-cell table:style-name="ce1" table:formula="of:=IF(COM.MICROSOFT.MINIFS([.I$1:.I$1048576];[.I$1:.I$1048576];&quot;&gt;&quot;&amp;[.A61];[.H$1:.H$1048576];1)&gt;[.A61];COM.MICROSOFT.MINIFS([.I$1:.I$1048576];[.I$1:.I$1048576];&quot;&gt;&quot;&amp;[.A61];[.H$1:.H$1048576];1);&quot;&quot;)">
            <text:p/>
          </table:table-cell>
          <table:table-cell table:style-name="ce3" table:formula="of:=IF([.$A62]=&quot;&quot;;&quot;&quot;;INDEX([.$I$1:.$J$1048576];[.$A62];2))">
            <text:p/>
          </table:table-cell>
          <table:table-cell table:style-name="ce3" table:formula="of:=IF([.$A62]=&quot;&quot;;&quot;&quot;;VLOOKUP([.$A62];[.$I$1:.$J$1048576];2;0))">
            <text:p/>
          </table:table-cell>
          <table:table-cell table:number-columns-repeated="4"/>
          <table:table-cell table:formula="of:=IF(ISERROR(FIND([.$B$1];[.J62]));0;1)" office:value-type="float" office:value="0" calcext:value-type="float">
            <text:p>0</text:p>
          </table:table-cell>
          <table:table-cell table:formula="of:=ROW([.I62])" office:value-type="float" office:value="62" calcext:value-type="float">
            <text:p>62</text:p>
          </table:table-cell>
          <table:table-cell office:value-type="string" calcext:value-type="string">
            <text:p>belong</text:p>
          </table:table-cell>
        </table:table-row>
        <table:table-row table:style-name="ro3">
          <table:table-cell table:style-name="ce1" table:formula="of:=IF(COM.MICROSOFT.MINIFS([.I$1:.I$1048576];[.I$1:.I$1048576];&quot;&gt;&quot;&amp;[.A62];[.H$1:.H$1048576];1)&gt;[.A62];COM.MICROSOFT.MINIFS([.I$1:.I$1048576];[.I$1:.I$1048576];&quot;&gt;&quot;&amp;[.A62];[.H$1:.H$1048576];1);&quot;&quot;)">
            <text:p/>
          </table:table-cell>
          <table:table-cell table:style-name="ce3" table:formula="of:=IF([.$A63]=&quot;&quot;;&quot;&quot;;INDEX([.$I$1:.$J$1048576];[.$A63];2))">
            <text:p/>
          </table:table-cell>
          <table:table-cell table:style-name="ce3" table:formula="of:=IF([.$A63]=&quot;&quot;;&quot;&quot;;VLOOKUP([.$A63];[.$I$1:.$J$1048576];2;0))">
            <text:p/>
          </table:table-cell>
          <table:table-cell table:number-columns-repeated="4"/>
          <table:table-cell table:formula="of:=IF(ISERROR(FIND([.$B$1];[.J63]));0;1)" office:value-type="float" office:value="0" calcext:value-type="float">
            <text:p>0</text:p>
          </table:table-cell>
          <table:table-cell table:formula="of:=ROW([.I63])" office:value-type="float" office:value="63" calcext:value-type="float">
            <text:p>63</text:p>
          </table:table-cell>
          <table:table-cell office:value-type="string" calcext:value-type="string">
            <text:p>section</text:p>
          </table:table-cell>
        </table:table-row>
        <table:table-row table:style-name="ro3">
          <table:table-cell table:style-name="ce1" table:formula="of:=IF(COM.MICROSOFT.MINIFS([.I$1:.I$1048576];[.I$1:.I$1048576];&quot;&gt;&quot;&amp;[.A63];[.H$1:.H$1048576];1)&gt;[.A63];COM.MICROSOFT.MINIFS([.I$1:.I$1048576];[.I$1:.I$1048576];&quot;&gt;&quot;&amp;[.A63];[.H$1:.H$1048576];1);&quot;&quot;)">
            <text:p/>
          </table:table-cell>
          <table:table-cell table:style-name="ce3" table:formula="of:=IF([.$A64]=&quot;&quot;;&quot;&quot;;INDEX([.$I$1:.$J$1048576];[.$A64];2))">
            <text:p/>
          </table:table-cell>
          <table:table-cell table:style-name="ce3" table:formula="of:=IF([.$A64]=&quot;&quot;;&quot;&quot;;VLOOKUP([.$A64];[.$I$1:.$J$1048576];2;0))">
            <text:p/>
          </table:table-cell>
          <table:table-cell table:number-columns-repeated="4"/>
          <table:table-cell table:formula="of:=IF(ISERROR(FIND([.$B$1];[.J64]));0;1)" office:value-type="float" office:value="0" calcext:value-type="float">
            <text:p>0</text:p>
          </table:table-cell>
          <table:table-cell table:formula="of:=ROW([.I64])" office:value-type="float" office:value="64" calcext:value-type="float">
            <text:p>64</text:p>
          </table:table-cell>
          <table:table-cell office:value-type="string" calcext:value-type="string">
            <text:p>promote</text:p>
          </table:table-cell>
        </table:table-row>
        <table:table-row table:style-name="ro3">
          <table:table-cell table:style-name="ce1" table:formula="of:=IF(COM.MICROSOFT.MINIFS([.I$1:.I$1048576];[.I$1:.I$1048576];&quot;&gt;&quot;&amp;[.A64];[.H$1:.H$1048576];1)&gt;[.A64];COM.MICROSOFT.MINIFS([.I$1:.I$1048576];[.I$1:.I$1048576];&quot;&gt;&quot;&amp;[.A64];[.H$1:.H$1048576];1);&quot;&quot;)">
            <text:p/>
          </table:table-cell>
          <table:table-cell table:style-name="ce3" table:formula="of:=IF([.$A65]=&quot;&quot;;&quot;&quot;;INDEX([.$I$1:.$J$1048576];[.$A65];2))">
            <text:p/>
          </table:table-cell>
          <table:table-cell table:style-name="ce3" table:formula="of:=IF([.$A65]=&quot;&quot;;&quot;&quot;;VLOOKUP([.$A65];[.$I$1:.$J$1048576];2;0))">
            <text:p/>
          </table:table-cell>
          <table:table-cell table:number-columns-repeated="4"/>
          <table:table-cell table:formula="of:=IF(ISERROR(FIND([.$B$1];[.J65]));0;1)" office:value-type="float" office:value="0" calcext:value-type="float">
            <text:p>0</text:p>
          </table:table-cell>
          <table:table-cell table:formula="of:=ROW([.I65])" office:value-type="float" office:value="65" calcext:value-type="float">
            <text:p>65</text:p>
          </table:table-cell>
          <table:table-cell office:value-type="string" calcext:value-type="string">
            <text:p>reduce</text:p>
          </table:table-cell>
        </table:table-row>
        <table:table-row table:style-name="ro3">
          <table:table-cell table:style-name="ce1" table:formula="of:=IF(COM.MICROSOFT.MINIFS([.I$1:.I$1048576];[.I$1:.I$1048576];&quot;&gt;&quot;&amp;[.A65];[.H$1:.H$1048576];1)&gt;[.A65];COM.MICROSOFT.MINIFS([.I$1:.I$1048576];[.I$1:.I$1048576];&quot;&gt;&quot;&amp;[.A65];[.H$1:.H$1048576];1);&quot;&quot;)">
            <text:p/>
          </table:table-cell>
          <table:table-cell table:style-name="ce3" table:formula="of:=IF([.$A66]=&quot;&quot;;&quot;&quot;;INDEX([.$I$1:.$J$1048576];[.$A66];2))">
            <text:p/>
          </table:table-cell>
          <table:table-cell table:style-name="ce3" table:formula="of:=IF([.$A66]=&quot;&quot;;&quot;&quot;;VLOOKUP([.$A66];[.$I$1:.$J$1048576];2;0))">
            <text:p/>
          </table:table-cell>
          <table:table-cell table:number-columns-repeated="4"/>
          <table:table-cell table:formula="of:=IF(ISERROR(FIND([.$B$1];[.J66]));0;1)" office:value-type="float" office:value="0" calcext:value-type="float">
            <text:p>0</text:p>
          </table:table-cell>
          <table:table-cell table:formula="of:=ROW([.I66])" office:value-type="float" office:value="66" calcext:value-type="float">
            <text:p>66</text:p>
          </table:table-cell>
          <table:table-cell office:value-type="string" calcext:value-type="string">
            <text:p>word</text:p>
          </table:table-cell>
        </table:table-row>
        <table:table-row table:style-name="ro3">
          <table:table-cell table:style-name="ce1" table:formula="of:=IF(COM.MICROSOFT.MINIFS([.I$1:.I$1048576];[.I$1:.I$1048576];&quot;&gt;&quot;&amp;[.A66];[.H$1:.H$1048576];1)&gt;[.A66];COM.MICROSOFT.MINIFS([.I$1:.I$1048576];[.I$1:.I$1048576];&quot;&gt;&quot;&amp;[.A66];[.H$1:.H$1048576];1);&quot;&quot;)">
            <text:p/>
          </table:table-cell>
          <table:table-cell table:style-name="ce3" table:formula="of:=IF([.$A67]=&quot;&quot;;&quot;&quot;;INDEX([.$I$1:.$J$1048576];[.$A67];2))">
            <text:p/>
          </table:table-cell>
          <table:table-cell table:style-name="ce3" table:formula="of:=IF([.$A67]=&quot;&quot;;&quot;&quot;;VLOOKUP([.$A67];[.$I$1:.$J$1048576];2;0))">
            <text:p/>
          </table:table-cell>
          <table:table-cell table:number-columns-repeated="4"/>
          <table:table-cell table:formula="of:=IF(ISERROR(FIND([.$B$1];[.J67]));0;1)" office:value-type="float" office:value="0" calcext:value-type="float">
            <text:p>0</text:p>
          </table:table-cell>
          <table:table-cell table:formula="of:=ROW([.I67])" office:value-type="float" office:value="67" calcext:value-type="float">
            <text:p>67</text:p>
          </table:table-cell>
          <table:table-cell office:value-type="string" calcext:value-type="string">
            <text:p>possession</text:p>
          </table:table-cell>
        </table:table-row>
        <table:table-row table:style-name="ro3">
          <table:table-cell table:style-name="ce1" table:formula="of:=IF(COM.MICROSOFT.MINIFS([.I$1:.I$1048576];[.I$1:.I$1048576];&quot;&gt;&quot;&amp;[.A67];[.H$1:.H$1048576];1)&gt;[.A67];COM.MICROSOFT.MINIFS([.I$1:.I$1048576];[.I$1:.I$1048576];&quot;&gt;&quot;&amp;[.A67];[.H$1:.H$1048576];1);&quot;&quot;)">
            <text:p/>
          </table:table-cell>
          <table:table-cell table:style-name="ce3" table:formula="of:=IF([.$A68]=&quot;&quot;;&quot;&quot;;INDEX([.$I$1:.$J$1048576];[.$A68];2))">
            <text:p/>
          </table:table-cell>
          <table:table-cell table:style-name="ce3" table:formula="of:=IF([.$A68]=&quot;&quot;;&quot;&quot;;VLOOKUP([.$A68];[.$I$1:.$J$1048576];2;0))">
            <text:p/>
          </table:table-cell>
          <table:table-cell table:number-columns-repeated="4"/>
          <table:table-cell table:formula="of:=IF(ISERROR(FIND([.$B$1];[.J68]));0;1)" office:value-type="float" office:value="0" calcext:value-type="float">
            <text:p>0</text:p>
          </table:table-cell>
          <table:table-cell table:formula="of:=ROW([.I68])" office:value-type="float" office:value="68" calcext:value-type="float">
            <text:p>68</text:p>
          </table:table-cell>
          <table:table-cell office:value-type="string" calcext:value-type="string">
            <text:p>outer</text:p>
          </table:table-cell>
        </table:table-row>
        <table:table-row table:style-name="ro3">
          <table:table-cell table:style-name="ce1" table:formula="of:=IF(COM.MICROSOFT.MINIFS([.I$1:.I$1048576];[.I$1:.I$1048576];&quot;&gt;&quot;&amp;[.A68];[.H$1:.H$1048576];1)&gt;[.A68];COM.MICROSOFT.MINIFS([.I$1:.I$1048576];[.I$1:.I$1048576];&quot;&gt;&quot;&amp;[.A68];[.H$1:.H$1048576];1);&quot;&quot;)">
            <text:p/>
          </table:table-cell>
          <table:table-cell table:style-name="ce3" table:formula="of:=IF([.$A69]=&quot;&quot;;&quot;&quot;;INDEX([.$I$1:.$J$1048576];[.$A69];2))">
            <text:p/>
          </table:table-cell>
          <table:table-cell table:style-name="ce3" table:formula="of:=IF([.$A69]=&quot;&quot;;&quot;&quot;;VLOOKUP([.$A69];[.$I$1:.$J$1048576];2;0))">
            <text:p/>
          </table:table-cell>
          <table:table-cell table:number-columns-repeated="4"/>
          <table:table-cell table:formula="of:=IF(ISERROR(FIND([.$B$1];[.J69]));0;1)" office:value-type="float" office:value="0" calcext:value-type="float">
            <text:p>0</text:p>
          </table:table-cell>
          <table:table-cell table:formula="of:=ROW([.I69])" office:value-type="float" office:value="69" calcext:value-type="float">
            <text:p>69</text:p>
          </table:table-cell>
          <table:table-cell office:value-type="string" calcext:value-type="string">
            <text:p>coerce</text:p>
          </table:table-cell>
        </table:table-row>
        <table:table-row table:style-name="ro3">
          <table:table-cell table:style-name="ce1" table:formula="of:=IF(COM.MICROSOFT.MINIFS([.I$1:.I$1048576];[.I$1:.I$1048576];&quot;&gt;&quot;&amp;[.A69];[.H$1:.H$1048576];1)&gt;[.A69];COM.MICROSOFT.MINIFS([.I$1:.I$1048576];[.I$1:.I$1048576];&quot;&gt;&quot;&amp;[.A69];[.H$1:.H$1048576];1);&quot;&quot;)">
            <text:p/>
          </table:table-cell>
          <table:table-cell table:style-name="ce3" table:formula="of:=IF([.$A70]=&quot;&quot;;&quot;&quot;;INDEX([.$I$1:.$J$1048576];[.$A70];2))">
            <text:p/>
          </table:table-cell>
          <table:table-cell table:style-name="ce3" table:formula="of:=IF([.$A70]=&quot;&quot;;&quot;&quot;;VLOOKUP([.$A70];[.$I$1:.$J$1048576];2;0))">
            <text:p/>
          </table:table-cell>
          <table:table-cell table:number-columns-repeated="4"/>
          <table:table-cell table:formula="of:=IF(ISERROR(FIND([.$B$1];[.J70]));0;1)" office:value-type="float" office:value="0" calcext:value-type="float">
            <text:p>0</text:p>
          </table:table-cell>
          <table:table-cell table:formula="of:=ROW([.I70])" office:value-type="float" office:value="70" calcext:value-type="float">
            <text:p>70</text:p>
          </table:table-cell>
          <table:table-cell office:value-type="string" calcext:value-type="string">
            <text:p>strain</text:p>
          </table:table-cell>
        </table:table-row>
        <table:table-row table:style-name="ro3">
          <table:table-cell table:style-name="ce1" table:formula="of:=IF(COM.MICROSOFT.MINIFS([.I$1:.I$1048576];[.I$1:.I$1048576];&quot;&gt;&quot;&amp;[.A70];[.H$1:.H$1048576];1)&gt;[.A70];COM.MICROSOFT.MINIFS([.I$1:.I$1048576];[.I$1:.I$1048576];&quot;&gt;&quot;&amp;[.A70];[.H$1:.H$1048576];1);&quot;&quot;)">
            <text:p/>
          </table:table-cell>
          <table:table-cell table:style-name="ce3" table:formula="of:=IF([.$A71]=&quot;&quot;;&quot;&quot;;INDEX([.$I$1:.$J$1048576];[.$A71];2))">
            <text:p/>
          </table:table-cell>
          <table:table-cell table:style-name="ce3" table:formula="of:=IF([.$A71]=&quot;&quot;;&quot;&quot;;VLOOKUP([.$A71];[.$I$1:.$J$1048576];2;0))">
            <text:p/>
          </table:table-cell>
          <table:table-cell table:number-columns-repeated="4"/>
          <table:table-cell table:formula="of:=IF(ISERROR(FIND([.$B$1];[.J71]));0;1)" office:value-type="float" office:value="0" calcext:value-type="float">
            <text:p>0</text:p>
          </table:table-cell>
          <table:table-cell table:formula="of:=ROW([.I71])" office:value-type="float" office:value="71" calcext:value-type="float">
            <text:p>71</text:p>
          </table:table-cell>
          <table:table-cell office:value-type="string" calcext:value-type="string">
            <text:p>direct</text:p>
          </table:table-cell>
        </table:table-row>
        <table:table-row table:style-name="ro3">
          <table:table-cell table:style-name="ce1" table:formula="of:=IF(COM.MICROSOFT.MINIFS([.I$1:.I$1048576];[.I$1:.I$1048576];&quot;&gt;&quot;&amp;[.A71];[.H$1:.H$1048576];1)&gt;[.A71];COM.MICROSOFT.MINIFS([.I$1:.I$1048576];[.I$1:.I$1048576];&quot;&gt;&quot;&amp;[.A71];[.H$1:.H$1048576];1);&quot;&quot;)">
            <text:p/>
          </table:table-cell>
          <table:table-cell table:style-name="ce3" table:formula="of:=IF([.$A72]=&quot;&quot;;&quot;&quot;;INDEX([.$I$1:.$J$1048576];[.$A72];2))">
            <text:p/>
          </table:table-cell>
          <table:table-cell table:style-name="ce3" table:formula="of:=IF([.$A72]=&quot;&quot;;&quot;&quot;;VLOOKUP([.$A72];[.$I$1:.$J$1048576];2;0))">
            <text:p/>
          </table:table-cell>
          <table:table-cell table:number-columns-repeated="4"/>
          <table:table-cell table:formula="of:=IF(ISERROR(FIND([.$B$1];[.J72]));0;1)" office:value-type="float" office:value="0" calcext:value-type="float">
            <text:p>0</text:p>
          </table:table-cell>
          <table:table-cell table:formula="of:=ROW([.I72])" office:value-type="float" office:value="72" calcext:value-type="float">
            <text:p>72</text:p>
          </table:table-cell>
          <table:table-cell office:value-type="string" calcext:value-type="string">
            <text:p>field</text:p>
          </table:table-cell>
        </table:table-row>
        <table:table-row table:style-name="ro3">
          <table:table-cell table:style-name="ce1" table:formula="of:=IF(COM.MICROSOFT.MINIFS([.I$1:.I$1048576];[.I$1:.I$1048576];&quot;&gt;&quot;&amp;[.A72];[.H$1:.H$1048576];1)&gt;[.A72];COM.MICROSOFT.MINIFS([.I$1:.I$1048576];[.I$1:.I$1048576];&quot;&gt;&quot;&amp;[.A72];[.H$1:.H$1048576];1);&quot;&quot;)">
            <text:p/>
          </table:table-cell>
          <table:table-cell table:style-name="ce3" table:formula="of:=IF([.$A73]=&quot;&quot;;&quot;&quot;;INDEX([.$I$1:.$J$1048576];[.$A73];2))">
            <text:p/>
          </table:table-cell>
          <table:table-cell table:style-name="ce3" table:formula="of:=IF([.$A73]=&quot;&quot;;&quot;&quot;;VLOOKUP([.$A73];[.$I$1:.$J$1048576];2;0))">
            <text:p/>
          </table:table-cell>
          <table:table-cell table:number-columns-repeated="4"/>
          <table:table-cell table:formula="of:=IF(ISERROR(FIND([.$B$1];[.J73]));0;1)" office:value-type="float" office:value="0" calcext:value-type="float">
            <text:p>0</text:p>
          </table:table-cell>
          <table:table-cell table:formula="of:=ROW([.I73])" office:value-type="float" office:value="73" calcext:value-type="float">
            <text:p>73</text:p>
          </table:table-cell>
          <table:table-cell office:value-type="string" calcext:value-type="string">
            <text:p>conscious</text:p>
          </table:table-cell>
        </table:table-row>
        <table:table-row table:style-name="ro3">
          <table:table-cell table:style-name="ce1" table:formula="of:=IF(COM.MICROSOFT.MINIFS([.I$1:.I$1048576];[.I$1:.I$1048576];&quot;&gt;&quot;&amp;[.A73];[.H$1:.H$1048576];1)&gt;[.A73];COM.MICROSOFT.MINIFS([.I$1:.I$1048576];[.I$1:.I$1048576];&quot;&gt;&quot;&amp;[.A73];[.H$1:.H$1048576];1);&quot;&quot;)">
            <text:p/>
          </table:table-cell>
          <table:table-cell table:style-name="ce3" table:formula="of:=IF([.$A74]=&quot;&quot;;&quot;&quot;;INDEX([.$I$1:.$J$1048576];[.$A74];2))">
            <text:p/>
          </table:table-cell>
          <table:table-cell table:style-name="ce3" table:formula="of:=IF([.$A74]=&quot;&quot;;&quot;&quot;;VLOOKUP([.$A74];[.$I$1:.$J$1048576];2;0))">
            <text:p/>
          </table:table-cell>
          <table:table-cell table:number-columns-repeated="4"/>
          <table:table-cell table:formula="of:=IF(ISERROR(FIND([.$B$1];[.J74]));0;1)" office:value-type="float" office:value="0" calcext:value-type="float">
            <text:p>0</text:p>
          </table:table-cell>
          <table:table-cell table:formula="of:=ROW([.I74])" office:value-type="float" office:value="74" calcext:value-type="float">
            <text:p>74</text:p>
          </table:table-cell>
          <table:table-cell office:value-type="string" calcext:value-type="string">
            <text:p>bulletin</text:p>
          </table:table-cell>
        </table:table-row>
        <table:table-row table:style-name="ro3">
          <table:table-cell table:style-name="ce1" table:formula="of:=IF(COM.MICROSOFT.MINIFS([.I$1:.I$1048576];[.I$1:.I$1048576];&quot;&gt;&quot;&amp;[.A74];[.H$1:.H$1048576];1)&gt;[.A74];COM.MICROSOFT.MINIFS([.I$1:.I$1048576];[.I$1:.I$1048576];&quot;&gt;&quot;&amp;[.A74];[.H$1:.H$1048576];1);&quot;&quot;)">
            <text:p/>
          </table:table-cell>
          <table:table-cell table:style-name="ce3" table:formula="of:=IF([.$A75]=&quot;&quot;;&quot;&quot;;INDEX([.$I$1:.$J$1048576];[.$A75];2))">
            <text:p/>
          </table:table-cell>
          <table:table-cell table:style-name="ce3" table:formula="of:=IF([.$A75]=&quot;&quot;;&quot;&quot;;VLOOKUP([.$A75];[.$I$1:.$J$1048576];2;0))">
            <text:p/>
          </table:table-cell>
          <table:table-cell table:number-columns-repeated="4"/>
          <table:table-cell table:formula="of:=IF(ISERROR(FIND([.$B$1];[.J75]));0;1)" office:value-type="float" office:value="0" calcext:value-type="float">
            <text:p>0</text:p>
          </table:table-cell>
          <table:table-cell table:formula="of:=ROW([.I75])" office:value-type="float" office:value="75" calcext:value-type="float">
            <text:p>75</text:p>
          </table:table-cell>
          <table:table-cell office:value-type="string" calcext:value-type="string">
            <text:p>poll</text:p>
          </table:table-cell>
        </table:table-row>
        <table:table-row table:style-name="ro3">
          <table:table-cell table:style-name="ce1" table:formula="of:=IF(COM.MICROSOFT.MINIFS([.I$1:.I$1048576];[.I$1:.I$1048576];&quot;&gt;&quot;&amp;[.A75];[.H$1:.H$1048576];1)&gt;[.A75];COM.MICROSOFT.MINIFS([.I$1:.I$1048576];[.I$1:.I$1048576];&quot;&gt;&quot;&amp;[.A75];[.H$1:.H$1048576];1);&quot;&quot;)">
            <text:p/>
          </table:table-cell>
          <table:table-cell table:style-name="ce3" table:formula="of:=IF([.$A76]=&quot;&quot;;&quot;&quot;;INDEX([.$I$1:.$J$1048576];[.$A76];2))">
            <text:p/>
          </table:table-cell>
          <table:table-cell table:style-name="ce3" table:formula="of:=IF([.$A76]=&quot;&quot;;&quot;&quot;;VLOOKUP([.$A76];[.$I$1:.$J$1048576];2;0))">
            <text:p/>
          </table:table-cell>
          <table:table-cell table:number-columns-repeated="4"/>
          <table:table-cell table:formula="of:=IF(ISERROR(FIND([.$B$1];[.J76]));0;1)" office:value-type="float" office:value="0" calcext:value-type="float">
            <text:p>0</text:p>
          </table:table-cell>
          <table:table-cell table:formula="of:=ROW([.I76])" office:value-type="float" office:value="76" calcext:value-type="float">
            <text:p>76</text:p>
          </table:table-cell>
          <table:table-cell office:value-type="string" calcext:value-type="string">
            <text:p>pension</text:p>
          </table:table-cell>
        </table:table-row>
        <table:table-row table:style-name="ro3">
          <table:table-cell table:style-name="ce1" table:formula="of:=IF(COM.MICROSOFT.MINIFS([.I$1:.I$1048576];[.I$1:.I$1048576];&quot;&gt;&quot;&amp;[.A76];[.H$1:.H$1048576];1)&gt;[.A76];COM.MICROSOFT.MINIFS([.I$1:.I$1048576];[.I$1:.I$1048576];&quot;&gt;&quot;&amp;[.A76];[.H$1:.H$1048576];1);&quot;&quot;)">
            <text:p/>
          </table:table-cell>
          <table:table-cell table:style-name="ce3" table:formula="of:=IF([.$A77]=&quot;&quot;;&quot;&quot;;INDEX([.$I$1:.$J$1048576];[.$A77];2))">
            <text:p/>
          </table:table-cell>
          <table:table-cell table:style-name="ce3" table:formula="of:=IF([.$A77]=&quot;&quot;;&quot;&quot;;VLOOKUP([.$A77];[.$I$1:.$J$1048576];2;0))">
            <text:p/>
          </table:table-cell>
          <table:table-cell table:number-columns-repeated="4"/>
          <table:table-cell table:formula="of:=IF(ISERROR(FIND([.$B$1];[.J77]));0;1)" office:value-type="float" office:value="0" calcext:value-type="float">
            <text:p>0</text:p>
          </table:table-cell>
          <table:table-cell table:formula="of:=ROW([.I77])" office:value-type="float" office:value="77" calcext:value-type="float">
            <text:p>77</text:p>
          </table:table-cell>
          <table:table-cell office:value-type="string" calcext:value-type="string">
            <text:p>undress</text:p>
          </table:table-cell>
        </table:table-row>
        <table:table-row table:style-name="ro3">
          <table:table-cell table:style-name="ce1" table:formula="of:=IF(COM.MICROSOFT.MINIFS([.I$1:.I$1048576];[.I$1:.I$1048576];&quot;&gt;&quot;&amp;[.A77];[.H$1:.H$1048576];1)&gt;[.A77];COM.MICROSOFT.MINIFS([.I$1:.I$1048576];[.I$1:.I$1048576];&quot;&gt;&quot;&amp;[.A77];[.H$1:.H$1048576];1);&quot;&quot;)">
            <text:p/>
          </table:table-cell>
          <table:table-cell table:style-name="ce3" table:formula="of:=IF([.$A78]=&quot;&quot;;&quot;&quot;;INDEX([.$I$1:.$J$1048576];[.$A78];2))">
            <text:p/>
          </table:table-cell>
          <table:table-cell table:style-name="ce3" table:formula="of:=IF([.$A78]=&quot;&quot;;&quot;&quot;;VLOOKUP([.$A78];[.$I$1:.$J$1048576];2;0))">
            <text:p/>
          </table:table-cell>
          <table:table-cell table:number-columns-repeated="4"/>
          <table:table-cell table:formula="of:=IF(ISERROR(FIND([.$B$1];[.J78]));0;1)" office:value-type="float" office:value="0" calcext:value-type="float">
            <text:p>0</text:p>
          </table:table-cell>
          <table:table-cell table:formula="of:=ROW([.I78])" office:value-type="float" office:value="78" calcext:value-type="float">
            <text:p>78</text:p>
          </table:table-cell>
          <table:table-cell office:value-type="string" calcext:value-type="string">
            <text:p>export</text:p>
          </table:table-cell>
        </table:table-row>
        <table:table-row table:style-name="ro3">
          <table:table-cell table:style-name="ce1" table:formula="of:=IF(COM.MICROSOFT.MINIFS([.I$1:.I$1048576];[.I$1:.I$1048576];&quot;&gt;&quot;&amp;[.A78];[.H$1:.H$1048576];1)&gt;[.A78];COM.MICROSOFT.MINIFS([.I$1:.I$1048576];[.I$1:.I$1048576];&quot;&gt;&quot;&amp;[.A78];[.H$1:.H$1048576];1);&quot;&quot;)">
            <text:p/>
          </table:table-cell>
          <table:table-cell table:style-name="ce3" table:formula="of:=IF([.$A79]=&quot;&quot;;&quot;&quot;;INDEX([.$I$1:.$J$1048576];[.$A79];2))">
            <text:p/>
          </table:table-cell>
          <table:table-cell table:style-name="ce3" table:formula="of:=IF([.$A79]=&quot;&quot;;&quot;&quot;;VLOOKUP([.$A79];[.$I$1:.$J$1048576];2;0))">
            <text:p/>
          </table:table-cell>
          <table:table-cell table:number-columns-repeated="4"/>
          <table:table-cell table:formula="of:=IF(ISERROR(FIND([.$B$1];[.J79]));0;1)" office:value-type="float" office:value="0" calcext:value-type="float">
            <text:p>0</text:p>
          </table:table-cell>
          <table:table-cell table:formula="of:=ROW([.I79])" office:value-type="float" office:value="79" calcext:value-type="float">
            <text:p>79</text:p>
          </table:table-cell>
          <table:table-cell office:value-type="string" calcext:value-type="string">
            <text:p>wear</text:p>
          </table:table-cell>
        </table:table-row>
        <table:table-row table:style-name="ro3">
          <table:table-cell table:style-name="ce1" table:formula="of:=IF(COM.MICROSOFT.MINIFS([.I$1:.I$1048576];[.I$1:.I$1048576];&quot;&gt;&quot;&amp;[.A79];[.H$1:.H$1048576];1)&gt;[.A79];COM.MICROSOFT.MINIFS([.I$1:.I$1048576];[.I$1:.I$1048576];&quot;&gt;&quot;&amp;[.A79];[.H$1:.H$1048576];1);&quot;&quot;)">
            <text:p/>
          </table:table-cell>
          <table:table-cell table:style-name="ce3" table:formula="of:=IF([.$A80]=&quot;&quot;;&quot;&quot;;INDEX([.$I$1:.$J$1048576];[.$A80];2))">
            <text:p/>
          </table:table-cell>
          <table:table-cell table:style-name="ce3" table:formula="of:=IF([.$A80]=&quot;&quot;;&quot;&quot;;VLOOKUP([.$A80];[.$I$1:.$J$1048576];2;0))">
            <text:p/>
          </table:table-cell>
          <table:table-cell table:number-columns-repeated="4"/>
          <table:table-cell table:formula="of:=IF(ISERROR(FIND([.$B$1];[.J80]));0;1)" office:value-type="float" office:value="0" calcext:value-type="float">
            <text:p>0</text:p>
          </table:table-cell>
          <table:table-cell table:formula="of:=ROW([.I80])" office:value-type="float" office:value="80" calcext:value-type="float">
            <text:p>80</text:p>
          </table:table-cell>
          <table:table-cell office:value-type="string" calcext:value-type="string">
            <text:p>release</text:p>
          </table:table-cell>
        </table:table-row>
        <table:table-row table:style-name="ro3">
          <table:table-cell table:style-name="ce1" table:formula="of:=IF(COM.MICROSOFT.MINIFS([.I$1:.I$1048576];[.I$1:.I$1048576];&quot;&gt;&quot;&amp;[.A80];[.H$1:.H$1048576];1)&gt;[.A80];COM.MICROSOFT.MINIFS([.I$1:.I$1048576];[.I$1:.I$1048576];&quot;&gt;&quot;&amp;[.A80];[.H$1:.H$1048576];1);&quot;&quot;)">
            <text:p/>
          </table:table-cell>
          <table:table-cell table:style-name="ce3" table:formula="of:=IF([.$A81]=&quot;&quot;;&quot;&quot;;INDEX([.$I$1:.$J$1048576];[.$A81];2))">
            <text:p/>
          </table:table-cell>
          <table:table-cell table:style-name="ce3" table:formula="of:=IF([.$A81]=&quot;&quot;;&quot;&quot;;VLOOKUP([.$A81];[.$I$1:.$J$1048576];2;0))">
            <text:p/>
          </table:table-cell>
          <table:table-cell table:number-columns-repeated="4"/>
          <table:table-cell table:formula="of:=IF(ISERROR(FIND([.$B$1];[.J81]));0;1)" office:value-type="float" office:value="0" calcext:value-type="float">
            <text:p>0</text:p>
          </table:table-cell>
          <table:table-cell table:formula="of:=ROW([.I81])" office:value-type="float" office:value="81" calcext:value-type="float">
            <text:p>81</text:p>
          </table:table-cell>
          <table:table-cell office:value-type="string" calcext:value-type="string">
            <text:p>stir</text:p>
          </table:table-cell>
        </table:table-row>
        <table:table-row table:style-name="ro3">
          <table:table-cell table:style-name="ce1" table:formula="of:=IF(COM.MICROSOFT.MINIFS([.I$1:.I$1048576];[.I$1:.I$1048576];&quot;&gt;&quot;&amp;[.A81];[.H$1:.H$1048576];1)&gt;[.A81];COM.MICROSOFT.MINIFS([.I$1:.I$1048576];[.I$1:.I$1048576];&quot;&gt;&quot;&amp;[.A81];[.H$1:.H$1048576];1);&quot;&quot;)">
            <text:p/>
          </table:table-cell>
          <table:table-cell table:style-name="ce3" table:formula="of:=IF([.$A82]=&quot;&quot;;&quot;&quot;;INDEX([.$I$1:.$J$1048576];[.$A82];2))">
            <text:p/>
          </table:table-cell>
          <table:table-cell table:style-name="ce3" table:formula="of:=IF([.$A82]=&quot;&quot;;&quot;&quot;;VLOOKUP([.$A82];[.$I$1:.$J$1048576];2;0))">
            <text:p/>
          </table:table-cell>
          <table:table-cell table:number-columns-repeated="4"/>
          <table:table-cell table:formula="of:=IF(ISERROR(FIND([.$B$1];[.J82]));0;1)" office:value-type="float" office:value="0" calcext:value-type="float">
            <text:p>0</text:p>
          </table:table-cell>
          <table:table-cell table:formula="of:=ROW([.I82])" office:value-type="float" office:value="82" calcext:value-type="float">
            <text:p>82</text:p>
          </table:table-cell>
          <table:table-cell office:value-type="string" calcext:value-type="string">
            <text:p>aid</text:p>
          </table:table-cell>
        </table:table-row>
        <table:table-row table:style-name="ro3">
          <table:table-cell table:style-name="ce1" table:formula="of:=IF(COM.MICROSOFT.MINIFS([.I$1:.I$1048576];[.I$1:.I$1048576];&quot;&gt;&quot;&amp;[.A82];[.H$1:.H$1048576];1)&gt;[.A82];COM.MICROSOFT.MINIFS([.I$1:.I$1048576];[.I$1:.I$1048576];&quot;&gt;&quot;&amp;[.A82];[.H$1:.H$1048576];1);&quot;&quot;)">
            <text:p/>
          </table:table-cell>
          <table:table-cell table:style-name="ce3" table:formula="of:=IF([.$A83]=&quot;&quot;;&quot;&quot;;INDEX([.$I$1:.$J$1048576];[.$A83];2))">
            <text:p/>
          </table:table-cell>
          <table:table-cell table:style-name="ce3" table:formula="of:=IF([.$A83]=&quot;&quot;;&quot;&quot;;VLOOKUP([.$A83];[.$I$1:.$J$1048576];2;0))">
            <text:p/>
          </table:table-cell>
          <table:table-cell table:number-columns-repeated="4"/>
          <table:table-cell table:formula="of:=IF(ISERROR(FIND([.$B$1];[.J83]));0;1)" office:value-type="float" office:value="0" calcext:value-type="float">
            <text:p>0</text:p>
          </table:table-cell>
          <table:table-cell table:formula="of:=ROW([.I83])" office:value-type="float" office:value="83" calcext:value-type="float">
            <text:p>83</text:p>
          </table:table-cell>
          <table:table-cell office:value-type="string" calcext:value-type="string">
            <text:p>beach</text:p>
          </table:table-cell>
        </table:table-row>
        <table:table-row table:style-name="ro3">
          <table:table-cell table:style-name="ce1" table:formula="of:=IF(COM.MICROSOFT.MINIFS([.I$1:.I$1048576];[.I$1:.I$1048576];&quot;&gt;&quot;&amp;[.A83];[.H$1:.H$1048576];1)&gt;[.A83];COM.MICROSOFT.MINIFS([.I$1:.I$1048576];[.I$1:.I$1048576];&quot;&gt;&quot;&amp;[.A83];[.H$1:.H$1048576];1);&quot;&quot;)">
            <text:p/>
          </table:table-cell>
          <table:table-cell table:style-name="ce3" table:formula="of:=IF([.$A84]=&quot;&quot;;&quot;&quot;;INDEX([.$I$1:.$J$1048576];[.$A84];2))">
            <text:p/>
          </table:table-cell>
          <table:table-cell table:style-name="ce3" table:formula="of:=IF([.$A84]=&quot;&quot;;&quot;&quot;;VLOOKUP([.$A84];[.$I$1:.$J$1048576];2;0))">
            <text:p/>
          </table:table-cell>
          <table:table-cell table:number-columns-repeated="4"/>
          <table:table-cell table:formula="of:=IF(ISERROR(FIND([.$B$1];[.J84]));0;1)" office:value-type="float" office:value="0" calcext:value-type="float">
            <text:p>0</text:p>
          </table:table-cell>
          <table:table-cell table:formula="of:=ROW([.I84])" office:value-type="float" office:value="84" calcext:value-type="float">
            <text:p>84</text:p>
          </table:table-cell>
          <table:table-cell office:value-type="string" calcext:value-type="string">
            <text:p>virtue</text:p>
          </table:table-cell>
        </table:table-row>
        <table:table-row table:style-name="ro3">
          <table:table-cell table:style-name="ce1" table:formula="of:=IF(COM.MICROSOFT.MINIFS([.I$1:.I$1048576];[.I$1:.I$1048576];&quot;&gt;&quot;&amp;[.A84];[.H$1:.H$1048576];1)&gt;[.A84];COM.MICROSOFT.MINIFS([.I$1:.I$1048576];[.I$1:.I$1048576];&quot;&gt;&quot;&amp;[.A84];[.H$1:.H$1048576];1);&quot;&quot;)">
            <text:p/>
          </table:table-cell>
          <table:table-cell table:style-name="ce3" table:formula="of:=IF([.$A85]=&quot;&quot;;&quot;&quot;;INDEX([.$I$1:.$J$1048576];[.$A85];2))">
            <text:p/>
          </table:table-cell>
          <table:table-cell table:style-name="ce3" table:formula="of:=IF([.$A85]=&quot;&quot;;&quot;&quot;;VLOOKUP([.$A85];[.$I$1:.$J$1048576];2;0))">
            <text:p/>
          </table:table-cell>
          <table:table-cell table:number-columns-repeated="4"/>
          <table:table-cell table:formula="of:=IF(ISERROR(FIND([.$B$1];[.J85]));0;1)" office:value-type="float" office:value="0" calcext:value-type="float">
            <text:p>0</text:p>
          </table:table-cell>
          <table:table-cell table:formula="of:=ROW([.I85])" office:value-type="float" office:value="85" calcext:value-type="float">
            <text:p>85</text:p>
          </table:table-cell>
          <table:table-cell office:value-type="string" calcext:value-type="string">
            <text:p>dozen</text:p>
          </table:table-cell>
        </table:table-row>
        <table:table-row table:style-name="ro3">
          <table:table-cell table:style-name="ce1" table:formula="of:=IF(COM.MICROSOFT.MINIFS([.I$1:.I$1048576];[.I$1:.I$1048576];&quot;&gt;&quot;&amp;[.A85];[.H$1:.H$1048576];1)&gt;[.A85];COM.MICROSOFT.MINIFS([.I$1:.I$1048576];[.I$1:.I$1048576];&quot;&gt;&quot;&amp;[.A85];[.H$1:.H$1048576];1);&quot;&quot;)">
            <text:p/>
          </table:table-cell>
          <table:table-cell table:style-name="ce3" table:formula="of:=IF([.$A86]=&quot;&quot;;&quot;&quot;;INDEX([.$I$1:.$J$1048576];[.$A86];2))">
            <text:p/>
          </table:table-cell>
          <table:table-cell table:style-name="ce3" table:formula="of:=IF([.$A86]=&quot;&quot;;&quot;&quot;;VLOOKUP([.$A86];[.$I$1:.$J$1048576];2;0))">
            <text:p/>
          </table:table-cell>
          <table:table-cell table:number-columns-repeated="4"/>
          <table:table-cell table:formula="of:=IF(ISERROR(FIND([.$B$1];[.J86]));0;1)" office:value-type="float" office:value="0" calcext:value-type="float">
            <text:p>0</text:p>
          </table:table-cell>
          <table:table-cell table:formula="of:=ROW([.I86])" office:value-type="float" office:value="86" calcext:value-type="float">
            <text:p>86</text:p>
          </table:table-cell>
          <table:table-cell office:value-type="string" calcext:value-type="string">
            <text:p>slip</text:p>
          </table:table-cell>
        </table:table-row>
        <table:table-row table:style-name="ro3">
          <table:table-cell table:style-name="ce1" table:formula="of:=IF(COM.MICROSOFT.MINIFS([.I$1:.I$1048576];[.I$1:.I$1048576];&quot;&gt;&quot;&amp;[.A86];[.H$1:.H$1048576];1)&gt;[.A86];COM.MICROSOFT.MINIFS([.I$1:.I$1048576];[.I$1:.I$1048576];&quot;&gt;&quot;&amp;[.A86];[.H$1:.H$1048576];1);&quot;&quot;)">
            <text:p/>
          </table:table-cell>
          <table:table-cell table:style-name="ce3" table:formula="of:=IF([.$A87]=&quot;&quot;;&quot;&quot;;INDEX([.$I$1:.$J$1048576];[.$A87];2))">
            <text:p/>
          </table:table-cell>
          <table:table-cell table:style-name="ce3" table:formula="of:=IF([.$A87]=&quot;&quot;;&quot;&quot;;VLOOKUP([.$A87];[.$I$1:.$J$1048576];2;0))">
            <text:p/>
          </table:table-cell>
          <table:table-cell table:number-columns-repeated="4"/>
          <table:table-cell table:formula="of:=IF(ISERROR(FIND([.$B$1];[.J87]));0;1)" office:value-type="float" office:value="0" calcext:value-type="float">
            <text:p>0</text:p>
          </table:table-cell>
          <table:table-cell table:formula="of:=ROW([.I87])" office:value-type="float" office:value="87" calcext:value-type="float">
            <text:p>87</text:p>
          </table:table-cell>
          <table:table-cell office:value-type="string" calcext:value-type="string">
            <text:p>class</text:p>
          </table:table-cell>
        </table:table-row>
        <table:table-row table:style-name="ro3">
          <table:table-cell table:style-name="ce1" table:formula="of:=IF(COM.MICROSOFT.MINIFS([.I$1:.I$1048576];[.I$1:.I$1048576];&quot;&gt;&quot;&amp;[.A87];[.H$1:.H$1048576];1)&gt;[.A87];COM.MICROSOFT.MINIFS([.I$1:.I$1048576];[.I$1:.I$1048576];&quot;&gt;&quot;&amp;[.A87];[.H$1:.H$1048576];1);&quot;&quot;)">
            <text:p/>
          </table:table-cell>
          <table:table-cell table:style-name="ce3" table:formula="of:=IF([.$A88]=&quot;&quot;;&quot;&quot;;INDEX([.$I$1:.$J$1048576];[.$A88];2))">
            <text:p/>
          </table:table-cell>
          <table:table-cell table:style-name="ce3" table:formula="of:=IF([.$A88]=&quot;&quot;;&quot;&quot;;VLOOKUP([.$A88];[.$I$1:.$J$1048576];2;0))">
            <text:p/>
          </table:table-cell>
          <table:table-cell table:number-columns-repeated="4"/>
          <table:table-cell table:formula="of:=IF(ISERROR(FIND([.$B$1];[.J88]));0;1)" office:value-type="float" office:value="0" calcext:value-type="float">
            <text:p>0</text:p>
          </table:table-cell>
          <table:table-cell table:formula="of:=ROW([.I88])" office:value-type="float" office:value="88" calcext:value-type="float">
            <text:p>88</text:p>
          </table:table-cell>
          <table:table-cell office:value-type="string" calcext:value-type="string">
            <text:p>resolution</text:p>
          </table:table-cell>
        </table:table-row>
        <table:table-row table:style-name="ro3">
          <table:table-cell table:style-name="ce1" table:formula="of:=IF(COM.MICROSOFT.MINIFS([.I$1:.I$1048576];[.I$1:.I$1048576];&quot;&gt;&quot;&amp;[.A88];[.H$1:.H$1048576];1)&gt;[.A88];COM.MICROSOFT.MINIFS([.I$1:.I$1048576];[.I$1:.I$1048576];&quot;&gt;&quot;&amp;[.A88];[.H$1:.H$1048576];1);&quot;&quot;)">
            <text:p/>
          </table:table-cell>
          <table:table-cell table:style-name="ce3" table:formula="of:=IF([.$A89]=&quot;&quot;;&quot;&quot;;INDEX([.$I$1:.$J$1048576];[.$A89];2))">
            <text:p/>
          </table:table-cell>
          <table:table-cell table:style-name="ce3" table:formula="of:=IF([.$A89]=&quot;&quot;;&quot;&quot;;VLOOKUP([.$A89];[.$I$1:.$J$1048576];2;0))">
            <text:p/>
          </table:table-cell>
          <table:table-cell table:number-columns-repeated="4"/>
          <table:table-cell table:formula="of:=IF(ISERROR(FIND([.$B$1];[.J89]));0;1)" office:value-type="float" office:value="0" calcext:value-type="float">
            <text:p>0</text:p>
          </table:table-cell>
          <table:table-cell table:formula="of:=ROW([.I89])" office:value-type="float" office:value="89" calcext:value-type="float">
            <text:p>89</text:p>
          </table:table-cell>
          <table:table-cell office:value-type="string" calcext:value-type="string">
            <text:p>straw</text:p>
          </table:table-cell>
        </table:table-row>
        <table:table-row table:style-name="ro3">
          <table:table-cell table:style-name="ce1" table:formula="of:=IF(COM.MICROSOFT.MINIFS([.I$1:.I$1048576];[.I$1:.I$1048576];&quot;&gt;&quot;&amp;[.A89];[.H$1:.H$1048576];1)&gt;[.A89];COM.MICROSOFT.MINIFS([.I$1:.I$1048576];[.I$1:.I$1048576];&quot;&gt;&quot;&amp;[.A89];[.H$1:.H$1048576];1);&quot;&quot;)">
            <text:p/>
          </table:table-cell>
          <table:table-cell table:style-name="ce3" table:formula="of:=IF([.$A90]=&quot;&quot;;&quot;&quot;;INDEX([.$I$1:.$J$1048576];[.$A90];2))">
            <text:p/>
          </table:table-cell>
          <table:table-cell table:style-name="ce3" table:formula="of:=IF([.$A90]=&quot;&quot;;&quot;&quot;;VLOOKUP([.$A90];[.$I$1:.$J$1048576];2;0))">
            <text:p/>
          </table:table-cell>
          <table:table-cell table:number-columns-repeated="4"/>
          <table:table-cell table:formula="of:=IF(ISERROR(FIND([.$B$1];[.J90]));0;1)" office:value-type="float" office:value="0" calcext:value-type="float">
            <text:p>0</text:p>
          </table:table-cell>
          <table:table-cell table:formula="of:=ROW([.I90])" office:value-type="float" office:value="90" calcext:value-type="float">
            <text:p>90</text:p>
          </table:table-cell>
          <table:table-cell office:value-type="string" calcext:value-type="string">
            <text:p>central</text:p>
          </table:table-cell>
        </table:table-row>
        <table:table-row table:style-name="ro3">
          <table:table-cell table:style-name="ce1" table:formula="of:=IF(COM.MICROSOFT.MINIFS([.I$1:.I$1048576];[.I$1:.I$1048576];&quot;&gt;&quot;&amp;[.A90];[.H$1:.H$1048576];1)&gt;[.A90];COM.MICROSOFT.MINIFS([.I$1:.I$1048576];[.I$1:.I$1048576];&quot;&gt;&quot;&amp;[.A90];[.H$1:.H$1048576];1);&quot;&quot;)">
            <text:p/>
          </table:table-cell>
          <table:table-cell table:style-name="ce3" table:formula="of:=IF([.$A91]=&quot;&quot;;&quot;&quot;;INDEX([.$I$1:.$J$1048576];[.$A91];2))">
            <text:p/>
          </table:table-cell>
          <table:table-cell table:style-name="ce3" table:formula="of:=IF([.$A91]=&quot;&quot;;&quot;&quot;;VLOOKUP([.$A91];[.$I$1:.$J$1048576];2;0))">
            <text:p/>
          </table:table-cell>
          <table:table-cell table:number-columns-repeated="4"/>
          <table:table-cell table:formula="of:=IF(ISERROR(FIND([.$B$1];[.J91]));0;1)" office:value-type="float" office:value="0" calcext:value-type="float">
            <text:p>0</text:p>
          </table:table-cell>
          <table:table-cell table:formula="of:=ROW([.I91])" office:value-type="float" office:value="91" calcext:value-type="float">
            <text:p>91</text:p>
          </table:table-cell>
          <table:table-cell office:value-type="string" calcext:value-type="string">
            <text:p>park</text:p>
          </table:table-cell>
        </table:table-row>
        <table:table-row table:style-name="ro3">
          <table:table-cell table:style-name="ce1" table:formula="of:=IF(COM.MICROSOFT.MINIFS([.I$1:.I$1048576];[.I$1:.I$1048576];&quot;&gt;&quot;&amp;[.A91];[.H$1:.H$1048576];1)&gt;[.A91];COM.MICROSOFT.MINIFS([.I$1:.I$1048576];[.I$1:.I$1048576];&quot;&gt;&quot;&amp;[.A91];[.H$1:.H$1048576];1);&quot;&quot;)">
            <text:p/>
          </table:table-cell>
          <table:table-cell table:style-name="ce3" table:formula="of:=IF([.$A92]=&quot;&quot;;&quot;&quot;;INDEX([.$I$1:.$J$1048576];[.$A92];2))">
            <text:p/>
          </table:table-cell>
          <table:table-cell table:style-name="ce3" table:formula="of:=IF([.$A92]=&quot;&quot;;&quot;&quot;;VLOOKUP([.$A92];[.$I$1:.$J$1048576];2;0))">
            <text:p/>
          </table:table-cell>
          <table:table-cell table:number-columns-repeated="4"/>
          <table:table-cell table:formula="of:=IF(ISERROR(FIND([.$B$1];[.J92]));0;1)" office:value-type="float" office:value="0" calcext:value-type="float">
            <text:p>0</text:p>
          </table:table-cell>
          <table:table-cell table:formula="of:=ROW([.I92])" office:value-type="float" office:value="92" calcext:value-type="float">
            <text:p>92</text:p>
          </table:table-cell>
          <table:table-cell office:value-type="string" calcext:value-type="string">
            <text:p>stock</text:p>
          </table:table-cell>
        </table:table-row>
        <table:table-row table:style-name="ro3">
          <table:table-cell table:style-name="ce1" table:formula="of:=IF(COM.MICROSOFT.MINIFS([.I$1:.I$1048576];[.I$1:.I$1048576];&quot;&gt;&quot;&amp;[.A92];[.H$1:.H$1048576];1)&gt;[.A92];COM.MICROSOFT.MINIFS([.I$1:.I$1048576];[.I$1:.I$1048576];&quot;&gt;&quot;&amp;[.A92];[.H$1:.H$1048576];1);&quot;&quot;)">
            <text:p/>
          </table:table-cell>
          <table:table-cell table:style-name="ce3" table:formula="of:=IF([.$A93]=&quot;&quot;;&quot;&quot;;INDEX([.$I$1:.$J$1048576];[.$A93];2))">
            <text:p/>
          </table:table-cell>
          <table:table-cell table:style-name="ce3" table:formula="of:=IF([.$A93]=&quot;&quot;;&quot;&quot;;VLOOKUP([.$A93];[.$I$1:.$J$1048576];2;0))">
            <text:p/>
          </table:table-cell>
          <table:table-cell table:number-columns-repeated="4"/>
          <table:table-cell table:formula="of:=IF(ISERROR(FIND([.$B$1];[.J93]));0;1)" office:value-type="float" office:value="0" calcext:value-type="float">
            <text:p>0</text:p>
          </table:table-cell>
          <table:table-cell table:formula="of:=ROW([.I93])" office:value-type="float" office:value="93" calcext:value-type="float">
            <text:p>93</text:p>
          </table:table-cell>
          <table:table-cell office:value-type="string" calcext:value-type="string">
            <text:p>inject</text:p>
          </table:table-cell>
        </table:table-row>
        <table:table-row table:style-name="ro3">
          <table:table-cell table:style-name="ce1" table:formula="of:=IF(COM.MICROSOFT.MINIFS([.I$1:.I$1048576];[.I$1:.I$1048576];&quot;&gt;&quot;&amp;[.A93];[.H$1:.H$1048576];1)&gt;[.A93];COM.MICROSOFT.MINIFS([.I$1:.I$1048576];[.I$1:.I$1048576];&quot;&gt;&quot;&amp;[.A93];[.H$1:.H$1048576];1);&quot;&quot;)">
            <text:p/>
          </table:table-cell>
          <table:table-cell table:style-name="ce3" table:formula="of:=IF([.$A94]=&quot;&quot;;&quot;&quot;;INDEX([.$I$1:.$J$1048576];[.$A94];2))">
            <text:p/>
          </table:table-cell>
          <table:table-cell table:style-name="ce3" table:formula="of:=IF([.$A94]=&quot;&quot;;&quot;&quot;;VLOOKUP([.$A94];[.$I$1:.$J$1048576];2;0))">
            <text:p/>
          </table:table-cell>
          <table:table-cell table:number-columns-repeated="4"/>
          <table:table-cell table:formula="of:=IF(ISERROR(FIND([.$B$1];[.J94]));0;1)" office:value-type="float" office:value="0" calcext:value-type="float">
            <text:p>0</text:p>
          </table:table-cell>
          <table:table-cell table:formula="of:=ROW([.I94])" office:value-type="float" office:value="94" calcext:value-type="float">
            <text:p>94</text:p>
          </table:table-cell>
          <table:table-cell office:value-type="string" calcext:value-type="string">
            <text:p>bomber</text:p>
          </table:table-cell>
        </table:table-row>
        <table:table-row table:style-name="ro3">
          <table:table-cell table:style-name="ce1" table:formula="of:=IF(COM.MICROSOFT.MINIFS([.I$1:.I$1048576];[.I$1:.I$1048576];&quot;&gt;&quot;&amp;[.A94];[.H$1:.H$1048576];1)&gt;[.A94];COM.MICROSOFT.MINIFS([.I$1:.I$1048576];[.I$1:.I$1048576];&quot;&gt;&quot;&amp;[.A94];[.H$1:.H$1048576];1);&quot;&quot;)">
            <text:p/>
          </table:table-cell>
          <table:table-cell table:style-name="ce3" table:formula="of:=IF([.$A95]=&quot;&quot;;&quot;&quot;;INDEX([.$I$1:.$J$1048576];[.$A95];2))">
            <text:p/>
          </table:table-cell>
          <table:table-cell table:style-name="ce3" table:formula="of:=IF([.$A95]=&quot;&quot;;&quot;&quot;;VLOOKUP([.$A95];[.$I$1:.$J$1048576];2;0))">
            <text:p/>
          </table:table-cell>
          <table:table-cell table:number-columns-repeated="4"/>
          <table:table-cell table:formula="of:=IF(ISERROR(FIND([.$B$1];[.J95]));0;1)" office:value-type="float" office:value="0" calcext:value-type="float">
            <text:p>0</text:p>
          </table:table-cell>
          <table:table-cell table:formula="of:=ROW([.I95])" office:value-type="float" office:value="95" calcext:value-type="float">
            <text:p>95</text:p>
          </table:table-cell>
          <table:table-cell office:value-type="string" calcext:value-type="string">
            <text:p>revolution</text:p>
          </table:table-cell>
        </table:table-row>
        <table:table-row table:style-name="ro3">
          <table:table-cell table:style-name="ce1" table:formula="of:=IF(COM.MICROSOFT.MINIFS([.I$1:.I$1048576];[.I$1:.I$1048576];&quot;&gt;&quot;&amp;[.A95];[.H$1:.H$1048576];1)&gt;[.A95];COM.MICROSOFT.MINIFS([.I$1:.I$1048576];[.I$1:.I$1048576];&quot;&gt;&quot;&amp;[.A95];[.H$1:.H$1048576];1);&quot;&quot;)">
            <text:p/>
          </table:table-cell>
          <table:table-cell table:style-name="ce3" table:formula="of:=IF([.$A96]=&quot;&quot;;&quot;&quot;;INDEX([.$I$1:.$J$1048576];[.$A96];2))">
            <text:p/>
          </table:table-cell>
          <table:table-cell table:style-name="ce3" table:formula="of:=IF([.$A96]=&quot;&quot;;&quot;&quot;;VLOOKUP([.$A96];[.$I$1:.$J$1048576];2;0))">
            <text:p/>
          </table:table-cell>
          <table:table-cell table:number-columns-repeated="4"/>
          <table:table-cell table:formula="of:=IF(ISERROR(FIND([.$B$1];[.J96]));0;1)" office:value-type="float" office:value="0" calcext:value-type="float">
            <text:p>0</text:p>
          </table:table-cell>
          <table:table-cell table:formula="of:=ROW([.I96])" office:value-type="float" office:value="96" calcext:value-type="float">
            <text:p>96</text:p>
          </table:table-cell>
          <table:table-cell office:value-type="string" calcext:value-type="string">
            <text:p>share</text:p>
          </table:table-cell>
        </table:table-row>
        <table:table-row table:style-name="ro3">
          <table:table-cell table:style-name="ce1" table:formula="of:=IF(COM.MICROSOFT.MINIFS([.I$1:.I$1048576];[.I$1:.I$1048576];&quot;&gt;&quot;&amp;[.A96];[.H$1:.H$1048576];1)&gt;[.A96];COM.MICROSOFT.MINIFS([.I$1:.I$1048576];[.I$1:.I$1048576];&quot;&gt;&quot;&amp;[.A96];[.H$1:.H$1048576];1);&quot;&quot;)">
            <text:p/>
          </table:table-cell>
          <table:table-cell table:style-name="ce3" table:formula="of:=IF([.$A97]=&quot;&quot;;&quot;&quot;;INDEX([.$I$1:.$J$1048576];[.$A97];2))">
            <text:p/>
          </table:table-cell>
          <table:table-cell table:style-name="ce3" table:formula="of:=IF([.$A97]=&quot;&quot;;&quot;&quot;;VLOOKUP([.$A97];[.$I$1:.$J$1048576];2;0))">
            <text:p/>
          </table:table-cell>
          <table:table-cell table:number-columns-repeated="4"/>
          <table:table-cell table:formula="of:=IF(ISERROR(FIND([.$B$1];[.J97]));0;1)" office:value-type="float" office:value="0" calcext:value-type="float">
            <text:p>0</text:p>
          </table:table-cell>
          <table:table-cell table:formula="of:=ROW([.I97])" office:value-type="float" office:value="97" calcext:value-type="float">
            <text:p>97</text:p>
          </table:table-cell>
          <table:table-cell office:value-type="string" calcext:value-type="string">
            <text:p>moving</text:p>
          </table:table-cell>
        </table:table-row>
        <table:table-row table:style-name="ro3">
          <table:table-cell table:style-name="ce1" table:formula="of:=IF(COM.MICROSOFT.MINIFS([.I$1:.I$1048576];[.I$1:.I$1048576];&quot;&gt;&quot;&amp;[.A97];[.H$1:.H$1048576];1)&gt;[.A97];COM.MICROSOFT.MINIFS([.I$1:.I$1048576];[.I$1:.I$1048576];&quot;&gt;&quot;&amp;[.A97];[.H$1:.H$1048576];1);&quot;&quot;)">
            <text:p/>
          </table:table-cell>
          <table:table-cell table:style-name="ce3" table:formula="of:=IF([.$A98]=&quot;&quot;;&quot;&quot;;INDEX([.$I$1:.$J$1048576];[.$A98];2))">
            <text:p/>
          </table:table-cell>
          <table:table-cell table:style-name="ce3" table:formula="of:=IF([.$A98]=&quot;&quot;;&quot;&quot;;VLOOKUP([.$A98];[.$I$1:.$J$1048576];2;0))">
            <text:p/>
          </table:table-cell>
          <table:table-cell table:number-columns-repeated="4"/>
          <table:table-cell table:formula="of:=IF(ISERROR(FIND([.$B$1];[.J98]));0;1)" office:value-type="float" office:value="0" calcext:value-type="float">
            <text:p>0</text:p>
          </table:table-cell>
          <table:table-cell table:formula="of:=ROW([.I98])" office:value-type="float" office:value="98" calcext:value-type="float">
            <text:p>98</text:p>
          </table:table-cell>
          <table:table-cell office:value-type="string" calcext:value-type="string">
            <text:p>moon</text:p>
          </table:table-cell>
        </table:table-row>
        <table:table-row table:style-name="ro3">
          <table:table-cell table:style-name="ce1" table:formula="of:=IF(COM.MICROSOFT.MINIFS([.I$1:.I$1048576];[.I$1:.I$1048576];&quot;&gt;&quot;&amp;[.A98];[.H$1:.H$1048576];1)&gt;[.A98];COM.MICROSOFT.MINIFS([.I$1:.I$1048576];[.I$1:.I$1048576];&quot;&gt;&quot;&amp;[.A98];[.H$1:.H$1048576];1);&quot;&quot;)">
            <text:p/>
          </table:table-cell>
          <table:table-cell table:style-name="ce3" table:formula="of:=IF([.$A99]=&quot;&quot;;&quot;&quot;;INDEX([.$I$1:.$J$1048576];[.$A99];2))">
            <text:p/>
          </table:table-cell>
          <table:table-cell table:style-name="ce3" table:formula="of:=IF([.$A99]=&quot;&quot;;&quot;&quot;;VLOOKUP([.$A99];[.$I$1:.$J$1048576];2;0))">
            <text:p/>
          </table:table-cell>
          <table:table-cell table:number-columns-repeated="4"/>
          <table:table-cell table:formula="of:=IF(ISERROR(FIND([.$B$1];[.J99]));0;1)" office:value-type="float" office:value="1" calcext:value-type="float">
            <text:p>1</text:p>
          </table:table-cell>
          <table:table-cell table:formula="of:=ROW([.I99])" office:value-type="float" office:value="99" calcext:value-type="float">
            <text:p>99</text:p>
          </table:table-cell>
          <table:table-cell office:value-type="string" calcext:value-type="string">
            <text:p>auditor</text:p>
          </table:table-cell>
        </table:table-row>
        <table:table-row table:style-name="ro3">
          <table:table-cell table:style-name="ce1" table:formula="of:=IF(COM.MICROSOFT.MINIFS([.I$1:.I$1048576];[.I$1:.I$1048576];&quot;&gt;&quot;&amp;[.A99];[.H$1:.H$1048576];1)&gt;[.A99];COM.MICROSOFT.MINIFS([.I$1:.I$1048576];[.I$1:.I$1048576];&quot;&gt;&quot;&amp;[.A99];[.H$1:.H$1048576];1);&quot;&quot;)">
            <text:p/>
          </table:table-cell>
          <table:table-cell table:style-name="ce3" table:formula="of:=IF([.$A100]=&quot;&quot;;&quot;&quot;;INDEX([.$I$1:.$J$1048576];[.$A100];2))">
            <text:p/>
          </table:table-cell>
          <table:table-cell table:style-name="ce3" table:formula="of:=IF([.$A100]=&quot;&quot;;&quot;&quot;;VLOOKUP([.$A100];[.$I$1:.$J$1048576];2;0))">
            <text:p/>
          </table:table-cell>
          <table:table-cell table:number-columns-repeated="4"/>
          <table:table-cell table:formula="of:=IF(ISERROR(FIND([.$B$1];[.J100]));0;1)" office:value-type="float" office:value="0" calcext:value-type="float">
            <text:p>0</text:p>
          </table:table-cell>
          <table:table-cell table:formula="of:=ROW([.I100])" office:value-type="float" office:value="100" calcext:value-type="float">
            <text:p>100</text:p>
          </table:table-cell>
          <table:table-cell office:value-type="string" calcext:value-type="string">
            <text:p>flex</text:p>
          </table:table-cell>
        </table:table-row>
        <table:table-row table:style-name="ro3">
          <table:table-cell table:style-name="ce1" table:formula="of:=IF(COM.MICROSOFT.MINIFS([.I$1:.I$1048576];[.I$1:.I$1048576];&quot;&gt;&quot;&amp;[.A100];[.H$1:.H$1048576];1)&gt;[.A100];COM.MICROSOFT.MINIFS([.I$1:.I$1048576];[.I$1:.I$1048576];&quot;&gt;&quot;&amp;[.A100];[.H$1:.H$1048576];1);&quot;&quot;)">
            <text:p/>
          </table:table-cell>
          <table:table-cell table:style-name="ce3" table:formula="of:=IF([.$A101]=&quot;&quot;;&quot;&quot;;INDEX([.$I$1:.$J$1048576];[.$A101];2))">
            <text:p/>
          </table:table-cell>
          <table:table-cell table:style-name="ce3" table:formula="of:=IF([.$A101]=&quot;&quot;;&quot;&quot;;VLOOKUP([.$A101];[.$I$1:.$J$1048576];2;0))">
            <text:p/>
          </table:table-cell>
          <table:table-cell table:number-columns-repeated="4"/>
          <table:table-cell table:formula="of:=IF(ISERROR(FIND([.$B$1];[.J101]));0;1)" office:value-type="float" office:value="0" calcext:value-type="float">
            <text:p>0</text:p>
          </table:table-cell>
          <table:table-cell table:formula="of:=ROW([.I101])" office:value-type="float" office:value="101" calcext:value-type="float">
            <text:p>101</text:p>
          </table:table-cell>
          <table:table-cell office:value-type="string" calcext:value-type="string">
            <text:p>tempt</text:p>
          </table:table-cell>
        </table:table-row>
        <table:table-row table:style-name="ro3">
          <table:table-cell table:style-name="ce1" table:formula="of:=IF(COM.MICROSOFT.MINIFS([.I$1:.I$1048576];[.I$1:.I$1048576];&quot;&gt;&quot;&amp;[.A101];[.H$1:.H$1048576];1)&gt;[.A101];COM.MICROSOFT.MINIFS([.I$1:.I$1048576];[.I$1:.I$1048576];&quot;&gt;&quot;&amp;[.A101];[.H$1:.H$1048576];1);&quot;&quot;)">
            <text:p/>
          </table:table-cell>
          <table:table-cell table:style-name="ce3" table:formula="of:=IF([.$A102]=&quot;&quot;;&quot;&quot;;INDEX([.$I$1:.$J$1048576];[.$A102];2))">
            <text:p/>
          </table:table-cell>
          <table:table-cell table:style-name="ce3" table:formula="of:=IF([.$A102]=&quot;&quot;;&quot;&quot;;VLOOKUP([.$A102];[.$I$1:.$J$1048576];2;0))">
            <text:p/>
          </table:table-cell>
          <table:table-cell table:number-columns-repeated="4"/>
          <table:table-cell table:formula="of:=IF(ISERROR(FIND([.$B$1];[.J102]));0;1)" office:value-type="float" office:value="0" calcext:value-type="float">
            <text:p>0</text:p>
          </table:table-cell>
          <table:table-cell table:formula="of:=ROW([.I102])" office:value-type="float" office:value="102" calcext:value-type="float">
            <text:p>102</text:p>
          </table:table-cell>
          <table:table-cell office:value-type="string" calcext:value-type="string">
            <text:p>debut</text:p>
          </table:table-cell>
        </table:table-row>
        <table:table-row table:style-name="ro3">
          <table:table-cell table:style-name="ce1" table:formula="of:=IF(COM.MICROSOFT.MINIFS([.I$1:.I$1048576];[.I$1:.I$1048576];&quot;&gt;&quot;&amp;[.A102];[.H$1:.H$1048576];1)&gt;[.A102];COM.MICROSOFT.MINIFS([.I$1:.I$1048576];[.I$1:.I$1048576];&quot;&gt;&quot;&amp;[.A102];[.H$1:.H$1048576];1);&quot;&quot;)">
            <text:p/>
          </table:table-cell>
          <table:table-cell table:style-name="ce3" table:formula="of:=IF([.$A103]=&quot;&quot;;&quot;&quot;;INDEX([.$I$1:.$J$1048576];[.$A103];2))">
            <text:p/>
          </table:table-cell>
          <table:table-cell table:style-name="ce3" table:formula="of:=IF([.$A103]=&quot;&quot;;&quot;&quot;;VLOOKUP([.$A103];[.$I$1:.$J$1048576];2;0))">
            <text:p/>
          </table:table-cell>
          <table:table-cell table:number-columns-repeated="7"/>
        </table:table-row>
        <table:table-row table:style-name="ro3">
          <table:table-cell table:style-name="ce1" table:formula="of:=IF(COM.MICROSOFT.MINIFS([.I$1:.I$1048576];[.I$1:.I$1048576];&quot;&gt;&quot;&amp;[.A103];[.H$1:.H$1048576];1)&gt;[.A103];COM.MICROSOFT.MINIFS([.I$1:.I$1048576];[.I$1:.I$1048576];&quot;&gt;&quot;&amp;[.A103];[.H$1:.H$1048576];1);&quot;&quot;)">
            <text:p/>
          </table:table-cell>
          <table:table-cell table:style-name="ce3" table:formula="of:=IF([.$A104]=&quot;&quot;;&quot;&quot;;INDEX([.$I$1:.$J$1048576];[.$A104];2))">
            <text:p/>
          </table:table-cell>
          <table:table-cell table:style-name="ce3" table:formula="of:=IF([.$A104]=&quot;&quot;;&quot;&quot;;VLOOKUP([.$A104];[.$I$1:.$J$1048576];2;0))">
            <text:p/>
          </table:table-cell>
          <table:table-cell table:number-columns-repeated="7"/>
        </table:table-row>
        <table:table-row table:style-name="ro3">
          <table:table-cell table:style-name="ce1" table:formula="of:=IF(COM.MICROSOFT.MINIFS([.I$1:.I$1048576];[.I$1:.I$1048576];&quot;&gt;&quot;&amp;[.A104];[.H$1:.H$1048576];1)&gt;[.A104];COM.MICROSOFT.MINIFS([.I$1:.I$1048576];[.I$1:.I$1048576];&quot;&gt;&quot;&amp;[.A104];[.H$1:.H$1048576];1);&quot;&quot;)">
            <text:p/>
          </table:table-cell>
          <table:table-cell table:style-name="ce3" table:formula="of:=IF([.$A105]=&quot;&quot;;&quot;&quot;;INDEX([.$I$1:.$J$1048576];[.$A105];2))">
            <text:p/>
          </table:table-cell>
          <table:table-cell table:style-name="ce3" table:formula="of:=IF([.$A105]=&quot;&quot;;&quot;&quot;;VLOOKUP([.$A105];[.$I$1:.$J$1048576];2;0))">
            <text:p/>
          </table:table-cell>
          <table:table-cell table:number-columns-repeated="7"/>
        </table:table-row>
        <table:table-row table:style-name="ro3">
          <table:table-cell table:style-name="ce1" table:formula="of:=IF(COM.MICROSOFT.MINIFS([.I$1:.I$1048576];[.I$1:.I$1048576];&quot;&gt;&quot;&amp;[.A105];[.H$1:.H$1048576];1)&gt;[.A105];COM.MICROSOFT.MINIFS([.I$1:.I$1048576];[.I$1:.I$1048576];&quot;&gt;&quot;&amp;[.A105];[.H$1:.H$1048576];1);&quot;&quot;)">
            <text:p/>
          </table:table-cell>
          <table:table-cell table:style-name="ce3" table:formula="of:=IF([.$A106]=&quot;&quot;;&quot;&quot;;INDEX([.$I$1:.$J$1048576];[.$A106];2))">
            <text:p/>
          </table:table-cell>
          <table:table-cell table:style-name="ce3" table:formula="of:=IF([.$A106]=&quot;&quot;;&quot;&quot;;VLOOKUP([.$A106];[.$I$1:.$J$1048576];2;0))">
            <text:p/>
          </table:table-cell>
          <table:table-cell table:number-columns-repeated="7"/>
        </table:table-row>
        <table:table-row table:style-name="ro3">
          <table:table-cell table:style-name="ce1" table:formula="of:=IF(COM.MICROSOFT.MINIFS([.I$1:.I$1048576];[.I$1:.I$1048576];&quot;&gt;&quot;&amp;[.A106];[.H$1:.H$1048576];1)&gt;[.A106];COM.MICROSOFT.MINIFS([.I$1:.I$1048576];[.I$1:.I$1048576];&quot;&gt;&quot;&amp;[.A106];[.H$1:.H$1048576];1);&quot;&quot;)">
            <text:p/>
          </table:table-cell>
          <table:table-cell table:style-name="ce3" table:formula="of:=IF([.$A107]=&quot;&quot;;&quot;&quot;;INDEX([.$I$1:.$J$1048576];[.$A107];2))">
            <text:p/>
          </table:table-cell>
          <table:table-cell table:style-name="ce3" table:formula="of:=IF([.$A107]=&quot;&quot;;&quot;&quot;;VLOOKUP([.$A107];[.$I$1:.$J$1048576];2;0))">
            <text:p/>
          </table:table-cell>
          <table:table-cell table:number-columns-repeated="7"/>
        </table:table-row>
        <table:table-row table:style-name="ro3">
          <table:table-cell table:style-name="ce1" table:formula="of:=IF(COM.MICROSOFT.MINIFS([.I$1:.I$1048576];[.I$1:.I$1048576];&quot;&gt;&quot;&amp;[.A107];[.H$1:.H$1048576];1)&gt;[.A107];COM.MICROSOFT.MINIFS([.I$1:.I$1048576];[.I$1:.I$1048576];&quot;&gt;&quot;&amp;[.A107];[.H$1:.H$1048576];1);&quot;&quot;)">
            <text:p/>
          </table:table-cell>
          <table:table-cell table:style-name="ce3" table:formula="of:=IF([.$A108]=&quot;&quot;;&quot;&quot;;INDEX([.$I$1:.$J$1048576];[.$A108];2))">
            <text:p/>
          </table:table-cell>
          <table:table-cell table:style-name="ce3" table:formula="of:=IF([.$A108]=&quot;&quot;;&quot;&quot;;VLOOKUP([.$A108];[.$I$1:.$J$1048576];2;0))">
            <text:p/>
          </table:table-cell>
          <table:table-cell table:number-columns-repeated="7"/>
        </table:table-row>
        <table:table-row table:style-name="ro3">
          <table:table-cell table:style-name="ce1" table:formula="of:=IF(COM.MICROSOFT.MINIFS([.I$1:.I$1048576];[.I$1:.I$1048576];&quot;&gt;&quot;&amp;[.A108];[.H$1:.H$1048576];1)&gt;[.A108];COM.MICROSOFT.MINIFS([.I$1:.I$1048576];[.I$1:.I$1048576];&quot;&gt;&quot;&amp;[.A108];[.H$1:.H$1048576];1);&quot;&quot;)">
            <text:p/>
          </table:table-cell>
          <table:table-cell table:style-name="ce3" table:formula="of:=IF([.$A109]=&quot;&quot;;&quot;&quot;;INDEX([.$I$1:.$J$1048576];[.$A109];2))">
            <text:p/>
          </table:table-cell>
          <table:table-cell table:style-name="ce3" table:formula="of:=IF([.$A109]=&quot;&quot;;&quot;&quot;;VLOOKUP([.$A109];[.$I$1:.$J$1048576];2;0))">
            <text:p/>
          </table:table-cell>
          <table:table-cell table:number-columns-repeated="7"/>
        </table:table-row>
        <table:table-row table:style-name="ro3">
          <table:table-cell table:style-name="ce1" table:formula="of:=IF(COM.MICROSOFT.MINIFS([.I$1:.I$1048576];[.I$1:.I$1048576];&quot;&gt;&quot;&amp;[.A109];[.H$1:.H$1048576];1)&gt;[.A109];COM.MICROSOFT.MINIFS([.I$1:.I$1048576];[.I$1:.I$1048576];&quot;&gt;&quot;&amp;[.A109];[.H$1:.H$1048576];1);&quot;&quot;)">
            <text:p/>
          </table:table-cell>
          <table:table-cell table:style-name="ce3" table:formula="of:=IF([.$A110]=&quot;&quot;;&quot;&quot;;INDEX([.$I$1:.$J$1048576];[.$A110];2))">
            <text:p/>
          </table:table-cell>
          <table:table-cell table:style-name="ce3" table:formula="of:=IF([.$A110]=&quot;&quot;;&quot;&quot;;VLOOKUP([.$A110];[.$I$1:.$J$1048576];2;0))">
            <text:p/>
          </table:table-cell>
          <table:table-cell table:number-columns-repeated="7"/>
        </table:table-row>
        <table:table-row table:style-name="ro3">
          <table:table-cell table:style-name="ce1" table:formula="of:=IF(COM.MICROSOFT.MINIFS([.I$1:.I$1048576];[.I$1:.I$1048576];&quot;&gt;&quot;&amp;[.A110];[.H$1:.H$1048576];1)&gt;[.A110];COM.MICROSOFT.MINIFS([.I$1:.I$1048576];[.I$1:.I$1048576];&quot;&gt;&quot;&amp;[.A110];[.H$1:.H$1048576];1);&quot;&quot;)">
            <text:p/>
          </table:table-cell>
          <table:table-cell table:style-name="ce3" table:formula="of:=IF([.$A111]=&quot;&quot;;&quot;&quot;;INDEX([.$I$1:.$J$1048576];[.$A111];2))">
            <text:p/>
          </table:table-cell>
          <table:table-cell table:style-name="ce3" table:formula="of:=IF([.$A111]=&quot;&quot;;&quot;&quot;;VLOOKUP([.$A111];[.$I$1:.$J$1048576];2;0))">
            <text:p/>
          </table:table-cell>
          <table:table-cell table:number-columns-repeated="7"/>
        </table:table-row>
        <table:table-row table:style-name="ro3">
          <table:table-cell table:style-name="ce1" table:formula="of:=IF(COM.MICROSOFT.MINIFS([.I$1:.I$1048576];[.I$1:.I$1048576];&quot;&gt;&quot;&amp;[.A111];[.H$1:.H$1048576];1)&gt;[.A111];COM.MICROSOFT.MINIFS([.I$1:.I$1048576];[.I$1:.I$1048576];&quot;&gt;&quot;&amp;[.A111];[.H$1:.H$1048576];1);&quot;&quot;)">
            <text:p/>
          </table:table-cell>
          <table:table-cell table:style-name="ce3" table:formula="of:=IF([.$A112]=&quot;&quot;;&quot;&quot;;INDEX([.$I$1:.$J$1048576];[.$A112];2))">
            <text:p/>
          </table:table-cell>
          <table:table-cell table:style-name="ce3" table:formula="of:=IF([.$A112]=&quot;&quot;;&quot;&quot;;VLOOKUP([.$A112];[.$I$1:.$J$1048576];2;0))">
            <text:p/>
          </table:table-cell>
          <table:table-cell table:number-columns-repeated="7"/>
        </table:table-row>
        <table:table-row table:style-name="ro3">
          <table:table-cell table:style-name="ce1" table:formula="of:=IF(COM.MICROSOFT.MINIFS([.I$1:.I$1048576];[.I$1:.I$1048576];&quot;&gt;&quot;&amp;[.A112];[.H$1:.H$1048576];1)&gt;[.A112];COM.MICROSOFT.MINIFS([.I$1:.I$1048576];[.I$1:.I$1048576];&quot;&gt;&quot;&amp;[.A112];[.H$1:.H$1048576];1);&quot;&quot;)">
            <text:p/>
          </table:table-cell>
          <table:table-cell table:style-name="ce3" table:formula="of:=IF([.$A113]=&quot;&quot;;&quot;&quot;;INDEX([.$I$1:.$J$1048576];[.$A113];2))">
            <text:p/>
          </table:table-cell>
          <table:table-cell table:style-name="ce3" table:formula="of:=IF([.$A113]=&quot;&quot;;&quot;&quot;;VLOOKUP([.$A113];[.$I$1:.$J$1048576];2;0))">
            <text:p/>
          </table:table-cell>
          <table:table-cell table:number-columns-repeated="7"/>
        </table:table-row>
        <table:table-row table:style-name="ro3">
          <table:table-cell table:style-name="ce1" table:formula="of:=IF(COM.MICROSOFT.MINIFS([.I$1:.I$1048576];[.I$1:.I$1048576];&quot;&gt;&quot;&amp;[.A113];[.H$1:.H$1048576];1)&gt;[.A113];COM.MICROSOFT.MINIFS([.I$1:.I$1048576];[.I$1:.I$1048576];&quot;&gt;&quot;&amp;[.A113];[.H$1:.H$1048576];1);&quot;&quot;)">
            <text:p/>
          </table:table-cell>
          <table:table-cell table:style-name="ce3" table:formula="of:=IF([.$A114]=&quot;&quot;;&quot;&quot;;INDEX([.$I$1:.$J$1048576];[.$A114];2))">
            <text:p/>
          </table:table-cell>
          <table:table-cell table:style-name="ce3" table:formula="of:=IF([.$A114]=&quot;&quot;;&quot;&quot;;VLOOKUP([.$A114];[.$I$1:.$J$1048576];2;0))">
            <text:p/>
          </table:table-cell>
          <table:table-cell table:number-columns-repeated="7"/>
        </table:table-row>
        <table:table-row table:style-name="ro3">
          <table:table-cell table:style-name="ce1" table:formula="of:=IF(COM.MICROSOFT.MINIFS([.I$1:.I$1048576];[.I$1:.I$1048576];&quot;&gt;&quot;&amp;[.A114];[.H$1:.H$1048576];1)&gt;[.A114];COM.MICROSOFT.MINIFS([.I$1:.I$1048576];[.I$1:.I$1048576];&quot;&gt;&quot;&amp;[.A114];[.H$1:.H$1048576];1);&quot;&quot;)">
            <text:p/>
          </table:table-cell>
          <table:table-cell table:style-name="ce3" table:formula="of:=IF([.$A115]=&quot;&quot;;&quot;&quot;;INDEX([.$I$1:.$J$1048576];[.$A115];2))">
            <text:p/>
          </table:table-cell>
          <table:table-cell table:style-name="ce3" table:formula="of:=IF([.$A115]=&quot;&quot;;&quot;&quot;;VLOOKUP([.$A115];[.$I$1:.$J$1048576];2;0))">
            <text:p/>
          </table:table-cell>
          <table:table-cell table:number-columns-repeated="7"/>
        </table:table-row>
        <table:table-row table:style-name="ro3">
          <table:table-cell table:style-name="ce1" table:formula="of:=IF(COM.MICROSOFT.MINIFS([.I$1:.I$1048576];[.I$1:.I$1048576];&quot;&gt;&quot;&amp;[.A115];[.H$1:.H$1048576];1)&gt;[.A115];COM.MICROSOFT.MINIFS([.I$1:.I$1048576];[.I$1:.I$1048576];&quot;&gt;&quot;&amp;[.A115];[.H$1:.H$1048576];1);&quot;&quot;)">
            <text:p/>
          </table:table-cell>
          <table:table-cell table:style-name="ce3" table:formula="of:=IF([.$A116]=&quot;&quot;;&quot;&quot;;INDEX([.$I$1:.$J$1048576];[.$A116];2))">
            <text:p/>
          </table:table-cell>
          <table:table-cell table:style-name="ce3" table:formula="of:=IF([.$A116]=&quot;&quot;;&quot;&quot;;VLOOKUP([.$A116];[.$I$1:.$J$1048576];2;0))">
            <text:p/>
          </table:table-cell>
          <table:table-cell table:number-columns-repeated="7"/>
        </table:table-row>
        <table:table-row table:style-name="ro3">
          <table:table-cell table:style-name="ce1" table:formula="of:=IF(COM.MICROSOFT.MINIFS([.I$1:.I$1048576];[.I$1:.I$1048576];&quot;&gt;&quot;&amp;[.A116];[.H$1:.H$1048576];1)&gt;[.A116];COM.MICROSOFT.MINIFS([.I$1:.I$1048576];[.I$1:.I$1048576];&quot;&gt;&quot;&amp;[.A116];[.H$1:.H$1048576];1);&quot;&quot;)">
            <text:p/>
          </table:table-cell>
          <table:table-cell table:style-name="ce3" table:formula="of:=IF([.$A117]=&quot;&quot;;&quot;&quot;;INDEX([.$I$1:.$J$1048576];[.$A117];2))">
            <text:p/>
          </table:table-cell>
          <table:table-cell table:style-name="ce3" table:formula="of:=IF([.$A117]=&quot;&quot;;&quot;&quot;;VLOOKUP([.$A117];[.$I$1:.$J$1048576];2;0))">
            <text:p/>
          </table:table-cell>
          <table:table-cell table:number-columns-repeated="7"/>
        </table:table-row>
        <table:table-row table:style-name="ro3">
          <table:table-cell table:style-name="ce1" table:formula="of:=IF(COM.MICROSOFT.MINIFS([.I$1:.I$1048576];[.I$1:.I$1048576];&quot;&gt;&quot;&amp;[.A117];[.H$1:.H$1048576];1)&gt;[.A117];COM.MICROSOFT.MINIFS([.I$1:.I$1048576];[.I$1:.I$1048576];&quot;&gt;&quot;&amp;[.A117];[.H$1:.H$1048576];1);&quot;&quot;)">
            <text:p/>
          </table:table-cell>
          <table:table-cell table:style-name="ce3" table:formula="of:=IF([.$A118]=&quot;&quot;;&quot;&quot;;INDEX([.$I$1:.$J$1048576];[.$A118];2))">
            <text:p/>
          </table:table-cell>
          <table:table-cell table:style-name="ce3" table:formula="of:=IF([.$A118]=&quot;&quot;;&quot;&quot;;VLOOKUP([.$A118];[.$I$1:.$J$1048576];2;0))">
            <text:p/>
          </table:table-cell>
          <table:table-cell table:number-columns-repeated="7"/>
        </table:table-row>
        <table:table-row table:style-name="ro3">
          <table:table-cell table:style-name="ce1" table:formula="of:=IF(COM.MICROSOFT.MINIFS([.I$1:.I$1048576];[.I$1:.I$1048576];&quot;&gt;&quot;&amp;[.A118];[.H$1:.H$1048576];1)&gt;[.A118];COM.MICROSOFT.MINIFS([.I$1:.I$1048576];[.I$1:.I$1048576];&quot;&gt;&quot;&amp;[.A118];[.H$1:.H$1048576];1);&quot;&quot;)">
            <text:p/>
          </table:table-cell>
          <table:table-cell table:style-name="ce3" table:formula="of:=IF([.$A119]=&quot;&quot;;&quot;&quot;;INDEX([.$I$1:.$J$1048576];[.$A119];2))">
            <text:p/>
          </table:table-cell>
          <table:table-cell table:style-name="ce3" table:formula="of:=IF([.$A119]=&quot;&quot;;&quot;&quot;;VLOOKUP([.$A119];[.$I$1:.$J$1048576];2;0))">
            <text:p/>
          </table:table-cell>
          <table:table-cell table:number-columns-repeated="7"/>
        </table:table-row>
        <table:table-row table:style-name="ro3">
          <table:table-cell table:style-name="ce1" table:formula="of:=IF(COM.MICROSOFT.MINIFS([.I$1:.I$1048576];[.I$1:.I$1048576];&quot;&gt;&quot;&amp;[.A119];[.H$1:.H$1048576];1)&gt;[.A119];COM.MICROSOFT.MINIFS([.I$1:.I$1048576];[.I$1:.I$1048576];&quot;&gt;&quot;&amp;[.A119];[.H$1:.H$1048576];1);&quot;&quot;)">
            <text:p/>
          </table:table-cell>
          <table:table-cell table:style-name="ce3" table:formula="of:=IF([.$A120]=&quot;&quot;;&quot;&quot;;INDEX([.$I$1:.$J$1048576];[.$A120];2))">
            <text:p/>
          </table:table-cell>
          <table:table-cell table:style-name="ce3" table:formula="of:=IF([.$A120]=&quot;&quot;;&quot;&quot;;VLOOKUP([.$A120];[.$I$1:.$J$1048576];2;0))">
            <text:p/>
          </table:table-cell>
          <table:table-cell table:number-columns-repeated="7"/>
        </table:table-row>
        <table:table-row table:style-name="ro3">
          <table:table-cell table:style-name="ce1" table:formula="of:=IF(COM.MICROSOFT.MINIFS([.I$1:.I$1048576];[.I$1:.I$1048576];&quot;&gt;&quot;&amp;[.A120];[.H$1:.H$1048576];1)&gt;[.A120];COM.MICROSOFT.MINIFS([.I$1:.I$1048576];[.I$1:.I$1048576];&quot;&gt;&quot;&amp;[.A120];[.H$1:.H$1048576];1);&quot;&quot;)">
            <text:p/>
          </table:table-cell>
          <table:table-cell table:style-name="ce3" table:formula="of:=IF([.$A121]=&quot;&quot;;&quot;&quot;;INDEX([.$I$1:.$J$1048576];[.$A121];2))">
            <text:p/>
          </table:table-cell>
          <table:table-cell table:style-name="ce3" table:formula="of:=IF([.$A121]=&quot;&quot;;&quot;&quot;;VLOOKUP([.$A121];[.$I$1:.$J$1048576];2;0))">
            <text:p/>
          </table:table-cell>
          <table:table-cell table:number-columns-repeated="7"/>
        </table:table-row>
        <table:table-row table:style-name="ro3">
          <table:table-cell table:style-name="ce1" table:formula="of:=IF(COM.MICROSOFT.MINIFS([.I$1:.I$1048576];[.I$1:.I$1048576];&quot;&gt;&quot;&amp;[.A121];[.H$1:.H$1048576];1)&gt;[.A121];COM.MICROSOFT.MINIFS([.I$1:.I$1048576];[.I$1:.I$1048576];&quot;&gt;&quot;&amp;[.A121];[.H$1:.H$1048576];1);&quot;&quot;)">
            <text:p/>
          </table:table-cell>
          <table:table-cell table:style-name="ce3" table:formula="of:=IF([.$A122]=&quot;&quot;;&quot;&quot;;INDEX([.$I$1:.$J$1048576];[.$A122];2))">
            <text:p/>
          </table:table-cell>
          <table:table-cell table:style-name="ce3" table:formula="of:=IF([.$A122]=&quot;&quot;;&quot;&quot;;VLOOKUP([.$A122];[.$I$1:.$J$1048576];2;0))">
            <text:p/>
          </table:table-cell>
          <table:table-cell table:number-columns-repeated="7"/>
        </table:table-row>
        <table:table-row table:style-name="ro3">
          <table:table-cell table:style-name="ce1" table:formula="of:=IF(COM.MICROSOFT.MINIFS([.I$1:.I$1048576];[.I$1:.I$1048576];&quot;&gt;&quot;&amp;[.A122];[.H$1:.H$1048576];1)&gt;[.A122];COM.MICROSOFT.MINIFS([.I$1:.I$1048576];[.I$1:.I$1048576];&quot;&gt;&quot;&amp;[.A122];[.H$1:.H$1048576];1);&quot;&quot;)">
            <text:p/>
          </table:table-cell>
          <table:table-cell table:style-name="ce3" table:formula="of:=IF([.$A123]=&quot;&quot;;&quot;&quot;;INDEX([.$I$1:.$J$1048576];[.$A123];2))">
            <text:p/>
          </table:table-cell>
          <table:table-cell table:style-name="ce3" table:formula="of:=IF([.$A123]=&quot;&quot;;&quot;&quot;;VLOOKUP([.$A123];[.$I$1:.$J$1048576];2;0))">
            <text:p/>
          </table:table-cell>
          <table:table-cell table:number-columns-repeated="7"/>
        </table:table-row>
        <table:table-row table:style-name="ro3">
          <table:table-cell table:style-name="ce1" table:formula="of:=IF(COM.MICROSOFT.MINIFS([.I$1:.I$1048576];[.I$1:.I$1048576];&quot;&gt;&quot;&amp;[.A123];[.H$1:.H$1048576];1)&gt;[.A123];COM.MICROSOFT.MINIFS([.I$1:.I$1048576];[.I$1:.I$1048576];&quot;&gt;&quot;&amp;[.A123];[.H$1:.H$1048576];1);&quot;&quot;)">
            <text:p/>
          </table:table-cell>
          <table:table-cell table:style-name="ce3" table:formula="of:=IF([.$A124]=&quot;&quot;;&quot;&quot;;INDEX([.$I$1:.$J$1048576];[.$A124];2))">
            <text:p/>
          </table:table-cell>
          <table:table-cell table:style-name="ce3" table:formula="of:=IF([.$A124]=&quot;&quot;;&quot;&quot;;VLOOKUP([.$A124];[.$I$1:.$J$1048576];2;0))">
            <text:p/>
          </table:table-cell>
          <table:table-cell table:number-columns-repeated="7"/>
        </table:table-row>
        <table:table-row table:style-name="ro3">
          <table:table-cell table:style-name="ce1" table:formula="of:=IF(COM.MICROSOFT.MINIFS([.I$1:.I$1048576];[.I$1:.I$1048576];&quot;&gt;&quot;&amp;[.A124];[.H$1:.H$1048576];1)&gt;[.A124];COM.MICROSOFT.MINIFS([.I$1:.I$1048576];[.I$1:.I$1048576];&quot;&gt;&quot;&amp;[.A124];[.H$1:.H$1048576];1);&quot;&quot;)">
            <text:p/>
          </table:table-cell>
          <table:table-cell table:style-name="ce3" table:formula="of:=IF([.$A125]=&quot;&quot;;&quot;&quot;;INDEX([.$I$1:.$J$1048576];[.$A125];2))">
            <text:p/>
          </table:table-cell>
          <table:table-cell table:style-name="ce3" table:formula="of:=IF([.$A125]=&quot;&quot;;&quot;&quot;;VLOOKUP([.$A125];[.$I$1:.$J$1048576];2;0))">
            <text:p/>
          </table:table-cell>
          <table:table-cell table:number-columns-repeated="7"/>
        </table:table-row>
        <table:table-row table:style-name="ro3">
          <table:table-cell table:style-name="ce1" table:formula="of:=IF(COM.MICROSOFT.MINIFS([.I$1:.I$1048576];[.I$1:.I$1048576];&quot;&gt;&quot;&amp;[.A125];[.H$1:.H$1048576];1)&gt;[.A125];COM.MICROSOFT.MINIFS([.I$1:.I$1048576];[.I$1:.I$1048576];&quot;&gt;&quot;&amp;[.A125];[.H$1:.H$1048576];1);&quot;&quot;)">
            <text:p/>
          </table:table-cell>
          <table:table-cell table:style-name="ce3" table:formula="of:=IF([.$A126]=&quot;&quot;;&quot;&quot;;INDEX([.$I$1:.$J$1048576];[.$A126];2))">
            <text:p/>
          </table:table-cell>
          <table:table-cell table:style-name="ce3" table:formula="of:=IF([.$A126]=&quot;&quot;;&quot;&quot;;VLOOKUP([.$A126];[.$I$1:.$J$1048576];2;0))">
            <text:p/>
          </table:table-cell>
          <table:table-cell table:number-columns-repeated="7"/>
        </table:table-row>
        <table:table-row table:style-name="ro3">
          <table:table-cell table:style-name="ce1" table:formula="of:=IF(COM.MICROSOFT.MINIFS([.I$1:.I$1048576];[.I$1:.I$1048576];&quot;&gt;&quot;&amp;[.A126];[.H$1:.H$1048576];1)&gt;[.A126];COM.MICROSOFT.MINIFS([.I$1:.I$1048576];[.I$1:.I$1048576];&quot;&gt;&quot;&amp;[.A126];[.H$1:.H$1048576];1);&quot;&quot;)">
            <text:p/>
          </table:table-cell>
          <table:table-cell table:style-name="ce3" table:formula="of:=IF([.$A127]=&quot;&quot;;&quot;&quot;;INDEX([.$I$1:.$J$1048576];[.$A127];2))">
            <text:p/>
          </table:table-cell>
          <table:table-cell table:style-name="ce3" table:formula="of:=IF([.$A127]=&quot;&quot;;&quot;&quot;;VLOOKUP([.$A127];[.$I$1:.$J$1048576];2;0))">
            <text:p/>
          </table:table-cell>
          <table:table-cell table:number-columns-repeated="7"/>
        </table:table-row>
        <table:table-row table:style-name="ro3">
          <table:table-cell table:style-name="ce1" table:formula="of:=IF(COM.MICROSOFT.MINIFS([.I$1:.I$1048576];[.I$1:.I$1048576];&quot;&gt;&quot;&amp;[.A127];[.H$1:.H$1048576];1)&gt;[.A127];COM.MICROSOFT.MINIFS([.I$1:.I$1048576];[.I$1:.I$1048576];&quot;&gt;&quot;&amp;[.A127];[.H$1:.H$1048576];1);&quot;&quot;)">
            <text:p/>
          </table:table-cell>
          <table:table-cell table:style-name="ce3" table:formula="of:=IF([.$A128]=&quot;&quot;;&quot;&quot;;INDEX([.$I$1:.$J$1048576];[.$A128];2))">
            <text:p/>
          </table:table-cell>
          <table:table-cell table:style-name="ce3" table:formula="of:=IF([.$A128]=&quot;&quot;;&quot;&quot;;VLOOKUP([.$A128];[.$I$1:.$J$1048576];2;0))">
            <text:p/>
          </table:table-cell>
          <table:table-cell table:number-columns-repeated="7"/>
        </table:table-row>
        <table:table-row table:style-name="ro3">
          <table:table-cell table:style-name="ce1" table:formula="of:=IF(COM.MICROSOFT.MINIFS([.I$1:.I$1048576];[.I$1:.I$1048576];&quot;&gt;&quot;&amp;[.A128];[.H$1:.H$1048576];1)&gt;[.A128];COM.MICROSOFT.MINIFS([.I$1:.I$1048576];[.I$1:.I$1048576];&quot;&gt;&quot;&amp;[.A128];[.H$1:.H$1048576];1);&quot;&quot;)">
            <text:p/>
          </table:table-cell>
          <table:table-cell table:style-name="ce3" table:formula="of:=IF([.$A129]=&quot;&quot;;&quot;&quot;;INDEX([.$I$1:.$J$1048576];[.$A129];2))">
            <text:p/>
          </table:table-cell>
          <table:table-cell table:style-name="ce3" table:formula="of:=IF([.$A129]=&quot;&quot;;&quot;&quot;;VLOOKUP([.$A129];[.$I$1:.$J$1048576];2;0))">
            <text:p/>
          </table:table-cell>
          <table:table-cell table:number-columns-repeated="7"/>
        </table:table-row>
        <table:table-row table:style-name="ro3">
          <table:table-cell table:style-name="ce1" table:formula="of:=IF(COM.MICROSOFT.MINIFS([.I$1:.I$1048576];[.I$1:.I$1048576];&quot;&gt;&quot;&amp;[.A129];[.H$1:.H$1048576];1)&gt;[.A129];COM.MICROSOFT.MINIFS([.I$1:.I$1048576];[.I$1:.I$1048576];&quot;&gt;&quot;&amp;[.A129];[.H$1:.H$1048576];1);&quot;&quot;)">
            <text:p/>
          </table:table-cell>
          <table:table-cell table:style-name="ce3" table:formula="of:=IF([.$A130]=&quot;&quot;;&quot;&quot;;INDEX([.$I$1:.$J$1048576];[.$A130];2))">
            <text:p/>
          </table:table-cell>
          <table:table-cell table:style-name="ce3" table:formula="of:=IF([.$A130]=&quot;&quot;;&quot;&quot;;VLOOKUP([.$A130];[.$I$1:.$J$1048576];2;0))">
            <text:p/>
          </table:table-cell>
          <table:table-cell table:number-columns-repeated="7"/>
        </table:table-row>
        <table:table-row table:style-name="ro3">
          <table:table-cell table:style-name="ce1" table:formula="of:=IF(COM.MICROSOFT.MINIFS([.I$1:.I$1048576];[.I$1:.I$1048576];&quot;&gt;&quot;&amp;[.A130];[.H$1:.H$1048576];1)&gt;[.A130];COM.MICROSOFT.MINIFS([.I$1:.I$1048576];[.I$1:.I$1048576];&quot;&gt;&quot;&amp;[.A130];[.H$1:.H$1048576];1);&quot;&quot;)">
            <text:p/>
          </table:table-cell>
          <table:table-cell table:style-name="ce3" table:formula="of:=IF([.$A131]=&quot;&quot;;&quot;&quot;;INDEX([.$I$1:.$J$1048576];[.$A131];2))">
            <text:p/>
          </table:table-cell>
          <table:table-cell table:style-name="ce3" table:formula="of:=IF([.$A131]=&quot;&quot;;&quot;&quot;;VLOOKUP([.$A131];[.$I$1:.$J$1048576];2;0))">
            <text:p/>
          </table:table-cell>
          <table:table-cell table:number-columns-repeated="7"/>
        </table:table-row>
        <table:table-row table:style-name="ro3" table:number-rows-repeated="1048444">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Yu Gothic" svg:font-family="'Yu Gothi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Yu Gothic" style:font-size-asian="10pt" style:language-asian="ja" style:country-asian="JP" style:font-name-complex="Liberation Sans1" style:font-size-complex="10pt" style:language-complex="he" style:country-complex="IL"/>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14T12:29:51.193000000</meta:creation-date>
    <dc:date>2024-06-14T12:48:41.596000000</dc:date>
    <meta:editing-duration>PT3M33S</meta:editing-duration>
    <meta:editing-cycles>1</meta:editing-cycles>
    <meta:document-statistic meta:table-count="1" meta:cell-count="702" meta:object-count="0"/>
    <meta:generator>LibreOffice/7.3.7.2$Windows_X86_64 LibreOffice_project/e114eadc50a9ff8d8c8a0567d6da8f454beeb84f</meta:generator>
  </office:meta>
</office:document-meta>
</file>